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4" style:family="graphic" style:parent-style-name="standard">
      <style:graphic-properties draw:fill-color="#ff66cc" draw:textarea-horizontal-align="justify" draw:textarea-vertical-align="middle" draw:auto-grow-height="false" fo:min-height="1.148cm" fo:min-width="1.654cm"/>
    </style:style>
    <style:style style:name="gr5" style:family="graphic" style:parent-style-name="objectwithoutfill">
      <style:graphic-properties svg:stroke-width="0.212cm" svg:stroke-color="#66ff00" draw:marker-start-width="0.518cm" draw:marker-end-width="0.518cm" draw:fill="none" draw:textarea-vertical-align="middle" fo:padding-top="0.231cm" fo:padding-bottom="0.231cm" fo:padding-left="0.356cm" fo:padding-right="0.356cm"/>
    </style:style>
    <style:style style:name="gr6" style:family="graphic" style:parent-style-name="objectwithoutfill">
      <style:graphic-properties draw:stroke="dash" draw:stroke-dash="Fine_20_Dashed" svg:stroke-width="0.106cm" svg:stroke-color="#669900" draw:marker-start-width="0.359cm" draw:marker-end="Arrow" draw:marker-end-width="0.459cm" draw:fill="none" draw:textarea-vertical-align="middle" fo:padding-top="0.178cm" fo:padding-bottom="0.178cm" fo:padding-left="0.303cm" fo:padding-right="0.303cm"/>
    </style:style>
    <style:style style:name="gr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1.034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10" style:family="graphic" style:parent-style-name="objectwithoutfill">
      <style:graphic-properties svg:stroke-width="0.212cm" svg:stroke-color="#ff6600" draw:marker-start="Arrow" draw:marker-start-width="0.618cm" draw:marker-end="Arrow" draw:marker-end-width="0.618cm" draw:fill="none" draw:textarea-vertical-align="middle" fo:padding-top="0.231cm" fo:padding-bottom="0.231cm" fo:padding-left="0.356cm" fo:padding-right="0.35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9.132cm"/>
    </style:style>
    <style:style style:name="gr12" style:family="graphic" style:parent-style-name="standard">
      <style:graphic-properties draw:stroke="none" svg:stroke-color="#000000" draw:fill="none" draw:fill-color="#ffffff" draw:textarea-horizontal-align="left" draw:auto-grow-height="true" draw:auto-grow-width="false" fo:min-height="2.23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064cm"/>
    </style:style>
    <style:style style:name="gr14" style:family="graphic" style:parent-style-name="objectwithoutfill">
      <style:graphic-properties draw:stroke="dash" draw:stroke-dash="Fine_20_Dashed" svg:stroke-width="0.106cm" svg:stroke-color="#cc0000" draw:marker-start-width="0.359cm" draw:marker-end="Arrow" draw:marker-end-width="0.459cm" draw:fill="none" draw:textarea-vertical-align="middle" fo:padding-top="0.178cm" fo:padding-bottom="0.178cm" fo:padding-left="0.303cm" fo:padding-right="0.303cm"/>
    </style:style>
    <style:style style:name="gr15" style:family="graphic" style:parent-style-name="standard">
      <style:graphic-properties draw:fill-color="#66ffff" draw:textarea-horizontal-align="justify" draw:textarea-vertical-align="middle" draw:auto-grow-height="false" fo:min-height="1.148cm" fo:min-width="1.532cm"/>
    </style:style>
    <style:style style:name="gr16"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7" style:family="graphic" style:parent-style-name="objectwithoutfill">
      <style:graphic-properties svg:stroke-width="0.212cm" svg:stroke-color="#ff9900" draw:marker-start="Arrow" draw:marker-start-width="0.518cm" draw:marker-end="Arrow" draw:marker-end-width="0.618cm" draw:fill="none" draw:textarea-vertical-align="middle" fo:padding-top="0.231cm" fo:padding-bottom="0.231cm" fo:padding-left="0.356cm" fo:padding-right="0.356cm"/>
    </style:style>
    <style:style style:name="gr18" style:family="graphic" style:parent-style-name="objectwithoutfill">
      <style:graphic-properties svg:stroke-width="0.212cm" svg:stroke-color="#9900ff" draw:marker-start-width="0.518cm" draw:marker-end="Arrow" draw:marker-end-width="0.618cm" draw:fill="none" draw:textarea-vertical-align="middle" fo:padding-top="0.231cm" fo:padding-bottom="0.231cm" fo:padding-left="0.356cm" fo:padding-right="0.356cm"/>
    </style:style>
    <style:style style:name="gr19" style:family="graphic" style:parent-style-name="standard">
      <style:graphic-properties draw:stroke="none" svg:stroke-color="#000000" draw:fill="none" draw:fill-color="#ffffff" draw:textarea-horizontal-align="left" draw:auto-grow-height="true" draw:auto-grow-width="true" fo:min-height="2.134cm" fo:min-width="3.033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466cm"/>
    </style:style>
    <style:style style:name="gr21" style:family="graphic" style:parent-style-name="objectwithoutfill">
      <style:graphic-properties svg:stroke-width="0.212cm" svg:stroke-color="#66ff00" draw:marker-start-width="0.518cm" draw:marker-end="" draw:marker-end-width="0.618cm" draw:fill="none" draw:textarea-vertical-align="middle" fo:padding-top="0.231cm" fo:padding-bottom="0.231cm" fo:padding-left="0.356cm" fo:padding-right="0.356cm"/>
    </style:style>
    <style:style style:name="gr22" style:family="graphic" style:parent-style-name="objectwithoutfill">
      <style:graphic-properties draw:stroke="solid" svg:stroke-width="0.212cm" svg:stroke-color="#9900ff" draw:marker-start-width="0.518cm" draw:marker-end="Arrow" draw:marker-end-width="0.618cm" draw:fill="none" draw:textarea-vertical-align="middle" fo:padding-top="0.231cm" fo:padding-bottom="0.231cm" fo:padding-left="0.356cm" fo:padding-right="0.356cm"/>
    </style:style>
    <style:style style:name="gr23"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4.16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1.878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8.482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4.576cm" fo:min-width="0cm"/>
    </style:style>
    <style:style style:name="gr30" style:family="graphic" style:parent-style-name="objectwithoutfill">
      <style:graphic-properties svg:stroke-width="0.212cm" svg:stroke-color="#ff9900" draw:marker-start="Arrow" draw:marker-start-width="0.618cm" draw:marker-end="Arrow" draw:marker-end-width="0.618cm" draw:fill="none" draw:textarea-vertical-align="middle" fo:padding-top="0.231cm" fo:padding-bottom="0.231cm" fo:padding-left="0.356cm" fo:padding-right="0.356cm"/>
    </style:style>
    <style:style style:name="gr31"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pr1" style:family="presentation" style:parent-style-name="Default-title">
      <style:graphic-properties fo:min-height="5.20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draw:fill-color="#ffffff"/>
      <style:text-properties fo:background-color="#ff66cc"/>
    </style:style>
    <style:style style:name="P3" style:family="paragraph">
      <loext:graphic-properties draw:fill="none" draw:fill-color="#ffffff"/>
      <style:text-properties fo:background-color="#66ffff"/>
    </style:style>
    <style:style style:name="P4" style:family="paragraph">
      <loext:graphic-properties draw:fill-color="#ff66cc"/>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color="#66ffff"/>
      <style:paragraph-properties fo:text-align="center"/>
    </style:style>
    <style:style style:name="P9" style:family="paragraph">
      <style:text-properties fo:font-size="22pt" style:font-size-asian="22pt" style:font-size-complex="22pt"/>
    </style:style>
    <style:style style:name="P10" style:family="paragraph">
      <loext:graphic-properties draw:fill-color="#ffffff"/>
      <style:text-properties fo:font-size="20pt"/>
    </style:style>
    <style:style style:name="T1" style:family="text">
      <style:text-properties fo:background-color="#ff66cc"/>
    </style:style>
    <style:style style:name="T2" style:family="text">
      <style:text-properties fo:background-color="#66ffff"/>
    </style:style>
    <style:style style:name="T3" style:family="text">
      <style:text-properties fo:font-size="22pt" style:font-size-asian="22pt" style:font-size-complex="22pt"/>
    </style:style>
    <style:style style:name="T4" style:family="text">
      <style:text-properties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5.209cm" svg:x="1.4cm" svg:y="6.986cm" presentation:class="title" presentation:user-transformed="true">
          <draw:text-box>
            <text:p>Hófehérke és a hét törpe<text:line-break/><text:line-break/>Meseelemzés felnőtteknek </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3" draw:layer="layout" svg:width="25.199cm" svg:height="3.506cm" svg:x="1.4cm" svg:y="0.837cm" presentation:class="title">
          <draw:text-box>
            <text:p>Tudtad?</text:p>
          </draw:text-box>
        </draw:frame>
        <draw:frame presentation:style-name="pr4" draw:layer="layout" svg:width="25.199cm" svg:height="12.179cm" svg:x="1.4cm" svg:y="4.914cm" presentation:class="outline">
          <draw:text-box>
            <text:list text:style-name="L2">
              <text:list-item>
                <text:p>Hogy a hófehérke mese valójában az egyik legősibb kuktúrális emlékünk, és amelynek fő témája a párkapcsolat, a szexualitás és az élet misztikus körforgása?</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3" draw:layer="layout" svg:width="25.199cm" svg:height="3.506cm" svg:x="1.4cm" svg:y="0.837cm" presentation:class="title">
          <draw:text-box>
            <text:p>A mesemondás</text:p>
          </draw:text-box>
        </draw:frame>
        <draw:frame presentation:style-name="pr4" draw:layer="layout" svg:width="25.199cm" svg:height="12.179cm" svg:x="1.4cm" svg:y="4.914cm" presentation:class="outline">
          <draw:text-box>
            <text:list text:style-name="L2">
              <text:list-item>
                <text:p>A mesét az idősebb generáció – szülők, nagyszülők – mondják el a legfiatalabb generációnak, a kisgyerekeknek. A gyermekek érdekes módon nagyon nyitottak ezekre a történetekre, saját maguk kérik, akár újra és újra ugyanazt a történetet, mint egyfajta szellemi táplálékot, a madárfiókához hasonlóan nyaggatva a szülőket. Élvezik a történeteket, legyenek azok bármennyire borzasztóan félelmetesek vagy bizarrak.</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3" draw:layer="layout" svg:width="25.199cm" svg:height="3.506cm" svg:x="1.4cm" svg:y="0.837cm" presentation:class="title">
          <draw:text-box>
            <text:p>Hagyaték</text:p>
          </draw:text-box>
        </draw:frame>
        <draw:frame presentation:style-name="pr4" draw:layer="layout" svg:width="25.199cm" svg:height="12.179cm" svg:x="1.4cm" svg:y="4.914cm" presentation:class="outline">
          <draw:text-box>
            <text:list text:style-name="L2">
              <text:list-item>
                <text:p>A felnőttek tapasztaltak, az idősek még inkább. Túl vannak szerelmen, háborún, életen és halálon, szinte már mindent megtapasztaltak, amit csak lehet… Felnőttként, ha visszagondolunk, pár dologtól szívesen megkíméltük volna magunkat, az elszalasztott lehetőségekkel pedig szívesen élnénk – utólag már könnyen okos az ember. Szívesen elmondanánk a kicsiknek, hogy ezt így, azt meg amúgy… De hogyan?</text:p>
              </text:list-item>
            </text:list>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3" draw:layer="layout" svg:width="25.199cm" svg:height="3.506cm" svg:x="1.4cm" svg:y="0.837cm" presentation:class="title">
          <draw:text-box>
            <text:p>A közös nyelv</text:p>
          </draw:text-box>
        </draw:frame>
        <draw:frame presentation:style-name="pr4" draw:layer="layout" svg:width="25.199cm" svg:height="12.179cm" svg:x="1.4cm" svg:y="4.914cm" presentation:class="outline">
          <draw:text-box>
            <text:list text:style-name="L2">
              <text:list-item>
                <text:p>Igen nehéz helyzet előtt áll az aki mindent el szeretne mondani, mert egy estébe nem fér bele 60 év. És hiába tanácsolná el az unokát a devizahitelektől, mert mire a kicsi felnő, újabb intézmények teszik majd próbára egy megváltozott világban “trükkök százaival”. A felmenői hibáját pedig egyébként is megtapasztalja, azt már nem fogja elkövetni, fog majd mást. Hogy adhatna az ember tanácsot valami olyanban, amivel maga sem boldogult, vagy nem is találkozott?</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3" draw:layer="layout" svg:width="25.199cm" svg:height="3.506cm" svg:x="1.4cm" svg:y="0.837cm" presentation:class="title">
          <draw:text-box>
            <text:p>A bölcsek köve</text:p>
          </draw:text-box>
        </draw:frame>
        <draw:frame presentation:style-name="pr4" draw:layer="layout" svg:width="25.199cm" svg:height="12.179cm" svg:x="1.4cm" svg:y="4.914cm" presentation:class="outline">
          <draw:text-box>
            <text:list text:style-name="L2">
              <text:list-item>
                <text:p>A mese évezredek tanulságait összegzi, képes átívelni korszakokat, képes konzerválni a veszendő információkat. Ráadásul a felnőttek világát egy olyan virágnyelven tárgyalja, amit egy gyermek kezébe is oda lehet adni. A gyermeknek ez a forma tetszik, és úy játszik vele, mint egy labdával, vagy babával, nem is sejtve a “veszélyes” összetevőket. Mert ebben a kis játékban bizony maró, irritatív anyagok vannak, a felnőtt világ kiszámíthatatlan vegyszerei. A mese különleges tulajdonsága a “gyerekzár”, a “védőkupak”, amit gyermek nem képes kinyitni, valljuk be, mi felnőttek pedig már nem is próbáljuk. Pedig most éppen erre fogunk kísérletet tenni. Kiszabadítjuk a szellemet a palackból.</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3" draw:layer="layout" svg:width="25.199cm" svg:height="3.506cm" svg:x="1.4cm" svg:y="0.837cm" presentation:class="title">
          <draw:text-box>
            <text:p>A mesemondás történelme</text:p>
          </draw:text-box>
        </draw:frame>
        <draw:frame presentation:style-name="pr4" draw:layer="layout" svg:width="25.199cm" svg:height="12.179cm" svg:x="1.4cm" svg:y="4.914cm" presentation:class="outline" presentation:user-transformed="true">
          <draw:text-box>
            <text:list text:style-name="L2">
              <text:list-item>
                <text:p>3 millió évvel ezelőttől az 1700-as évekig folyamatos, töretlen, élőszóval előadott mesemondás. Személyes emlékeken és megtapasztaláson alapuló történeteket adott elő az idősebb generáció az 1-2-vel fiatalabbnak.</text:p>
              </text:list-item>
              <text:list-item>
                <text:p>1700 – 1900 Nyomtatásban megjelenet történetek több generációt is át tudtak ívelni. Hogy azért jelentek-e meg a nyomtatott mesék, hogy átmentsék a történeteket, mert az emberek leszoktak a mesemondásról, vagy az emberek azért szoktak le a mesemondásról, mert rendelkezésre állt a kényelmesebb, szórakoztatóbb módszer, nem tudni. De az biztos, hogy a személyre szabott, egyedi történetek elmaradtak, a folyamatosan alakuló, formálódó mesék sztenderdizálódtak, megmerevedtek, és lelkiségük illetve információtartalmuk egyre fogyatkozott, egyre nehezebben hozzáférhetővé vált.</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3" draw:layer="layout" svg:width="25.199cm" svg:height="3.506cm" svg:x="1.4cm" svg:y="0.837cm" presentation:class="title">
          <draw:text-box>
            <text:p>A mesemondás történelme</text:p>
          </draw:text-box>
        </draw:frame>
        <draw:frame presentation:style-name="pr4" draw:layer="layout" svg:width="25.199cm" svg:height="12.179cm" svg:x="1.4cm" svg:y="4.914cm" presentation:class="outline">
          <draw:text-box>
            <text:list text:style-name="L2">
              <text:list-item>
                <text:p>1900 – 2000 Megjelenik a film, a mesék nem pusztán hallás, de szemléletes “mozi” formájában is elérhetőek, ami nagyon lenyűgöző, ám maximálisan konzum, és az eredeti mélyrétegtől mentes, vagy akár azzal ellentétes mondanivaló közlésére is alkalmas.</text:p>
              </text:list-item>
              <text:list-item>
                <text:p>2000 – A digitáldiktatúra korában lehetővé vált, hogy nem csak elméleti, hanem gyakorlati értelemben is a világ teljes interneten megosztott információja egyidejűleg elérhetővé váljon minden korosztálynak. Ezzel párosul a választás látszólagos szabadsága, így kialakult egy, az elméért vívott információs-média háború. Ez a háború exponenciális ütemben gyűri maga alá globális szinten a teljesen védtelen tömegeket. A fogyasztói társadalom média-ipar-mágnásai szintetikus mesék tömegeit terhelik a felkészületlen emberekre, véglegesen kivégezve ezzel a mese ősi apját, gyökereit. Innentől a mesék pusztán eszközök, fegyverek azok kezében akiknek kellő anyaki forrás áll rendelkezésére, hogy egyfajta befektetésként, a szellemi és lelki szempontból lárvaállapotban lévő tömegek fejlődését olyan irányba alakítsák, hogy később befektetésük megtérüljön...</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3" draw:layer="layout" svg:width="25.199cm" svg:height="3.506cm" svg:x="1.4cm" svg:y="0.837cm" presentation:class="title">
          <draw:text-box>
            <text:p>A szimbólumok kiüresedése</text:p>
          </draw:text-box>
        </draw:frame>
        <draw:frame presentation:style-name="pr4" draw:layer="layout" svg:width="25.199cm" svg:height="12.179cm" svg:x="1.4cm" svg:y="4.914cm" presentation:class="outline">
          <draw:text-box>
            <text:list text:style-name="L2">
              <text:list-item>
                <text:p>A mese egy érdekes műfaj… Véresen komoly és egyben lágy. Az élet összes színterének valamennyi küzdelmét sűríti egy pontba, egy kicsi, kedves játékba, ami átadható egy gyermeknek, a nélkül, hogy az kárt okozna a gyemeknek, és a nélkül, hogy a gyermek tönkre tehetné…</text:p>
              </text:list-item>
              <text:list-item>
                <text:p>Az egyetlen mód ami ezt lehetővé teszi, egy egyezményes kódnyelv, a szombólumok világa.</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3" draw:layer="layout" svg:width="25.199cm" svg:height="3.506cm" svg:x="1.4cm" svg:y="0.837cm" presentation:class="title">
          <draw:text-box>
            <text:p>Szimbólumok</text:p>
          </draw:text-box>
        </draw:frame>
        <draw:frame presentation:style-name="pr4" draw:layer="layout" svg:width="25.199cm" svg:height="12.179cm" svg:x="1.4cm" svg:y="4.914cm" presentation:class="outline">
          <draw:text-box>
            <text:list text:style-name="L2">
              <text:list-item>
                <text:p>Megváltozott világunkból eltűntek azok a használati tárgyak, melyek a régi mesékben szimbólummokként tűntek fel</text:p>
              </text:list-item>
              <text:list-item>
                <text:p>Ha értelmezni kívánjuk őket, át kell helyeződnünk a középkor emberének világába, egy csendesebb, nyugodtabb, lassabb, természetközeli világba, amikor a léleknek sokkal több figyelem jutott.</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3" draw:layer="layout" svg:width="25.199cm" svg:height="3.506cm" svg:x="1.4cm" svg:y="8.837cm" presentation:class="title" presentation:user-transformed="true">
          <draw:text-box>
            <text:p>A mese, ahogy ismerjük</text:p>
          </draw:text-box>
        </draw:frame>
        <draw:frame presentation:style-name="pr4" draw:layer="layout" svg:width="25.199cm" svg:height="5.769cm" svg:x="1.401cm" svg:y="14.915cm" presentation:class="outline" presentation:user-transformed="true">
          <draw:text-box>
            <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draw:style-name="gr2" draw:text-style-name="P2" xml:id="id1" draw:id="id1" draw:layer="layout" svg:width="4.27cm" svg:height="0.962cm" svg:x="0.554cm" svg:y="8.5cm">
          <draw:text-box>
            <text:p><text:span text:style-name="T1">Öreg királyné</text:span></text:p>
          </draw:text-box>
        </draw:frame>
        <draw:frame draw:style-name="gr3" draw:text-style-name="P3" xml:id="id2" draw:id="id2" draw:layer="layout" svg:width="3.567cm" svg:height="0.962cm" svg:x="5.139cm" svg:y="5.134cm">
          <draw:text-box>
            <text:p><text:span text:style-name="T2">Öreg király</text:span></text:p>
          </draw:text-box>
        </draw:frame>
        <draw:custom-shape draw:style-name="gr4" draw:text-style-name="P4" xml:id="id3" draw:id="id3"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689cm" svg:y1="8.5cm" svg:x2="5.139cm" svg:y2="5.615cm" draw:start-shape="id1" draw:start-glue-point="0" draw:end-shape="id2" draw:end-glue-point="3" svg:d="M2689 8500c0-1924 816-2885 2450-2885" svg:viewBox="0 0 2451 2886">
          <text:p/>
        </draw:connector>
        <draw:connector draw:style-name="gr6" draw:text-style-name="P5" draw:layer="layout" draw:type="curve" draw:line-skew="-0.868cm" svg:x1="4.824cm" svg:y1="8.981cm" svg:x2="10.76cm" svg:y2="14.947cm" draw:start-shape="id1" draw:start-glue-point="1" draw:end-shape="id3" draw:end-glue-point="5" svg:d="M4824 8981c3148 0 181 5966 5936 5966" svg:viewBox="0 0 5937 5967">
          <text:p/>
        </draw:connector>
        <draw:connector draw:style-name="gr6" draw:text-style-name="P5" draw:layer="layout" draw:type="curve" svg:x1="6.922cm" svg:y1="6.096cm" svg:x2="10.76cm" svg:y2="14.947cm" draw:start-shape="id2" draw:start-glue-point="2" draw:end-shape="id3" draw:end-glue-point="5" svg:d="M6922 6096c0 5901 1279 8851 3838 8851" svg:viewBox="0 0 3839 8852">
          <text:p/>
        </draw:connector>
        <draw:frame draw:style-name="gr7" draw:text-style-name="P6" draw:layer="layout" svg:width="11.176cm" svg:height="1.673cm" svg:x="8.382cm" svg:y="6.963cm">
          <draw:text-box>
            <text:p>Egyszer volt, holnem volt, volt egyszer egy király és egy <text:s/>királyné</text:p>
          </draw:text-box>
        </draw:frame>
        <draw:frame draw:style-name="gr8" draw:text-style-name="P6" draw:layer="layout" svg:width="11.534cm" svg:height="0.962cm" svg:x="15.067cm" svg:y="15.802cm">
          <draw:text-box>
            <text:p>És született egy gyermekük, Hófehérke</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2" draw:text-style-name="P2" xml:id="id4" draw:id="id4" draw:layer="layout" svg:width="4.27cm" svg:height="0.962cm" svg:x="0.554cm" svg:y="8.5cm">
          <draw:text-box>
            <text:p><text:span text:style-name="T1">Öreg királyné</text:span></text:p>
          </draw:text-box>
        </draw:frame>
        <draw:frame draw:style-name="gr3" draw:text-style-name="P3" xml:id="id5" draw:id="id5" draw:layer="layout" svg:width="3.567cm" svg:height="0.962cm" svg:x="5.139cm" svg:y="5.134cm">
          <draw:text-box>
            <text:p><text:span text:style-name="T2">Öreg király</text:span></text:p>
          </draw:text-box>
        </draw:frame>
        <draw:custom-shape draw:style-name="gr4" draw:text-style-name="P4" xml:id="id6" draw:id="id6"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689cm" svg:y1="8.5cm" svg:x2="5.139cm" svg:y2="5.615cm" draw:start-shape="id4" draw:start-glue-point="0" draw:end-shape="id5" draw:end-glue-point="3" svg:d="M2689 8500c0-1924 816-2885 2450-2885" svg:viewBox="0 0 2451 2886">
          <text:p/>
        </draw:connector>
        <draw:connector draw:style-name="gr6" draw:text-style-name="P5" draw:layer="layout" draw:type="curve" draw:line-skew="-0.868cm" svg:x1="4.824cm" svg:y1="8.981cm" svg:x2="10.76cm" svg:y2="14.947cm" draw:start-shape="id4" draw:start-glue-point="1" draw:end-shape="id6" draw:end-glue-point="5" svg:d="M4824 8981c3148 0 181 5966 5936 5966" svg:viewBox="0 0 5937 5967">
          <text:p/>
        </draw:connector>
        <draw:connector draw:style-name="gr6" draw:text-style-name="P5" draw:layer="layout" draw:type="curve" svg:x1="6.922cm" svg:y1="6.096cm" svg:x2="10.76cm" svg:y2="14.947cm" draw:start-shape="id5" draw:start-glue-point="2" draw:end-shape="id6" draw:end-glue-point="5" svg:d="M6922 6096c0 5901 1279 8851 3838 8851" svg:viewBox="0 0 3839 8852">
          <text:p/>
        </draw:connector>
        <draw:frame draw:style-name="gr7" draw:text-style-name="P6" draw:layer="layout" svg:width="11.176cm" svg:height="1.673cm" svg:x="11.43cm" svg:y="6.858cm">
          <draw:text-box>
            <text:p>A királyné meghalt, helyét a gonosz mostoha vette át</text:p>
          </draw:text-box>
        </draw:frame>
        <draw:frame draw:style-name="gr9" draw:text-style-name="P2" draw:layer="layout" svg:width="5.294cm" svg:height="0.962cm" svg:x="0cm" svg:y="17.312cm">
          <draw:text-box>
            <text:p><text:span text:style-name="T1">Gonosz mostoha</text:span></text:p>
          </draw:text-box>
        </draw:frame>
        <draw:connector draw:style-name="gr10" draw:text-style-name="P5" draw:layer="layout" draw:type="curve" svg:x1="2.689cm" svg:y1="9.462cm" svg:x2="2.647cm" svg:y2="17.312cm" svg:d="M2689 9462c0 5887-42 1963-42 7850" svg:viewBox="0 0 43 7851">
          <text:p/>
        </draw:connector>
        <draw:frame draw:style-name="gr11" draw:text-style-name="P6" draw:layer="layout" svg:width="19.632cm" svg:height="0.962cm" svg:x="0.688cm" svg:y="18.796cm">
          <draw:text-box>
            <text:p>Ez a nő pont az ellentéte volt a királynőnek, ezért nemigen szeretjük</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draw:style-name="gr2" draw:text-style-name="P2" xml:id="id7" draw:id="id7" draw:layer="layout" svg:width="4.27cm" svg:height="0.962cm" svg:x="0.554cm" svg:y="8.5cm">
          <draw:text-box>
            <text:p><text:span text:style-name="T1">Öreg királyné</text:span></text:p>
          </draw:text-box>
        </draw:frame>
        <draw:frame draw:style-name="gr3" draw:text-style-name="P3" xml:id="id8" draw:id="id8" draw:layer="layout" svg:width="3.567cm" svg:height="0.962cm" svg:x="5.139cm" svg:y="5.134cm">
          <draw:text-box>
            <text:p><text:span text:style-name="T2">Öreg király</text:span></text:p>
          </draw:text-box>
        </draw:frame>
        <draw:custom-shape draw:style-name="gr4" draw:text-style-name="P4" xml:id="id9" draw:id="id9"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689cm" svg:y1="8.5cm" svg:x2="5.139cm" svg:y2="5.615cm" draw:start-shape="id7" draw:start-glue-point="0" draw:end-shape="id8" draw:end-glue-point="3" svg:d="M2689 8500c0-1924 816-2885 2450-2885" svg:viewBox="0 0 2451 2886">
          <text:p/>
        </draw:connector>
        <draw:connector draw:style-name="gr6" draw:text-style-name="P5" draw:layer="layout" draw:type="curve" draw:line-skew="-0.868cm" svg:x1="4.824cm" svg:y1="8.981cm" svg:x2="10.76cm" svg:y2="14.947cm" draw:start-shape="id7" draw:start-glue-point="1" draw:end-shape="id9" draw:end-glue-point="5" svg:d="M4824 8981c3148 0 181 5966 5936 5966" svg:viewBox="0 0 5937 5967">
          <text:p/>
        </draw:connector>
        <draw:connector draw:style-name="gr6" draw:text-style-name="P5" draw:layer="layout" draw:type="curve" svg:x1="6.922cm" svg:y1="6.096cm" svg:x2="10.76cm" svg:y2="14.947cm" draw:start-shape="id8" draw:start-glue-point="2" draw:end-shape="id9" draw:end-glue-point="5" svg:d="M6922 6096c0 5901 1279 8851 3838 8851" svg:viewBox="0 0 3839 8852">
          <text:p/>
        </draw:connector>
        <draw:frame draw:style-name="gr7" draw:text-style-name="P6" draw:layer="layout" svg:width="11.176cm" svg:height="1.673cm" svg:x="11.43cm" svg:y="6.858cm">
          <draw:text-box>
            <text:p>A gonosz mostoha felbérli a vadászt, hogy ölje meg Hófehérkét</text:p>
          </draw:text-box>
        </draw:frame>
        <draw:frame draw:style-name="gr9" draw:text-style-name="P2" draw:layer="layout" svg:width="5.294cm" svg:height="0.962cm" svg:x="0cm" svg:y="17.312cm">
          <draw:text-box>
            <text:p><text:span text:style-name="T1">Gonosz mostoha</text:span></text:p>
          </draw:text-box>
        </draw:frame>
        <draw:connector draw:style-name="gr10" draw:text-style-name="P5" draw:layer="layout" draw:type="curve" svg:x1="2.689cm" svg:y1="9.462cm" svg:x2="2.647cm" svg:y2="17.312cm" svg:d="M2689 9462c0 5887-42 1963-42 7850" svg:viewBox="0 0 43 7851">
          <text:p/>
        </draw:connector>
        <draw:frame draw:style-name="gr12" draw:text-style-name="P6" draw:layer="layout" svg:width="9.756cm" svg:height="2.486cm" svg:x="17.453cm" svg:y="15.548cm">
          <draw:text-box>
            <text:p>A vadász kivételt tesz, megszegve ezzel munkaköri kötelességét</text:p>
          </draw:text-box>
        </draw:frame>
        <draw:frame draw:style-name="gr13" draw:text-style-name="P3" draw:layer="layout" svg:width="2.564cm" svg:height="0.962cm" svg:x="17.426cm" svg:y="19.404cm">
          <draw:text-box>
            <text:p><text:span text:style-name="T2">Vadász</text:span></text:p>
          </draw:text-box>
        </draw:frame>
        <draw:connector draw:style-name="gr14" draw:text-style-name="P5" draw:layer="layout" draw:type="curve" svg:x1="17.453cm" svg:y1="19.827cm" svg:x2="15.067cm" svg:y2="14.947cm" draw:end-shape="id9" draw:end-glue-point="7" svg:d="M17453 19827c-1413 0-220-4880-2386-4880" svg:viewBox="0 0 2387 4881">
          <text:p/>
        </draw:connector>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draw:style-name="gr2" draw:text-style-name="P2" xml:id="id10" draw:id="id10" draw:layer="layout" svg:width="4.27cm" svg:height="0.962cm" svg:x="0.554cm" svg:y="8.5cm">
          <draw:text-box>
            <text:p><text:span text:style-name="T1">Öreg királyné</text:span></text:p>
          </draw:text-box>
        </draw:frame>
        <draw:frame draw:style-name="gr3" draw:text-style-name="P3" xml:id="id11" draw:id="id11" draw:layer="layout" svg:width="3.567cm" svg:height="0.962cm" svg:x="5.139cm" svg:y="5.134cm">
          <draw:text-box>
            <text:p><text:span text:style-name="T2">Öreg király</text:span></text:p>
          </draw:text-box>
        </draw:frame>
        <draw:custom-shape draw:style-name="gr4" draw:text-style-name="P4" xml:id="id12" draw:id="id12"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689cm" svg:y1="8.5cm" svg:x2="5.139cm" svg:y2="5.615cm" draw:start-shape="id10" draw:start-glue-point="0" draw:end-shape="id11" draw:end-glue-point="3" svg:d="M2689 8500c0-1924 816-2885 2450-2885" svg:viewBox="0 0 2451 2886">
          <text:p/>
        </draw:connector>
        <draw:connector draw:style-name="gr6" draw:text-style-name="P5" draw:layer="layout" draw:type="curve" draw:line-skew="-0.868cm" svg:x1="4.824cm" svg:y1="8.981cm" svg:x2="10.76cm" svg:y2="14.947cm" draw:start-shape="id10" draw:start-glue-point="1" draw:end-shape="id12" draw:end-glue-point="5" svg:d="M4824 8981c3148 0 181 5966 5936 5966" svg:viewBox="0 0 5937 5967">
          <text:p/>
        </draw:connector>
        <draw:connector draw:style-name="gr6" draw:text-style-name="P5" draw:layer="layout" draw:type="curve" svg:x1="6.922cm" svg:y1="6.096cm" svg:x2="10.76cm" svg:y2="14.947cm" draw:start-shape="id11" draw:start-glue-point="2" draw:end-shape="id12" draw:end-glue-point="5" svg:d="M6922 6096c0 5901 1279 8851 3838 8851" svg:viewBox="0 0 3839 8852">
          <text:p/>
        </draw:connector>
        <draw:frame draw:style-name="gr7" draw:text-style-name="P6" draw:layer="layout" svg:width="11.176cm" svg:height="1.673cm" svg:x="14.352cm" svg:y="7.174cm">
          <draw:text-box>
            <text:p>Hófehérke elmenekül, jön a törpés jelenet, aztán meg a herceg</text:p>
          </draw:text-box>
        </draw:frame>
        <draw:frame draw:style-name="gr9" draw:text-style-name="P2" draw:layer="layout" svg:width="5.294cm" svg:height="0.962cm" svg:x="0cm" svg:y="17.312cm">
          <draw:text-box>
            <text:p><text:span text:style-name="T1">Gonosz mostoha</text:span></text:p>
          </draw:text-box>
        </draw:frame>
        <draw:connector draw:style-name="gr10" draw:text-style-name="P5" draw:layer="layout" draw:type="curve" svg:x1="2.689cm" svg:y1="9.462cm" svg:x2="2.647cm" svg:y2="17.312cm" svg:d="M2689 9462c0 5887-42 1963-42 7850" svg:viewBox="0 0 43 7851">
          <text:p/>
        </draw:connector>
        <draw:frame draw:style-name="gr12" draw:text-style-name="P6" draw:layer="layout" svg:width="9.756cm" svg:height="2.486cm" svg:x="16.51cm" svg:y="11.738cm">
          <draw:text-box>
            <text:p>A herceg kiszabadítja Hófehérkét a gonosz törpék közül, és frigyre kelnek</text:p>
          </draw:text-box>
        </draw:frame>
        <draw:frame draw:style-name="gr13" draw:text-style-name="P3" draw:layer="layout" svg:width="2.564cm" svg:height="0.962cm" svg:x="17.426cm" svg:y="19.404cm">
          <draw:text-box>
            <text:p><text:span text:style-name="T2">Vadász</text:span></text:p>
          </draw:text-box>
        </draw:frame>
        <draw:connector draw:style-name="gr14" draw:text-style-name="P5" draw:layer="layout" draw:type="curve" svg:x1="17.453cm" svg:y1="19.827cm" svg:x2="15.067cm" svg:y2="14.947cm" draw:end-shape="id12" draw:end-glue-point="7" svg:d="M17453 19827c-1413 0-220-4880-2386-4880" svg:viewBox="0 0 2387 4881">
          <text:p/>
        </draw:connector>
        <draw:custom-shape draw:style-name="gr15" draw:text-style-name="P8" draw:layer="layout" svg:width="4.064cm" svg:height="2.794cm" svg:x="10.861cm" svg:y="9.579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12.892cm" svg:y1="12.372cm" svg:x2="12.914cm" svg:y2="13.55cm" svg:d="M12892 12372c0 885 22 296 22 1178" svg:viewBox="0 0 23 1179">
          <text:p/>
        </draw:connector>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3" draw:layer="layout" svg:width="25.199cm" svg:height="3.506cm" svg:x="1.4cm" svg:y="10.837cm" presentation:class="title" presentation:user-transformed="true">
          <draw:text-box>
            <text:p>Hófehérke és a herceg,<text:line-break/>ahogy folytatódott...</text:p>
          </draw:text-box>
        </draw:frame>
        <draw:frame presentation:style-name="pr4" draw:layer="layout" svg:width="25.199cm" svg:height="12.179cm" svg:x="1.4cm" svg:y="1.914cm" presentation:class="outline" presentation:user-transformed="true">
          <draw:text-box>
            <text:list text:style-name="L2">
              <text:list-item>
                <text:p>Vége a mesének, gyerekek menjetek aludni...</text:p>
              </text:list-item>
              <text:list-item>
                <text:p>A törpés részt nem tárgyaljuk, az egy másik történet, mese a mesében, inception</text:p>
              </text:list-item>
              <text:list-item>
                <text:p>Az elemzett mese címe tehát helyesen:</text:p>
              </text:list-item>
            </text:list>
          </draw:text-box>
        </draw:frame>
        <draw:frame presentation:style-name="pr4" draw:layer="layout" svg:width="25.199cm" svg:height="5.769cm" svg:x="1.401cm" svg:y="14.915cm" presentation:class="outline" presentation:user-transformed="true">
          <draw:text-box>
            <text:list text:style-name="L2">
              <text:list-header>
                <text:p/>
              </text:list-header>
              <text:list-item>
                <text:p>Bárminemű hasonlóság valóságos személyekkel csak a véletlen műve…</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3" draw:layer="layout" svg:width="25.199cm" svg:height="3.506cm" svg:x="1.4cm" svg:y="0.837cm" presentation:class="title" presentation:user-transformed="true">
          <draw:text-box>
            <text:p>A titkok nyitja<text:line-break/>Hogyan jön a képbe a banya?</text:p>
          </draw:text-box>
        </draw:frame>
        <draw:frame presentation:style-name="pr4" draw:text-style-name="P9" draw:layer="layout" svg:width="25.199cm" svg:height="14.897cm" svg:x="1.401cm" svg:y="4.915cm" presentation:class="outline" presentation:user-transformed="true">
          <draw:text-box>
            <text:list text:style-name="L2">
              <text:list-header>
                <text:p><text:span text:style-name="T3"/></text:p>
              </text:list-header>
              <text:list-item>
                <text:p><text:span text:style-name="T3">A mese véget ért, de egy másik elkezdődött</text:span></text:p>
              </text:list-item>
              <text:list-item>
                <text:p><text:span text:style-name="T3">Hófehérke hosszú éveken át élt a herceg (a férje) mellett, főzött, mosott, takarított, és ezért cserébe</text:span></text:p>
              </text:list-item>
              <text:list-item>
                <text:p><text:span text:style-name="T3">Nem sok mindent kapott…</text:span></text:p>
              </text:list-item>
              <text:list-item>
                <text:p><text:span text:style-name="T3">Már nem szólították hófehérkének, királynő volt, meg egyben feleség, a jegyző “Karsainé Horváth Gizella” nevet jegyezte be a házassági anyakönyvbe</text:span></text:p>
              </text:list-item>
              <text:list-item>
                <text:p><text:span text:style-name="T3">A hosszú évek alatt elveszítette bőre hófehér jellegét, plusz az utazások egzotikus országokba, meg az a rengeteg nikotin a cigiből…</text:span></text:p>
              </text:list-item>
              <text:list-item>
                <text:p><text:span text:style-name="T3">(Lásd lejjeb: válás)</text:span></text:p>
              </text:list-item>
              <text:list-item>
                <text:p><text:span text:style-name="T3">És egy nap jött a trauma: egy másik királyságban megszületett “Hófehérke”</text:span></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draw:style-name="gr2" draw:text-style-name="P2" xml:id="id13" draw:id="id13" draw:layer="layout" svg:width="4.27cm" svg:height="0.962cm" svg:x="0.554cm" svg:y="8.5cm">
          <draw:text-box>
            <text:p><text:span text:style-name="T1">Öreg királyné</text:span></text:p>
          </draw:text-box>
        </draw:frame>
        <draw:frame draw:style-name="gr3" draw:text-style-name="P3" xml:id="id14" draw:id="id14" draw:layer="layout" svg:width="3.567cm" svg:height="0.962cm" svg:x="5.139cm" svg:y="5.134cm">
          <draw:text-box>
            <text:p><text:span text:style-name="T2">Öreg király</text:span></text:p>
          </draw:text-box>
        </draw:frame>
        <draw:custom-shape draw:style-name="gr4" draw:text-style-name="P4" xml:id="id15" draw:id="id15"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689cm" svg:y1="8.5cm" svg:x2="5.139cm" svg:y2="5.615cm" draw:start-shape="id13" draw:start-glue-point="0" draw:end-shape="id14" draw:end-glue-point="3" svg:d="M2689 8500c0-1924 816-2885 2450-2885" svg:viewBox="0 0 2451 2886">
          <text:p/>
        </draw:connector>
        <draw:connector draw:style-name="gr6" draw:text-style-name="P5" draw:layer="layout" draw:type="curve" draw:line-skew="-0.868cm" svg:x1="4.824cm" svg:y1="8.981cm" svg:x2="10.76cm" svg:y2="14.947cm" draw:start-shape="id13" draw:start-glue-point="1" draw:end-shape="id15" draw:end-glue-point="5" svg:d="M4824 8981c3148 0 181 5966 5936 5966" svg:viewBox="0 0 5937 5967">
          <text:p/>
        </draw:connector>
        <draw:connector draw:style-name="gr6" draw:text-style-name="P5" draw:layer="layout" draw:type="curve" svg:x1="6.922cm" svg:y1="6.096cm" svg:x2="10.76cm" svg:y2="14.947cm" draw:start-shape="id14" draw:start-glue-point="2" draw:end-shape="id15" draw:end-glue-point="5" svg:d="M6922 6096c0 5901 1279 8851 3838 8851" svg:viewBox="0 0 3839 8852">
          <text:p/>
        </draw:connector>
        <draw:frame draw:style-name="gr16" draw:text-style-name="P6" draw:layer="layout" svg:width="11.176cm" svg:height="2.384cm" svg:x="14.478cm" svg:y="5.334cm">
          <draw:text-box>
            <text:p>Az elemzés egy kritikus törésponthoz jutott. Mostantól nem egy de több mese vázlatát látjuk egyazon ábrán</text:p>
          </draw:text-box>
        </draw:frame>
        <draw:frame draw:style-name="gr9" draw:text-style-name="P2" draw:layer="layout" svg:width="5.294cm" svg:height="0.962cm" svg:x="0cm" svg:y="17.312cm">
          <draw:text-box>
            <text:p><text:span text:style-name="T1">Gonosz mostoha</text:span></text:p>
          </draw:text-box>
        </draw:frame>
        <draw:connector draw:style-name="gr10" draw:text-style-name="P5" draw:layer="layout" draw:type="curve" svg:x1="2.689cm" svg:y1="9.462cm" svg:x2="2.647cm" svg:y2="17.312cm" svg:d="M2689 9462c0 5887-42 1963-42 7850" svg:viewBox="0 0 43 7851">
          <text:p/>
        </draw:connector>
        <draw:frame draw:style-name="gr13" draw:text-style-name="P3" draw:layer="layout" svg:width="2.564cm" svg:height="0.962cm" svg:x="17.426cm" svg:y="19.404cm">
          <draw:text-box>
            <text:p><text:span text:style-name="T2">Vadász</text:span></text:p>
          </draw:text-box>
        </draw:frame>
        <draw:connector draw:style-name="gr14" draw:text-style-name="P5" draw:layer="layout" draw:type="curve" svg:x1="17.453cm" svg:y1="19.827cm" svg:x2="15.067cm" svg:y2="14.947cm" draw:end-shape="id15" draw:end-glue-point="7" svg:d="M17453 19827c-1413 0-220-4880-2386-4880" svg:viewBox="0 0 2387 4881">
          <text:p/>
        </draw:connector>
        <draw:custom-shape draw:style-name="gr15" draw:text-style-name="P8" draw:layer="layout" svg:width="4.064cm" svg:height="2.794cm" svg:x="10.861cm" svg:y="9.579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12.892cm" svg:y1="12.372cm" svg:x2="12.914cm" svg:y2="13.55cm" svg:d="M12892 12372c0 885 22 296 22 1178" svg:viewBox="0 0 23 1179">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9" draw:text-style-name="P2" draw:layer="layout" svg:width="5.294cm" svg:height="0.962cm" svg:x="22.436cm" svg:y="17.166cm">
          <draw:text-box>
            <text:p><text:span text:style-name="T1">Gonosz mostoha</text:span></text:p>
          </draw:text-box>
        </draw:frame>
        <draw:connector draw:style-name="gr22" draw:text-style-name="P5" draw:layer="layout" draw:type="curve" svg:x1="12.861cm" svg:y1="16.445cm" svg:x2="22.383cm" svg:y2="17.748cm" svg:d="M12861 16445c0 869 3174 1303 9522 1303" svg:viewBox="0 0 9523 1304">
          <text:p/>
        </draw:connector>
        <draw:frame draw:style-name="gr23" draw:text-style-name="P6" draw:layer="layout" svg:width="11.176cm" svg:height="3.095cm" svg:x="16.51cm" svg:y="13.208cm">
          <draw:text-box>
            <text:p>Az Ex-Hófehérke kisodródik az eredeti mese fókuszából, és másik karakterként tűnik fel újból. És a kör bezárul</text:p>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3" draw:layer="layout" svg:width="25.199cm" svg:height="3.506cm" svg:x="0.963cm" svg:y="3.81cm" presentation:class="title" presentation:user-transformed="true">
          <draw:text-box>
            <text:p>A kör, A tükör</text:p>
          </draw:text-box>
        </draw:frame>
        <draw:frame presentation:style-name="pr4" draw:text-style-name="P9" draw:layer="layout" svg:width="25.199cm" svg:height="14.897cm" svg:x="1.401cm" svg:y="-0.085cm" presentation:class="outline" presentation:user-transformed="true">
          <draw:text-box>
            <text:list text:style-name="L2">
              <text:list-header>
                <text:p><text:span text:style-name="T3"/></text:p>
              </text:list-header>
              <text:list-item>
                <text:p><text:span text:style-name="T3">Mit történik ezután a banyával – úgy értem ex-hófehérkével? Ugyanaz amit a mesében már megszoktunk tőle. Hogyan történhetett ez?</text:span></text:p>
              </text:list-item>
            </text:list>
          </draw:text-box>
        </draw:frame>
        <draw:frame presentation:style-name="pr4" draw:text-style-name="P9" draw:layer="layout" svg:width="25.199cm" svg:height="11.086cm" svg:x="1.402cm" svg:y="7.916cm" presentation:class="outline" presentation:user-transformed="true">
          <draw:text-box>
            <text:list text:style-name="L2">
              <text:list-header>
                <text:p><text:span text:style-name="T3"/></text:p>
              </text:list-header>
              <text:list-item>
                <text:p><text:span text:style-name="T3">A tükör, amely az előző tulajdonosát oly hűségesen szolgálta – és oly kegyetletlen dolgokra vette rá – Karsainé tulajdonában maradt, mivel apja élettársi viszonyban élt a banyával – mármint az ex-… mindegy.</text:span><text:span text:style-name="T3"><text:line-break/></text:span><text:span text:style-name="T3">Egyszóval Hófehérke megörökölte a tükröt a gonosz mostohától.</text:span></text:p>
              </text:list-item>
              <text:list-item>
                <text:p><text:span text:style-name="T3">A tükör, amely a banyát őrületbe kergette, a fürdőszobában kapott helyet, sok örömet szerezve Hófehérkének. Legalábbis eleinte.</text:span></text:p>
              </text:list-item>
              <text:list-item>
                <text:p><text:span text:style-name="T3">Amikor a másik hófehérke megszületett, a tükör detektálta a változást - mivel erre programozták, s mondta az igazat.</text:span></text:p>
              </text:list-item>
              <text:list-item>
                <text:p><text:span text:style-name="T3">Az egyetlen tökéletes Hófehérke ezzel végleg megszűnt létezni, kiderült, hogy csak mese volt az egész...</text:span></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3" draw:layer="layout" svg:width="25.199cm" svg:height="3.506cm" svg:x="0.963cm" svg:y="0.81cm" presentation:class="title" presentation:user-transformed="true">
          <draw:text-box>
            <text:p>Érthető, de nem menthető</text:p>
          </draw:text-box>
        </draw:frame>
        <draw:frame presentation:style-name="pr4" draw:text-style-name="P9" draw:layer="layout" svg:width="25.199cm" svg:height="16.15cm" svg:x="1.402cm" svg:y="3.916cm" presentation:class="outline" presentation:user-transformed="true">
          <draw:text-box>
            <text:list text:style-name="L2">
              <text:list-header>
                <text:p><text:span text:style-name="T3"/></text:p>
              </text:list-header>
              <text:list-item>
                <text:p><text:span text:style-name="T3">Senkinek nem esik jól, ha kiesik a kényelmes központi szerepből, hogy ő a világ közepe, a történet főhőse, a szeretett, a megbecsült, a jó karakter, akire csak csodálatos dolgok várhatnak.</text:span></text:p>
              </text:list-item>
              <text:list-item>
                <text:p><text:span text:style-name="T3">De megesik, és ha így adódik az fájó. A reakció általános: Csalódottság, féltékenység, düh, egyfajta gonoszság.</text:span></text:p>
              </text:list-item>
              <text:list-item>
                <text:p><text:span text:style-name="T3">És már kész is a banya. Hát még ha a tükör – a külvilágból érkező folyamatos megítélés is megerősíti… ördögi kör.</text:span></text:p>
              </text:list-item>
              <text:list-item>
                <text:p><text:span text:style-name="T3">A csapdába rekedt “gonosz királynő” úgy ítéli meg, hogy az “új jövevény” a bajok forrása, hisz amíg az nem volt, minden rendben volt. Úgy próbálja feloldani a konfliktust, hogy elpusztítaná azt a lényt, <text:s/>aki mit sem sejt arról, hogy ő bárkit bármiben akadályozna…</text:span></text:p>
              </text:list-item>
              <text:list-item>
                <text:p><text:span text:style-name="T3">Tudatán kívül egykori önmagát pusztítja el ezzel, ezáltal is egyre jobban eltávolodva a “Hófehérkétől” és közeledve a “banyához”</text:span></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3" draw:layer="layout" svg:width="25.199cm" svg:height="3.506cm" svg:x="0.963cm" svg:y="0.81cm" presentation:class="title" presentation:user-transformed="true">
          <draw:text-box>
            <text:p>A vadász</text:p>
          </draw:text-box>
        </draw:frame>
        <draw:frame presentation:style-name="pr4" draw:text-style-name="P9" draw:layer="layout" svg:width="25.199cm" svg:height="16.15cm" svg:x="1.402cm" svg:y="3.916cm" presentation:class="outline" presentation:user-transformed="true">
          <draw:text-box>
            <text:list text:style-name="L2">
              <text:list-header>
                <text:p><text:span text:style-name="T3"/></text:p>
              </text:list-header>
              <text:list-item>
                <text:p><text:span text:style-name="T3">A vadászról nem sokat mond a mese. Egyetlen feladata, hogy a “Gonosz királyné” parancsára ölje meg hófehérkét és hozza el annak kivágott szívét bizonyítékul.</text:span></text:p>
              </text:list-item>
              <text:list-item>
                <text:p><text:span text:style-name="T3">Nos egy szívről nehéz bárkit is azonosítani, így ez is szimbólikus: “törje össze a szívét”. Vegye el szépsége forrását, a naív, romlatlan szeretetet, lelke belső fényét, amely a szépségének valódi forrása.</text:span></text:p>
              </text:list-item>
              <text:list-item>
                <text:p><text:span text:style-name="T3">Hogyan törje össze a szívét? Éjjel vigye ki az erdőbe, és ott… vegye elő a fegyverét, célozzon és lőjön. Aztán vegye el a szívét, és tegye a gonosz elé bizonyítékul.</text:span></text:p>
              </text:list-item>
              <text:list-item>
                <text:p><text:span text:style-name="T3">A vadász tehát nem afféle vadgazdálkodó szerepben jelenik meg, hanem inkább olyanban aki másra vadászik, úgy is mondhatnánk, p#n#vadász, hogyha nagyon egyértelműen be akarjuk sorolni</text:span></text:p>
              </text:list-item>
              <text:list-item>
                <text:p><text:span text:style-name="T3">Így mindjárt jobban összeáll a kép:</text:span></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frame draw:style-name="gr2" draw:text-style-name="P2" xml:id="id16" draw:id="id16" draw:layer="layout" svg:width="4.27cm" svg:height="0.962cm" svg:x="0.554cm" svg:y="8.5cm">
          <draw:text-box>
            <text:p><text:span text:style-name="T1">Öreg királyné</text:span></text:p>
          </draw:text-box>
        </draw:frame>
        <draw:frame draw:style-name="gr3" draw:text-style-name="P3" xml:id="id17" draw:id="id17" draw:layer="layout" svg:width="3.567cm" svg:height="0.962cm" svg:x="5.139cm" svg:y="5.134cm">
          <draw:text-box>
            <text:p><text:span text:style-name="T2">Öreg király</text:span></text:p>
          </draw:text-box>
        </draw:frame>
        <draw:custom-shape draw:style-name="gr4" draw:text-style-name="P4" xml:id="id18" draw:id="id18"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689cm" svg:y1="8.5cm" svg:x2="5.139cm" svg:y2="5.615cm" draw:start-shape="id16" draw:start-glue-point="0" draw:end-shape="id17" draw:end-glue-point="3" svg:d="M2689 8500c0-1924 816-2885 2450-2885" svg:viewBox="0 0 2451 2886">
          <text:p/>
        </draw:connector>
        <draw:connector draw:style-name="gr6" draw:text-style-name="P5" draw:layer="layout" draw:type="curve" draw:line-skew="-0.868cm" svg:x1="4.824cm" svg:y1="8.981cm" svg:x2="10.76cm" svg:y2="14.947cm" draw:start-shape="id16" draw:start-glue-point="1" draw:end-shape="id18" draw:end-glue-point="5" svg:d="M4824 8981c3148 0 181 5966 5936 5966" svg:viewBox="0 0 5937 5967">
          <text:p/>
        </draw:connector>
        <draw:connector draw:style-name="gr6" draw:text-style-name="P5" draw:layer="layout" draw:type="curve" svg:x1="6.922cm" svg:y1="6.096cm" svg:x2="10.76cm" svg:y2="14.947cm" draw:start-shape="id17" draw:start-glue-point="2" draw:end-shape="id18" draw:end-glue-point="5" svg:d="M6922 6096c0 5901 1279 8851 3838 8851" svg:viewBox="0 0 3839 8852">
          <text:p/>
        </draw:connector>
        <draw:frame draw:style-name="gr24" draw:text-style-name="P6" draw:layer="layout" svg:width="11.176cm" svg:height="4.517cm" svg:x="16.002cm" svg:y="5.897cm">
          <draw:text-box>
            <text:p>Figyeljük meg, hogy kialakult 3 pár.</text:p>
            <text:p>Innen már nagyjából minden egyenesen következik majd.</text:p>
            <text:p>Középen a Hófehérke mese főszereplői, jobbra és balra másik 2 mese főszereplői.</text:p>
          </draw:text-box>
        </draw:frame>
        <draw:frame draw:style-name="gr13" draw:text-style-name="P3" draw:layer="layout" svg:width="2.564cm" svg:height="0.962cm" svg:x="17.426cm" svg:y="19.404cm">
          <draw:text-box>
            <text:p><text:span text:style-name="T2">Vadász</text:span></text:p>
          </draw:text-box>
        </draw:frame>
        <draw:connector draw:style-name="gr14" draw:text-style-name="P5" draw:layer="layout" draw:type="curve" svg:x1="17.453cm" svg:y1="19.827cm" svg:x2="15.067cm" svg:y2="14.947cm" draw:end-shape="id18" draw:end-glue-point="7" svg:d="M17453 19827c-1413 0-220-4880-2386-4880" svg:viewBox="0 0 2387 4881">
          <text:p/>
        </draw:connector>
        <draw:custom-shape draw:style-name="gr15" draw:text-style-name="P8" draw:layer="layout" svg:width="4.064cm" svg:height="2.794cm" svg:x="10.861cm" svg:y="9.579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12.892cm" svg:y1="12.372cm" svg:x2="12.914cm" svg:y2="13.55cm" svg:d="M12892 12372c0 885 22 296 22 1178" svg:viewBox="0 0 23 1179">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9" draw:text-style-name="P2" draw:layer="layout" svg:width="5.294cm" svg:height="0.962cm" svg:x="22.436cm" svg:y="17.166cm">
          <draw:text-box>
            <text:p><text:span text:style-name="T1">Gonosz mostoha</text:span></text:p>
          </draw:text-box>
        </draw:frame>
        <draw:frame draw:style-name="gr16" draw:text-style-name="P6" draw:layer="layout" svg:width="11.684cm" svg:height="2.384cm" svg:x="1.27cm" svg:y="17.174cm">
          <draw:text-box>
            <text:p>Balról fenn a “jó” karakterek, akik segítenek, jobbról lenn az ellenlábasok.</text:p>
          </draw:text-box>
        </draw:frame>
        <draw:connector draw:style-name="gr14" draw:text-style-name="P5" draw:layer="layout" draw:type="curve" svg:x1="22.463cm" svg:y1="17.568cm" svg:x2="15.067cm" svg:y2="14.947cm" draw:end-shape="id18" svg:d="M22463 17568c-5170 0-1473-2621-7396-2621" svg:viewBox="0 0 7397 2622">
          <text:p/>
        </draw:connector>
        <draw:connector draw:style-name="gr5" draw:text-style-name="P5" draw:layer="layout" draw:type="curve" svg:x1="25.084cm" svg:y1="18.129cm" svg:x2="19.991cm" svg:y2="19.886cm" svg:d="M25084 18129c0 1172-1697 1757-5093 1757" svg:viewBox="0 0 5094 1758">
          <text:p/>
        </draw:connector>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3" draw:layer="layout" svg:width="25.199cm" svg:height="3.506cm" svg:x="0.963cm" svg:y="0.81cm" presentation:class="title" presentation:user-transformed="true">
          <draw:text-box>
            <text:p>Hárman párban</text:p>
          </draw:text-box>
        </draw:frame>
        <draw:frame presentation:style-name="pr4" draw:text-style-name="P9" draw:layer="layout" svg:width="25.199cm" svg:height="16.15cm" svg:x="1.402cm" svg:y="3.916cm" presentation:class="outline" presentation:user-transformed="true">
          <draw:text-box>
            <text:list text:style-name="L2">
              <text:list-header>
                <text:p><text:span text:style-name="T3"/></text:p>
              </text:list-header>
              <text:list-item>
                <text:p><text:span text:style-name="T3">Jogosan lehetne mondani, hogy a mese nem így van, a király ott egyedül van a királyné halála okán, a vadász és a gonosz mostoha között pedig még csak élettársi kapcsolat sincs…</text:span></text:p>
              </text:list-item>
              <text:list-item>
                <text:p><text:span text:style-name="T3">Véleményem szerint a karakterek kibontása mégis erre az eredményre vezet, a szerepeket így lehet párosítani.</text:span></text:p>
              </text:list-item>
              <text:list-item>
                <text:p><text:span text:style-name="T3">A vadász és a gonosz királyné kapcsolatára egyik legjobb bizonyíték, hogy a mese, mint egy jobb hollywoodi film, direkt nem tesz említést a köztük lévő kapcsolatról, hogy ne is sejtsük, ezáltal növelve a felismerés megdöbbentő erejét – ha eljön az ideje. Annyit tudni, hogy a gonosz tettben együttműködés kezdődik, de a vadász nem engedelmeskedik, ezért a gonosz királyné börtönbe zárja.</text:span></text:p>
              </text:list-item>
              <text:list-item>
                <text:p><text:span text:style-name="T3">A feltételezés szerint a gonosz mostoha maga egykor Hófehérke volt. Akkor hát volt neki férje, a herceg, de férj nélkül érkezik a történetbe...</text:span></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3" draw:layer="layout" svg:width="25.199cm" svg:height="3.506cm" svg:x="0.963cm" svg:y="0.81cm" presentation:class="title" presentation:user-transformed="true">
          <draw:text-box>
            <text:p>A válás</text:p>
          </draw:text-box>
        </draw:frame>
        <draw:frame presentation:style-name="pr4" draw:text-style-name="P9" draw:layer="layout" svg:width="25.199cm" svg:height="16.15cm" svg:x="1.402cm" svg:y="3.916cm" presentation:class="outline" presentation:user-transformed="true">
          <draw:text-box>
            <text:list text:style-name="L2">
              <text:list-header>
                <text:p><text:span text:style-name="T3"/></text:p>
              </text:list-header>
              <text:list-item>
                <text:p><text:span text:style-name="T3">Tiszta sor, Hófehérke és a herceg elváltak.</text:span></text:p>
              </text:list-item>
              <text:list-item>
                <text:p><text:span text:style-name="T3">Így még érthetőbb miért olyan gonosz a mostoha. Hogy ő akart-e válni, vagy a herceg, azt nem tudni. Mindkettőjüknek volt oka rá bőven.</text:span></text:p>
              </text:list-item>
              <text:list-item>
                <text:p><text:span text:style-name="T3">A herceg nem volt egy egyszerű eset… Eleinte odaadó volt, a csillagokat is odaígérte, de végül maradt egy lakótelepi lakás. A hétvégéket eleinte együtt töltötték, majd a herceg szívesebben sörözött a barátaival, és néha sokáig elmaradt… Már nem volt aki dícsérje Hófehérke csodás jellemvonásait, melyeket mind jól ismerünk, mert amikor együtt vacsoráztak, a herceg csak bámult maga elé a tányérba, és ha Hófehérke kérdezte valamiről, a válasz általában az volt, “most szeretnék nyugodtan enni, ha nem probléma”. Aztán volt, hogy több pénzt vitt, mint amennyit hozott, iszákosság, szerencsejáték, további kimaradások...</text:span></text:p>
              </text:list-item>
            </text:list>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3" draw:layer="layout" svg:width="25.199cm" svg:height="3.506cm" svg:x="0.963cm" svg:y="0.81cm" presentation:class="title" presentation:user-transformed="true">
          <draw:text-box>
            <text:p>A herceg transzformációja</text:p>
          </draw:text-box>
        </draw:frame>
        <draw:frame presentation:style-name="pr4" draw:text-style-name="P9" draw:layer="layout" svg:width="25.199cm" svg:height="16.15cm" svg:x="1.402cm" svg:y="3.916cm" presentation:class="outline" presentation:user-transformed="true">
          <draw:text-box>
            <text:list text:style-name="L2">
              <text:list-header>
                <text:p><text:span text:style-name="T3"/></text:p>
              </text:list-header>
              <text:list-item>
                <text:p><text:span text:style-name="T3">De Hófehérke sem volt egy egyszerű eset… Az csak természetes, hogy neki kellet lenni a középpontban, és a fő téma ezzel kellett hogy kapcsolatos legyen: ruhák, pipere, udvarhölgyek, csupa olyan téma ami a herceget hidegen hagyta.</text:span></text:p>
              </text:list-item>
              <text:list-item>
                <text:p><text:span text:style-name="T3">Amikor a herceg a barátaival szeretett volna találkozni, Hófehérke nem repesett az örömtől, és ez a hercegben lelkifurdalást ébressztett. Bánatossá tette, hogy ő nem tudja úgy elszórakoztatni aráját, mint pl. a többi herceg a legutóbbi zenés estén, akik bezzeg felsorolták Hófehérke minden báját… Enyhe depresziójában, mikor egy keményen végigdolgozott nap után kedese a vacsoránál kérdőre vonta, már azon merengett, hogy valóban ez-e az a Hófehérke, akit neki a mesében megírt módon feleségül kellett vennie. Mivel nem sikerült meggyőznie magát, és ebben Hófehérke sem volt segítségére, bánatában, hogy mekkora egy hülye, elvesztette a kontrollt életmódja felett, italba folytotta bánatát, Hófehérke mérhetetlen költekezését szerencsejátékból próbálta fedezni, és...</text:span></text:p>
              </text:list-item>
            </text:list>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draw:frame draw:style-name="gr2" draw:text-style-name="P2" xml:id="id19" draw:id="id19" draw:layer="layout" svg:width="4.27cm" svg:height="0.962cm" svg:x="0.554cm" svg:y="8.5cm">
          <draw:text-box>
            <text:p><text:span text:style-name="T1">Öreg királyné</text:span></text:p>
          </draw:text-box>
        </draw:frame>
        <draw:frame draw:style-name="gr3" draw:text-style-name="P3" xml:id="id20" draw:id="id20" draw:layer="layout" svg:width="3.567cm" svg:height="0.962cm" svg:x="5.139cm" svg:y="5.134cm">
          <draw:text-box>
            <text:p><text:span text:style-name="T2">Öreg király</text:span></text:p>
          </draw:text-box>
        </draw:frame>
        <draw:custom-shape draw:style-name="gr4" draw:text-style-name="P4" xml:id="id21" draw:id="id21"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689cm" svg:y1="8.5cm" svg:x2="5.139cm" svg:y2="5.615cm" draw:start-shape="id19" draw:start-glue-point="0" draw:end-shape="id20" draw:end-glue-point="3" svg:d="M2689 8500c0-1924 816-2885 2450-2885" svg:viewBox="0 0 2451 2886">
          <text:p/>
        </draw:connector>
        <draw:connector draw:style-name="gr6" draw:text-style-name="P5" draw:layer="layout" draw:type="curve" draw:line-skew="-0.868cm" svg:x1="4.824cm" svg:y1="8.981cm" svg:x2="10.76cm" svg:y2="14.947cm" draw:start-shape="id19" draw:start-glue-point="1" draw:end-shape="id21" draw:end-glue-point="5" svg:d="M4824 8981c3148 0 181 5966 5936 5966" svg:viewBox="0 0 5937 5967">
          <text:p/>
        </draw:connector>
        <draw:connector draw:style-name="gr6" draw:text-style-name="P5" draw:layer="layout" draw:type="curve" svg:x1="6.922cm" svg:y1="6.096cm" svg:x2="10.76cm" svg:y2="14.947cm" draw:start-shape="id20" draw:start-glue-point="2" draw:end-shape="id21" draw:end-glue-point="5" svg:d="M6922 6096c0 5901 1279 8851 3838 8851" svg:viewBox="0 0 3839 8852">
          <text:p/>
        </draw:connector>
        <draw:frame draw:style-name="gr25" draw:text-style-name="P6" draw:layer="layout" svg:width="16.418cm" svg:height="4.415cm" svg:x="10.76cm" svg:y="4.729cm">
          <draw:text-box>
            <text:p>Amint az már majdnem nyilvánvaló volt, a herceg áttért – egyes források és rossz nyelvek szerint visszatért régi szokásához, és eleinte alkalomszerűen, majd mind gyakrabban vadászatra indult, mígnem ez az életmód rendszeressé vált, és végül úgy maradt.</text:p>
          </draw:text-box>
        </draw:frame>
        <draw:frame draw:style-name="gr13" draw:text-style-name="P3" draw:layer="layout" svg:width="2.564cm" svg:height="0.962cm" svg:x="17.426cm" svg:y="19.404cm">
          <draw:text-box>
            <text:p><text:span text:style-name="T2">Vadász</text:span></text:p>
          </draw:text-box>
        </draw:frame>
        <draw:connector draw:style-name="gr14" draw:text-style-name="P5" draw:layer="layout" draw:type="curve" svg:x1="17.453cm" svg:y1="19.827cm" svg:x2="15.067cm" svg:y2="14.947cm" draw:end-shape="id21" draw:end-glue-point="7" svg:d="M17453 19827c-1413 0-220-4880-2386-4880" svg:viewBox="0 0 2387 4881">
          <text:p/>
        </draw:connector>
        <draw:custom-shape draw:style-name="gr15" draw:text-style-name="P8" draw:layer="layout" svg:width="4.064cm" svg:height="2.794cm" svg:x="10.861cm" svg:y="9.579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12.892cm" svg:y1="12.372cm" svg:x2="12.914cm" svg:y2="13.55cm" svg:d="M12892 12372c0 885 22 296 22 1178" svg:viewBox="0 0 23 1179">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9" draw:text-style-name="P2" draw:layer="layout" svg:width="5.294cm" svg:height="0.962cm" svg:x="22.436cm" svg:y="17.166cm">
          <draw:text-box>
            <text:p><text:span text:style-name="T1">Gonosz mostoha</text:span></text:p>
          </draw:text-box>
        </draw:frame>
        <draw:frame draw:style-name="gr16" draw:text-style-name="P6" draw:layer="layout" svg:width="11.684cm" svg:height="2.384cm" svg:x="1.778cm" svg:y="17.174cm">
          <draw:text-box>
            <text:p>Így lett az egykor hercegből egy másik törénetben vadász. A nyíl jól szemlélteti a lezüllésének folyamatát.</text:p>
          </draw:text-box>
        </draw:frame>
        <draw:connector draw:style-name="gr14" draw:text-style-name="P5" draw:layer="layout" draw:type="curve" svg:x1="22.463cm" svg:y1="17.568cm" svg:x2="15.067cm" svg:y2="14.947cm" draw:end-shape="id21" svg:d="M22463 17568c-5170 0-1473-2621-7396-2621" svg:viewBox="0 0 7397 2622">
          <text:p/>
        </draw:connector>
        <draw:connector draw:style-name="gr5" draw:text-style-name="P5" draw:layer="layout" draw:type="curve" svg:x1="25.084cm" svg:y1="18.129cm" svg:x2="19.991cm" svg:y2="19.886cm" svg:d="M25084 18129c0 1172-1697 1757-5093 1757" svg:viewBox="0 0 5094 1758">
          <text:p/>
        </draw:connector>
        <draw:connector draw:style-name="gr18" draw:text-style-name="P5" draw:layer="layout" draw:type="curve" svg:x1="15.02cm" svg:y1="10.923cm" svg:x2="18.804cm" svg:y2="19.352cm" svg:d="M15020 10923c2523 0 3784 2809 3784 8429" svg:viewBox="0 0 3785 8430">
          <text:p/>
        </draw:connector>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frame draw:style-name="gr13" draw:text-style-name="P3" xml:id="id23" draw:id="id23" draw:layer="layout" svg:width="2.564cm" svg:height="0.962cm" svg:x="17.426cm" svg:y="19.404cm">
          <draw:text-box>
            <text:p><text:span text:style-name="T2">Vadász</text:span></text:p>
          </draw:text-box>
        </draw:frame>
        <draw:frame draw:style-name="gr9" draw:text-style-name="P2" xml:id="id22" draw:id="id22" draw:layer="layout" svg:width="5.294cm" svg:height="0.962cm" svg:x="22.436cm" svg:y="17.166cm">
          <draw:text-box>
            <text:p><text:span text:style-name="T1">Gonosz mostoha</text:span></text:p>
          </draw:text-box>
        </draw:frame>
        <draw:frame draw:style-name="gr2" draw:text-style-name="P2" xml:id="id24" draw:id="id24" draw:layer="layout" svg:width="4.27cm" svg:height="0.962cm" svg:x="0.554cm" svg:y="8.5cm">
          <draw:text-box>
            <text:p><text:span text:style-name="T1">Öreg királyné</text:span></text:p>
          </draw:text-box>
        </draw:frame>
        <draw:frame draw:style-name="gr3" draw:text-style-name="P3" xml:id="id25" draw:id="id25" draw:layer="layout" svg:width="3.567cm" svg:height="0.962cm" svg:x="5.139cm" svg:y="5.134cm">
          <draw:text-box>
            <text:p><text:span text:style-name="T2">Öreg király</text:span></text:p>
          </draw:text-box>
        </draw:frame>
        <draw:custom-shape draw:style-name="gr15" draw:text-style-name="P8" xml:id="id26" draw:id="id26" draw:layer="layout" svg:width="4.064cm" svg:height="2.794cm" svg:x="10.86cm" svg:y="9.578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27" draw:id="id27"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5.083cm" svg:y1="18.128cm" svg:x2="19.99cm" svg:y2="19.885cm" draw:start-shape="id22" draw:start-glue-point="2" draw:end-shape="id23" draw:end-glue-point="1" svg:d="M25083 18128c0 1172-1697 1757-5093 1757" svg:viewBox="0 0 5094 1758">
          <text:p/>
        </draw:connector>
        <draw:connector draw:style-name="gr5" draw:text-style-name="P5" draw:layer="layout" draw:type="curve" svg:x1="2.689cm" svg:y1="8.5cm" svg:x2="5.139cm" svg:y2="5.615cm" draw:start-shape="id24" draw:start-glue-point="0" draw:end-shape="id25" draw:end-glue-point="3" svg:d="M2689 8500c0-1924 816-2885 2450-2885" svg:viewBox="0 0 2451 2886">
          <text:p/>
        </draw:connector>
        <draw:connector draw:style-name="gr5" draw:text-style-name="P5" xml:id="id28" draw:id="id28" draw:layer="layout" draw:type="curve" svg:x1="12.892cm" svg:y1="12.372cm" svg:x2="12.914cm" svg:y2="13.55cm" draw:start-shape="id26" draw:start-glue-point="6" draw:end-shape="id27" draw:end-glue-point="4" svg:d="M12892 12372c0 885 22 296 22 1178" svg:viewBox="0 0 23 1179">
          <text:p/>
        </draw:connector>
        <draw:connector draw:style-name="gr6" draw:text-style-name="P5" draw:layer="layout" draw:type="curve" svg:x1="4.824cm" svg:y1="8.981cm" svg:x2="12.892cm" svg:y2="9.578cm" draw:start-shape="id24" draw:start-glue-point="1" draw:end-shape="id26" draw:end-glue-point="4" svg:d="M4824 8981c5379 0 8068 199 8068 597" svg:viewBox="0 0 8069 598">
          <text:p/>
        </draw:connector>
        <draw:connector draw:style-name="gr6" draw:text-style-name="P5" draw:layer="layout" draw:type="curve" svg:x1="6.922cm" svg:y1="6.096cm" svg:x2="12.892cm" svg:y2="9.578cm" draw:start-shape="id25" draw:start-glue-point="2" draw:end-shape="id26" draw:end-glue-point="4" svg:d="M6922 6096c0 2611 5970 871 5970 3482" svg:viewBox="0 0 5971 3483">
          <text:p/>
        </draw:connector>
        <draw:connector draw:style-name="gr6" draw:text-style-name="P5" draw:layer="layout" draw:type="curve" draw:line-skew="-0.868cm" svg:x1="4.824cm" svg:y1="8.981cm" svg:x2="10.76cm" svg:y2="14.947cm" draw:start-shape="id24" draw:start-glue-point="1" draw:end-shape="id27" draw:end-glue-point="5" svg:d="M4824 8981c3148 0 181 5966 5936 5966" svg:viewBox="0 0 5937 5967">
          <text:p/>
        </draw:connector>
        <draw:connector draw:style-name="gr6" draw:text-style-name="P5" draw:layer="layout" draw:type="curve" svg:x1="6.922cm" svg:y1="6.096cm" svg:x2="10.76cm" svg:y2="14.947cm" draw:start-shape="id25" draw:start-glue-point="2" draw:end-shape="id27" draw:end-glue-point="5" svg:d="M6922 6096c0 5901 1279 8851 3838 8851" svg:viewBox="0 0 3839 8852">
          <text:p/>
        </draw:connector>
        <draw:connector draw:style-name="gr14" draw:text-style-name="P5" draw:layer="layout" draw:type="curve" svg:x1="22.436cm" svg:y1="17.647cm" svg:x2="12.903cm" svg:y2="12.962cm" draw:start-shape="id22" draw:start-glue-point="3" draw:end-shape="id28" draw:end-glue-point="0" svg:d="M22436 17647c-7062 0-2296-4685-9533-4685" svg:viewBox="0 0 9534 4686">
          <text:p/>
        </draw:connector>
        <draw:connector draw:style-name="gr14" draw:text-style-name="P5" draw:layer="layout" draw:type="curve" draw:line-skew="0.75cm" svg:x1="17.426cm" svg:y1="19.885cm" svg:x2="12.903cm" svg:y2="12.962cm" draw:start-shape="id23" draw:start-glue-point="3" draw:end-shape="id28" draw:end-glue-point="0" svg:d="M17426 19885c-2179 0 82-6923-4523-6923" svg:viewBox="0 0 4524 6924">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26" draw:text-style-name="P6" draw:layer="layout" svg:width="16.418cm" svg:height="2.128cm" svg:x="9.998cm" svg:y="4.73cm">
          <draw:text-box>
            <text:p>Az ábra ezen a ponton korrekcióra szorul. A herceget is nyilván anya szülte, és apja is kellett, hogy legyen. </text:p>
          </draw:text-box>
        </draw:frame>
        <draw:frame draw:style-name="gr27" draw:text-style-name="P6" draw:layer="layout" svg:width="9.652cm" svg:height="8.732cm" svg:x="17.526cm" svg:y="7.874cm">
          <draw:text-box>
            <text:p>Úgy vélem, hogy a mesében a támadás Hófehérke ellen szimbólikus, tágabb értelemben véve pedig nem pusztán ellene irányul, hanem a boldog szeretetkapcsolat ellen, amit a karakterek sikeresen el is pusztítottak, és ezáltal vehették fel jelenlegi formájukat.</text:p>
          </draw:text-box>
        </draw:frame>
        <draw:frame draw:style-name="gr26" draw:text-style-name="P6" draw:layer="layout" svg:width="16.418cm" svg:height="2.128cm" svg:x="0.254cm" svg:y="18.592cm">
          <draw:text-box>
            <text:p>A mostoha és a vadász kapcsolata a válás, hogy nincs kapcsolat, ami pedig van, az bár ne is lenne inkább...</text:p>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3" draw:layer="layout" svg:width="25.199cm" svg:height="3.506cm" svg:x="0.963cm" svg:y="0.81cm" presentation:class="title" presentation:user-transformed="true">
          <draw:text-box>
            <text:p>A Királynő</text:p>
          </draw:text-box>
        </draw:frame>
        <draw:frame presentation:style-name="pr4" draw:text-style-name="P9" draw:layer="layout" svg:width="25.199cm" svg:height="16.15cm" svg:x="1.402cm" svg:y="3.916cm" presentation:class="outline" presentation:user-transformed="true">
          <draw:text-box>
            <text:list text:style-name="L2">
              <text:list-item>
                <text:p>A királynővel kezdődik a mese, de nem sokat tudunk meg róla.</text:p>
              </text:list-item>
              <text:list-item>
                <text:p>Szeretnivaló, szép, egyetlen hibája csak hogy meghal.</text:p>
              </text:list-item>
              <text:list-item>
                <text:p>De ez is csak szimbólum, suprise-suprise: a királynő nem hal meg!</text:p>
              </text:list-item>
              <text:list-item>
                <text:p>Feláldozza önmagát, szerepébe temetkezik, ezért a tetszhalott állapot.</text:p>
              </text:list-item>
              <text:list-item>
                <text:p>Egyetlen szerepe pedig: létrehozni Hófehérkét</text:p>
              </text:list-item>
            </text:list>
          </draw:text-box>
        </draw:fram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3" draw:layer="layout" svg:width="25.199cm" svg:height="3.506cm" svg:x="0.963cm" svg:y="0.81cm" presentation:class="title" presentation:user-transformed="true">
          <draw:text-box>
            <text:p>A látomás, vagy dezsavű?</text:p>
          </draw:text-box>
        </draw:frame>
        <draw:frame presentation:style-name="pr4" draw:text-style-name="P9" draw:layer="layout" svg:width="25.199cm" svg:height="16.15cm" svg:x="1.402cm" svg:y="3.916cm" presentation:class="outline" presentation:user-transformed="true">
          <draw:text-box>
            <text:list text:style-name="L2">
              <text:list-item>
                <text:p>A királynő elábrándozik, avagy később álmot lát. Megfogalmazódik benne leendő gyemeke több tulajdonága: Hajszín, bűrszín, ajkainak színe. Genetikailag azonban csak olyan tulajdonságok örökölhetőek, amelyet az egyén – valamilyen formában - <text:s/>maga is birtokol. A királynő – feltehetően maga is rendelkezett a hófehérkére jellemző tulajdonságokkal, elképzelhető, hogy azokat sorolta el, melyeket maga is kedvelt – egykori önmagában, amikor még ! Ö is Hófehérke volt!!!</text:p>
              </text:list-item>
            </text:list>
          </draw:text-box>
        </draw:frame>
        <presentation:notes draw:style-name="dp2">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draw:frame draw:style-name="gr13" draw:text-style-name="P3" xml:id="id30" draw:id="id30" draw:layer="layout" svg:width="2.564cm" svg:height="0.962cm" svg:x="17.426cm" svg:y="19.404cm">
          <draw:text-box>
            <text:p><text:span text:style-name="T2">Vadász</text:span></text:p>
          </draw:text-box>
        </draw:frame>
        <draw:frame draw:style-name="gr9" draw:text-style-name="P2" xml:id="id29" draw:id="id29" draw:layer="layout" svg:width="5.294cm" svg:height="0.962cm" svg:x="22.436cm" svg:y="17.166cm">
          <draw:text-box>
            <text:p><text:span text:style-name="T1">Gonosz mostoha</text:span></text:p>
          </draw:text-box>
        </draw:frame>
        <draw:frame draw:style-name="gr2" draw:text-style-name="P2" xml:id="id31" draw:id="id31" draw:layer="layout" svg:width="4.27cm" svg:height="0.962cm" svg:x="0.554cm" svg:y="8.5cm">
          <draw:text-box>
            <text:p><text:span text:style-name="T1">Öreg királyné</text:span></text:p>
          </draw:text-box>
        </draw:frame>
        <draw:frame draw:style-name="gr3" draw:text-style-name="P3" xml:id="id32" draw:id="id32" draw:layer="layout" svg:width="3.567cm" svg:height="0.962cm" svg:x="5.139cm" svg:y="5.134cm">
          <draw:text-box>
            <text:p><text:span text:style-name="T2">Öreg király</text:span></text:p>
          </draw:text-box>
        </draw:frame>
        <draw:custom-shape draw:style-name="gr15" draw:text-style-name="P8" xml:id="id33" draw:id="id33" draw:layer="layout" svg:width="4.064cm" svg:height="2.794cm" svg:x="10.86cm" svg:y="9.578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34" draw:id="id34"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5.083cm" svg:y1="18.128cm" svg:x2="19.99cm" svg:y2="19.885cm" draw:start-shape="id29" draw:start-glue-point="2" draw:end-shape="id30" draw:end-glue-point="1" svg:d="M25083 18128c0 1172-1697 1757-5093 1757" svg:viewBox="0 0 5094 1758">
          <text:p/>
        </draw:connector>
        <draw:connector draw:style-name="gr5" draw:text-style-name="P5" draw:layer="layout" draw:type="curve" svg:x1="2.689cm" svg:y1="8.5cm" svg:x2="5.139cm" svg:y2="5.615cm" draw:start-shape="id31" draw:start-glue-point="0" draw:end-shape="id32" draw:end-glue-point="3" svg:d="M2689 8500c0-1924 816-2885 2450-2885" svg:viewBox="0 0 2451 2886">
          <text:p/>
        </draw:connector>
        <draw:connector draw:style-name="gr5" draw:text-style-name="P5" xml:id="id35" draw:id="id35" draw:layer="layout" draw:type="curve" svg:x1="12.892cm" svg:y1="12.372cm" svg:x2="12.914cm" svg:y2="13.55cm" draw:start-shape="id33" draw:start-glue-point="6" draw:end-shape="id34" draw:end-glue-point="4" svg:d="M12892 12372c0 885 22 296 22 1178" svg:viewBox="0 0 23 1179">
          <text:p/>
        </draw:connector>
        <draw:connector draw:style-name="gr6" draw:text-style-name="P5" draw:layer="layout" draw:type="curve" svg:x1="4.824cm" svg:y1="8.981cm" svg:x2="12.892cm" svg:y2="9.578cm" draw:start-shape="id31" draw:start-glue-point="1" draw:end-shape="id33" draw:end-glue-point="4" svg:d="M4824 8981c5379 0 8068 199 8068 597" svg:viewBox="0 0 8069 598">
          <text:p/>
        </draw:connector>
        <draw:connector draw:style-name="gr6" draw:text-style-name="P5" draw:layer="layout" draw:type="curve" svg:x1="6.922cm" svg:y1="6.096cm" svg:x2="12.892cm" svg:y2="9.578cm" draw:start-shape="id32" draw:start-glue-point="2" draw:end-shape="id33" draw:end-glue-point="4" svg:d="M6922 6096c0 2611 5970 871 5970 3482" svg:viewBox="0 0 5971 3483">
          <text:p/>
        </draw:connector>
        <draw:connector draw:style-name="gr6" draw:text-style-name="P5" draw:layer="layout" draw:type="curve" draw:line-skew="-0.868cm" svg:x1="4.824cm" svg:y1="8.981cm" svg:x2="10.76cm" svg:y2="14.947cm" draw:start-shape="id31" draw:start-glue-point="1" draw:end-shape="id34" draw:end-glue-point="5" svg:d="M4824 8981c3148 0 181 5966 5936 5966" svg:viewBox="0 0 5937 5967">
          <text:p/>
        </draw:connector>
        <draw:connector draw:style-name="gr6" draw:text-style-name="P5" draw:layer="layout" draw:type="curve" svg:x1="6.922cm" svg:y1="6.096cm" svg:x2="10.76cm" svg:y2="14.947cm" draw:start-shape="id32" draw:start-glue-point="2" draw:end-shape="id34" draw:end-glue-point="5" svg:d="M6922 6096c0 5901 1279 8851 3838 8851" svg:viewBox="0 0 3839 8852">
          <text:p/>
        </draw:connector>
        <draw:connector draw:style-name="gr14" draw:text-style-name="P5" draw:layer="layout" draw:type="curve" svg:x1="22.436cm" svg:y1="17.647cm" svg:x2="12.903cm" svg:y2="12.962cm" draw:start-shape="id29" draw:start-glue-point="3" draw:end-shape="id35" draw:end-glue-point="0" svg:d="M22436 17647c-7062 0-2296-4685-9533-4685" svg:viewBox="0 0 9534 4686">
          <text:p/>
        </draw:connector>
        <draw:connector draw:style-name="gr14" draw:text-style-name="P5" draw:layer="layout" draw:type="curve" draw:line-skew="0.75cm" svg:x1="17.426cm" svg:y1="19.885cm" svg:x2="12.903cm" svg:y2="12.962cm" draw:start-shape="id30" draw:start-glue-point="3" draw:end-shape="id35" draw:end-glue-point="0" svg:d="M17426 19885c-2179 0 82-6923-4523-6923" svg:viewBox="0 0 4524 6924">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28" draw:text-style-name="P2" draw:layer="layout" svg:width="4.27cm" svg:height="0.962cm" svg:x="22.992cm" svg:y="8.3cm">
          <draw:text-box>
            <text:p><text:span text:style-name="T1">Öreg királyné</text:span></text:p>
          </draw:text-box>
        </draw:frame>
        <draw:connector draw:style-name="gr22" draw:text-style-name="P5" draw:layer="layout" draw:type="curve" svg:x1="15.015cm" svg:y1="14.876cm" svg:x2="22.94cm" svg:y2="8.71cm" svg:d="M15015 14876c5944 0 1982-6166 7925-6166" svg:viewBox="0 0 7926 6167">
          <text:p/>
        </draw:connector>
        <draw:frame draw:style-name="gr16" draw:text-style-name="P6" draw:layer="layout" svg:width="11.176cm" svg:height="2.384cm" svg:x="14.224cm" svg:y="4.745cm">
          <draw:text-box>
            <text:p>Nem várt fordulat, mindenki a Hóferkéből alakult ki, még a Hófehérke is a Hófehérkéből lett...</text:p>
          </draw:text-box>
        </draw:frame>
        <presentation:notes draw:style-name="dp2">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draw:frame draw:style-name="gr13" draw:text-style-name="P3" xml:id="id37" draw:id="id37" draw:layer="layout" svg:width="2.564cm" svg:height="0.962cm" svg:x="17.426cm" svg:y="19.404cm">
          <draw:text-box>
            <text:p><text:span text:style-name="T2">Vadász</text:span></text:p>
          </draw:text-box>
        </draw:frame>
        <draw:frame draw:style-name="gr9" draw:text-style-name="P2" xml:id="id36" draw:id="id36" draw:layer="layout" svg:width="5.294cm" svg:height="0.962cm" svg:x="22.436cm" svg:y="17.166cm">
          <draw:text-box>
            <text:p><text:span text:style-name="T1">Gonosz mostoha</text:span></text:p>
          </draw:text-box>
        </draw:frame>
        <draw:frame draw:style-name="gr2" draw:text-style-name="P2" xml:id="id38" draw:id="id38" draw:layer="layout" svg:width="4.27cm" svg:height="0.962cm" svg:x="0.554cm" svg:y="8.5cm">
          <draw:text-box>
            <text:p><text:span text:style-name="T1">Öreg királyné</text:span></text:p>
          </draw:text-box>
        </draw:frame>
        <draw:frame draw:style-name="gr3" draw:text-style-name="P3" xml:id="id39" draw:id="id39" draw:layer="layout" svg:width="3.567cm" svg:height="0.962cm" svg:x="5.139cm" svg:y="5.134cm">
          <draw:text-box>
            <text:p><text:span text:style-name="T2">Öreg király</text:span></text:p>
          </draw:text-box>
        </draw:frame>
        <draw:custom-shape draw:style-name="gr15" draw:text-style-name="P8" xml:id="id40" draw:id="id40" draw:layer="layout" svg:width="4.064cm" svg:height="2.794cm" svg:x="10.86cm" svg:y="9.578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41" draw:id="id41"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5.083cm" svg:y1="18.128cm" svg:x2="19.99cm" svg:y2="19.885cm" draw:start-shape="id36" draw:start-glue-point="2" draw:end-shape="id37" draw:end-glue-point="1" svg:d="M25083 18128c0 1172-1697 1757-5093 1757" svg:viewBox="0 0 5094 1758">
          <text:p/>
        </draw:connector>
        <draw:connector draw:style-name="gr5" draw:text-style-name="P5" draw:layer="layout" draw:type="curve" svg:x1="2.689cm" svg:y1="8.5cm" svg:x2="5.139cm" svg:y2="5.615cm" draw:start-shape="id38" draw:start-glue-point="0" draw:end-shape="id39" draw:end-glue-point="3" svg:d="M2689 8500c0-1924 816-2885 2450-2885" svg:viewBox="0 0 2451 2886">
          <text:p/>
        </draw:connector>
        <draw:connector draw:style-name="gr5" draw:text-style-name="P5" xml:id="id42" draw:id="id42" draw:layer="layout" draw:type="curve" svg:x1="12.892cm" svg:y1="12.372cm" svg:x2="12.914cm" svg:y2="13.55cm" draw:start-shape="id40" draw:start-glue-point="6" draw:end-shape="id41" draw:end-glue-point="4" svg:d="M12892 12372c0 885 22 296 22 1178" svg:viewBox="0 0 23 1179">
          <text:p/>
        </draw:connector>
        <draw:connector draw:style-name="gr6" draw:text-style-name="P5" draw:layer="layout" draw:type="curve" svg:x1="4.824cm" svg:y1="8.981cm" svg:x2="12.892cm" svg:y2="9.578cm" draw:start-shape="id38" draw:start-glue-point="1" draw:end-shape="id40" draw:end-glue-point="4" svg:d="M4824 8981c5379 0 8068 199 8068 597" svg:viewBox="0 0 8069 598">
          <text:p/>
        </draw:connector>
        <draw:connector draw:style-name="gr6" draw:text-style-name="P5" draw:layer="layout" draw:type="curve" svg:x1="6.922cm" svg:y1="6.096cm" svg:x2="12.892cm" svg:y2="9.578cm" draw:start-shape="id39" draw:start-glue-point="2" draw:end-shape="id40" draw:end-glue-point="4" svg:d="M6922 6096c0 2611 5970 871 5970 3482" svg:viewBox="0 0 5971 3483">
          <text:p/>
        </draw:connector>
        <draw:connector draw:style-name="gr6" draw:text-style-name="P5" draw:layer="layout" draw:type="curve" draw:line-skew="-0.868cm" svg:x1="4.824cm" svg:y1="8.981cm" svg:x2="10.76cm" svg:y2="14.947cm" draw:start-shape="id38" draw:start-glue-point="1" draw:end-shape="id41" draw:end-glue-point="5" svg:d="M4824 8981c3148 0 181 5966 5936 5966" svg:viewBox="0 0 5937 5967">
          <text:p/>
        </draw:connector>
        <draw:connector draw:style-name="gr6" draw:text-style-name="P5" draw:layer="layout" draw:type="curve" svg:x1="6.922cm" svg:y1="6.096cm" svg:x2="10.76cm" svg:y2="14.947cm" draw:start-shape="id39" draw:start-glue-point="2" draw:end-shape="id41" draw:end-glue-point="5" svg:d="M6922 6096c0 5901 1279 8851 3838 8851" svg:viewBox="0 0 3839 8852">
          <text:p/>
        </draw:connector>
        <draw:connector draw:style-name="gr14" draw:text-style-name="P5" draw:layer="layout" draw:type="curve" svg:x1="22.436cm" svg:y1="17.647cm" svg:x2="12.903cm" svg:y2="12.962cm" draw:start-shape="id36" draw:start-glue-point="3" draw:end-shape="id42" draw:end-glue-point="0" svg:d="M22436 17647c-7062 0-2296-4685-9533-4685" svg:viewBox="0 0 9534 4686">
          <text:p/>
        </draw:connector>
        <draw:connector draw:style-name="gr14" draw:text-style-name="P5" draw:layer="layout" draw:type="curve" draw:line-skew="0.75cm" svg:x1="17.426cm" svg:y1="19.885cm" svg:x2="12.903cm" svg:y2="12.962cm" draw:start-shape="id37" draw:start-glue-point="3" draw:end-shape="id42" draw:end-glue-point="0" svg:d="M17426 19885c-2179 0 82-6923-4523-6923" svg:viewBox="0 0 4524 6924">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28" draw:text-style-name="P2" draw:layer="layout" svg:width="4.27cm" svg:height="0.962cm" svg:x="22.992cm" svg:y="8.3cm">
          <draw:text-box>
            <text:p><text:span text:style-name="T1">Öreg királyné</text:span></text:p>
          </draw:text-box>
        </draw:frame>
        <draw:connector draw:style-name="gr22" draw:text-style-name="P5" draw:layer="layout" draw:type="curve" svg:x1="15.015cm" svg:y1="14.876cm" svg:x2="22.94cm" svg:y2="8.71cm" svg:d="M15015 14876c5944 0 1982-6166 7925-6166" svg:viewBox="0 0 7926 6167">
          <text:p/>
        </draw:connector>
        <draw:frame draw:style-name="gr9" draw:text-style-name="P2" draw:layer="layout" svg:width="5.294cm" svg:height="0.962cm" svg:x="0cm" svg:y="17.312cm">
          <draw:text-box>
            <text:p><text:span text:style-name="T1">Gonosz mostoha</text:span></text:p>
          </draw:text-box>
        </draw:frame>
        <draw:connector draw:style-name="gr10" draw:text-style-name="P5" draw:layer="layout" draw:type="curve" svg:x1="2.689cm" svg:y1="9.462cm" svg:x2="2.647cm" svg:y2="17.312cm" svg:d="M2689 9462c0 5887-42 1963-42 7850" svg:viewBox="0 0 43 7851">
          <text:p/>
        </draw:connector>
        <draw:frame draw:style-name="gr16" draw:text-style-name="P6" draw:layer="layout" svg:width="9.144cm" svg:height="2.384cm" svg:x="5.622cm" svg:y="17.331cm">
          <draw:text-box>
            <text:p>De a banyáról is ezt mondtuk, ez hogy lehet?</text:p>
          </draw:text-box>
        </draw:frame>
        <presentation:notes draw:style-name="dp2">
          <draw:page-thumbnail draw:style-name="gr1" draw:layer="layout" svg:width="13.968cm" svg:height="10.476cm" svg:x="3.81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draw:frame draw:style-name="gr13" draw:text-style-name="P3" xml:id="id44" draw:id="id44" draw:layer="layout" svg:width="2.564cm" svg:height="0.962cm" svg:x="17.426cm" svg:y="19.404cm">
          <draw:text-box>
            <text:p><text:span text:style-name="T2">Vadász</text:span></text:p>
          </draw:text-box>
        </draw:frame>
        <draw:frame draw:style-name="gr9" draw:text-style-name="P2" xml:id="id43" draw:id="id43" draw:layer="layout" svg:width="5.294cm" svg:height="0.962cm" svg:x="22.436cm" svg:y="17.166cm">
          <draw:text-box>
            <text:p><text:span text:style-name="T1">Gonosz mostoha</text:span></text:p>
          </draw:text-box>
        </draw:frame>
        <draw:frame draw:style-name="gr2" draw:text-style-name="P2" xml:id="id45" draw:id="id45" draw:layer="layout" svg:width="4.27cm" svg:height="0.962cm" svg:x="0.554cm" svg:y="8.5cm">
          <draw:text-box>
            <text:p><text:span text:style-name="T1">Öreg királyné</text:span></text:p>
          </draw:text-box>
        </draw:frame>
        <draw:frame draw:style-name="gr3" draw:text-style-name="P3" xml:id="id46" draw:id="id46" draw:layer="layout" svg:width="3.567cm" svg:height="0.962cm" svg:x="5.139cm" svg:y="5.134cm">
          <draw:text-box>
            <text:p><text:span text:style-name="T2">Öreg király</text:span></text:p>
          </draw:text-box>
        </draw:frame>
        <draw:custom-shape draw:style-name="gr15" draw:text-style-name="P8" xml:id="id47" draw:id="id47" draw:layer="layout" svg:width="4.064cm" svg:height="2.794cm" svg:x="10.86cm" svg:y="9.578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48" draw:id="id48"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5" draw:layer="layout" draw:type="curve" svg:x1="25.083cm" svg:y1="18.128cm" svg:x2="19.99cm" svg:y2="19.885cm" draw:start-shape="id43" draw:start-glue-point="2" draw:end-shape="id44" draw:end-glue-point="1" svg:d="M25083 18128c0 1172-1697 1757-5093 1757" svg:viewBox="0 0 5094 1758">
          <text:p/>
        </draw:connector>
        <draw:connector draw:style-name="gr5" draw:text-style-name="P5" draw:layer="layout" draw:type="curve" svg:x1="2.689cm" svg:y1="8.5cm" svg:x2="5.139cm" svg:y2="5.615cm" draw:start-shape="id45" draw:start-glue-point="0" draw:end-shape="id46" draw:end-glue-point="3" svg:d="M2689 8500c0-1924 816-2885 2450-2885" svg:viewBox="0 0 2451 2886">
          <text:p/>
        </draw:connector>
        <draw:connector draw:style-name="gr5" draw:text-style-name="P5" xml:id="id49" draw:id="id49" draw:layer="layout" draw:type="curve" svg:x1="12.892cm" svg:y1="12.372cm" svg:x2="12.914cm" svg:y2="13.55cm" draw:start-shape="id47" draw:start-glue-point="6" draw:end-shape="id48" draw:end-glue-point="4" svg:d="M12892 12372c0 885 22 296 22 1178" svg:viewBox="0 0 23 1179">
          <text:p/>
        </draw:connector>
        <draw:connector draw:style-name="gr6" draw:text-style-name="P5" draw:layer="layout" draw:type="curve" svg:x1="4.824cm" svg:y1="8.981cm" svg:x2="12.892cm" svg:y2="9.578cm" draw:start-shape="id45" draw:start-glue-point="1" draw:end-shape="id47" draw:end-glue-point="4" svg:d="M4824 8981c5379 0 8068 199 8068 597" svg:viewBox="0 0 8069 598">
          <text:p/>
        </draw:connector>
        <draw:connector draw:style-name="gr6" draw:text-style-name="P5" draw:layer="layout" draw:type="curve" svg:x1="6.922cm" svg:y1="6.096cm" svg:x2="12.892cm" svg:y2="9.578cm" draw:start-shape="id46" draw:start-glue-point="2" draw:end-shape="id47" draw:end-glue-point="4" svg:d="M6922 6096c0 2611 5970 871 5970 3482" svg:viewBox="0 0 5971 3483">
          <text:p/>
        </draw:connector>
        <draw:connector draw:style-name="gr6" draw:text-style-name="P5" draw:layer="layout" draw:type="curve" draw:line-skew="-0.868cm" svg:x1="4.824cm" svg:y1="8.981cm" svg:x2="10.76cm" svg:y2="14.947cm" draw:start-shape="id45" draw:start-glue-point="1" draw:end-shape="id48" draw:end-glue-point="5" svg:d="M4824 8981c3148 0 181 5966 5936 5966" svg:viewBox="0 0 5937 5967">
          <text:p/>
        </draw:connector>
        <draw:connector draw:style-name="gr6" draw:text-style-name="P5" draw:layer="layout" draw:type="curve" svg:x1="6.922cm" svg:y1="6.096cm" svg:x2="10.76cm" svg:y2="14.947cm" draw:start-shape="id46" draw:start-glue-point="2" draw:end-shape="id48" draw:end-glue-point="5" svg:d="M6922 6096c0 5901 1279 8851 3838 8851" svg:viewBox="0 0 3839 8852">
          <text:p/>
        </draw:connector>
        <draw:connector draw:style-name="gr14" draw:text-style-name="P5" draw:layer="layout" draw:type="curve" svg:x1="22.436cm" svg:y1="17.647cm" svg:x2="12.903cm" svg:y2="12.962cm" draw:start-shape="id43" draw:start-glue-point="3" draw:end-shape="id49" draw:end-glue-point="0" svg:d="M22436 17647c-7062 0-2296-4685-9533-4685" svg:viewBox="0 0 9534 4686">
          <text:p/>
        </draw:connector>
        <draw:connector draw:style-name="gr14" draw:text-style-name="P5" draw:layer="layout" draw:type="curve" draw:line-skew="0.75cm" svg:x1="17.426cm" svg:y1="19.885cm" svg:x2="12.903cm" svg:y2="12.962cm" draw:start-shape="id44" draw:start-glue-point="3" draw:end-shape="id49" draw:end-glue-point="0" svg:d="M17426 19885c-2179 0 82-6923-4523-6923" svg:viewBox="0 0 4524 6924">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28" draw:text-style-name="P2" draw:layer="layout" svg:width="4.27cm" svg:height="0.962cm" svg:x="22.992cm" svg:y="8.3cm">
          <draw:text-box>
            <text:p><text:span text:style-name="T1">Öreg királyné</text:span></text:p>
          </draw:text-box>
        </draw:frame>
        <draw:connector draw:style-name="gr22" draw:text-style-name="P5" draw:layer="layout" draw:type="curve" svg:x1="15.015cm" svg:y1="14.876cm" svg:x2="22.94cm" svg:y2="8.71cm" svg:d="M15015 14876c5944 0 1982-6166 7925-6166" svg:viewBox="0 0 7926 6167">
          <text:p/>
        </draw:connector>
        <draw:frame draw:style-name="gr9" draw:text-style-name="P2" draw:layer="layout" svg:width="5.294cm" svg:height="0.962cm" svg:x="0cm" svg:y="17.312cm">
          <draw:text-box>
            <text:p><text:span text:style-name="T1">Gonosz mostoha</text:span></text:p>
          </draw:text-box>
        </draw:frame>
        <draw:connector draw:style-name="gr10" draw:text-style-name="P5" draw:layer="layout" draw:type="curve" svg:x1="2.689cm" svg:y1="9.462cm" svg:x2="2.647cm" svg:y2="17.312cm" svg:d="M2689 9462c0 5887-42 1963-42 7850" svg:viewBox="0 0 43 7851">
          <text:p/>
        </draw:connector>
        <draw:connector draw:style-name="gr22" draw:text-style-name="P5" draw:layer="layout" draw:type="curve" svg:x1="12.861cm" svg:y1="16.445cm" svg:x2="22.383cm" svg:y2="17.748cm" svg:d="M12861 16445c0 869 3174 1303 9522 1303" svg:viewBox="0 0 9523 1304">
          <text:p/>
        </draw:connector>
        <draw:connector draw:style-name="gr10" draw:text-style-name="P5" draw:layer="layout" draw:type="curve" svg:x1="25.189cm" svg:y1="9.362cm" svg:x2="25.147cm" svg:y2="17.212cm" svg:d="M25189 9362c0 5887-42 1963-42 7850" svg:viewBox="0 0 43 7851">
          <text:p/>
        </draw:connector>
        <draw:frame draw:style-name="gr16" draw:text-style-name="P6" draw:layer="layout" svg:width="11.176cm" svg:height="2.384cm" svg:x="14.224cm" svg:y="4.745cm">
          <draw:text-box>
            <text:p>Nos, itt belépünk a tudatalatti világába, elérkeztünk az archetípusokhoz, meg az ezotériához</text:p>
          </draw:text-box>
        </draw:frame>
        <draw:frame draw:style-name="gr29" draw:text-style-name="P6" draw:layer="layout" svg:width="7.874cm" svg:height="4.826cm" svg:x="5.796cm" svg:y="15.844cm">
          <draw:text-box>
            <text:p>A két ellentétes személyiség skizoid módon parallel evolvál, olykor transzlokálódik, vagy expressziója szuszpendálódik</text:p>
          </draw:text-box>
        </draw:fram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3" draw:layer="layout" svg:width="25.199cm" svg:height="3.506cm" svg:x="0.963cm" svg:y="0.81cm" presentation:class="title" presentation:user-transformed="true">
          <draw:text-box>
            <text:p>Szív</text:p>
          </draw:text-box>
        </draw:frame>
        <draw:frame presentation:style-name="pr4" draw:text-style-name="P9" draw:layer="layout" svg:width="25.199cm" svg:height="16.15cm" svg:x="1.402cm" svg:y="3.916cm" presentation:class="outline" presentation:user-transformed="true">
          <draw:text-box>
            <text:list text:style-name="L2">
              <text:list-item>
                <text:p>Milyen volt a királynő? - Szivélyes</text:p>
              </text:list-item>
              <text:list-item>
                <text:p>Milyen volt a mostoha? - Szívtelen</text:p>
              </text:list-item>
              <text:list-item>
                <text:p>Mit akart tenni Hófehérkével? - Szívteleníttetni akarta.</text:p>
              </text:list-item>
            </text:list>
          </draw:text-box>
        </draw:frame>
        <presentation:notes draw:style-name="dp2">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3" draw:layer="layout" svg:width="25.199cm" svg:height="3.506cm" svg:x="0.963cm" svg:y="0.81cm" presentation:class="title" presentation:user-transformed="true">
          <draw:text-box>
            <text:p>A szívtelen</text:p>
          </draw:text-box>
        </draw:frame>
        <draw:frame presentation:style-name="pr4" draw:text-style-name="P9" draw:layer="layout" svg:width="25.199cm" svg:height="16.15cm" svg:x="1.402cm" svg:y="3.916cm" presentation:class="outline" presentation:user-transformed="true">
          <draw:text-box>
            <text:list text:style-name="L2">
              <text:list-item>
                <text:p>Miért volt szívtelen a mostoha? - Valószínűleg, mikor még ő is Hófehérke volt, a vadász őt is kicsalta az erdőbe, elővette fegyverét, és... ezt a szív bánta. Az is lehet, hogy további vadászok is megpróbálták megszerezni a szívét, mire már semmi sem maradt… Sőt, lehet, hogy arra a következretésre jutott, hogy ez így normális, és végül maga csalta ki a vadászokat az erdőbe. De ez nem tette boldoggá. A szépségért sok mindenre képes egy nő, ő szívleszívást csináltatott magán, remélve, hogy sikeresebb lesz a férfiaknál, és valóban, a mese nem említi hogy csúf lett volna… de...</text:p>
              </text:list-item>
            </text:list>
          </draw:text-box>
        </draw:fram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3" draw:layer="layout" svg:width="25.199cm" svg:height="3.506cm" svg:x="0.963cm" svg:y="0.81cm" presentation:class="title" presentation:user-transformed="true">
          <draw:text-box>
            <text:p>Az öreg király</text:p>
          </draw:text-box>
        </draw:frame>
        <draw:frame presentation:style-name="pr4" draw:text-style-name="P9" draw:layer="layout" svg:width="25.199cm" svg:height="16.15cm" svg:x="1.402cm" svg:y="3.916cm" presentation:class="outline" presentation:user-transformed="true">
          <draw:text-box>
            <text:list text:style-name="L2">
              <text:list-item>
                <text:p>A király még kimaradt, szerepvállalása, jellemzői megkérdőjelezhetőek.</text:p>
              </text:list-item>
              <text:list-item>
                <text:p>Hófehérke szerető apjaként, a királyné özvegyeként szeretnivaló</text:p>
              </text:list-item>
              <text:list-item>
                <text:p>De amikor összeáll a gonosz mostohával, és hagyja, hogy <text:s/>az Hófehérke ellen keljen, szánalmas áldozattá, tutyimutyi papucsférjjé válik.</text:p>
              </text:list-item>
              <text:list-item>
                <text:p>Ki ő valójában és honnan származik?</text:p>
              </text:list-item>
            </text:list>
          </draw:text-box>
        </draw:fram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draw:frame draw:style-name="gr13" draw:text-style-name="P3" xml:id="id52" draw:id="id52" draw:layer="layout" svg:width="2.564cm" svg:height="0.962cm" svg:x="17.426cm" svg:y="19.404cm">
          <draw:text-box>
            <text:p><text:span text:style-name="T2">Vadász</text:span></text:p>
          </draw:text-box>
        </draw:frame>
        <draw:frame draw:style-name="gr28" draw:text-style-name="P3" xml:id="id51" draw:id="id51" draw:layer="layout" svg:width="3.567cm" svg:height="0.962cm" svg:x="5.693cm" svg:y="19.458cm">
          <draw:text-box>
            <text:p><text:span text:style-name="T2">Öreg király</text:span></text:p>
          </draw:text-box>
        </draw:frame>
        <draw:frame draw:style-name="gr9" draw:text-style-name="P2" xml:id="id53" draw:id="id53" draw:layer="layout" svg:width="5.294cm" svg:height="0.962cm" svg:x="22.436cm" svg:y="17.166cm">
          <draw:text-box>
            <text:p><text:span text:style-name="T1">Gonosz mostoha</text:span></text:p>
          </draw:text-box>
        </draw:frame>
        <draw:frame draw:style-name="gr9" draw:text-style-name="P2" xml:id="id57" draw:id="id57" draw:layer="layout" svg:width="5.294cm" svg:height="0.962cm" svg:x="0cm" svg:y="17.312cm">
          <draw:text-box>
            <text:p><text:span text:style-name="T1">Gonosz mostoha</text:span></text:p>
          </draw:text-box>
        </draw:frame>
        <draw:frame draw:style-name="gr28" draw:text-style-name="P2" draw:layer="layout" svg:width="4.27cm" svg:height="0.962cm" svg:x="22.992cm" svg:y="8.3cm">
          <draw:text-box>
            <text:p><text:span text:style-name="T1">Öreg királyné</text:span></text:p>
          </draw:text-box>
        </draw:frame>
        <draw:frame draw:style-name="gr2" draw:text-style-name="P2" xml:id="id54" draw:id="id54" draw:layer="layout" svg:width="4.27cm" svg:height="0.962cm" svg:x="0.554cm" svg:y="8.5cm">
          <draw:text-box>
            <text:p><text:span text:style-name="T1">Öreg királyné</text:span></text:p>
          </draw:text-box>
        </draw:frame>
        <draw:frame draw:style-name="gr13" draw:text-style-name="P3" xml:id="id58" draw:id="id58" draw:layer="layout" svg:width="2.564cm" svg:height="0.962cm" svg:x="17.278cm" svg:y="5.134cm">
          <draw:text-box>
            <text:p><text:span text:style-name="T2">Vadász</text:span></text:p>
          </draw:text-box>
        </draw:frame>
        <draw:frame draw:style-name="gr3" draw:text-style-name="P3" xml:id="id55" draw:id="id55" draw:layer="layout" svg:width="3.567cm" svg:height="0.962cm" svg:x="5.139cm" svg:y="5.134cm">
          <draw:text-box>
            <text:p><text:span text:style-name="T2">Öreg király</text:span></text:p>
          </draw:text-box>
        </draw:frame>
        <draw:custom-shape draw:style-name="gr15" draw:text-style-name="P8" xml:id="id50" draw:id="id50" draw:layer="layout" svg:width="4.064cm" svg:height="2.794cm" svg:x="10.86cm" svg:y="9.578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56" draw:id="id56"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22" draw:text-style-name="P5" draw:layer="layout" draw:type="curve" svg:x1="10.86cm" svg:y1="10.975cm" svg:x2="7.476cm" svg:y2="19.458cm" draw:start-shape="id50" draw:start-glue-point="5" draw:end-shape="id51" draw:end-glue-point="0" svg:d="M10860 10975c-2256 0-3384 2827-3384 8483" svg:viewBox="0 0 3385 8484">
          <text:p/>
        </draw:connector>
        <draw:connector draw:style-name="gr18" draw:text-style-name="P5" draw:layer="layout" draw:type="curve" svg:x1="14.924cm" svg:y1="10.975cm" svg:x2="18.708cm" svg:y2="19.404cm" draw:start-shape="id50" draw:start-glue-point="7" draw:end-shape="id52" draw:end-glue-point="0" svg:d="M14924 10975c2523 0 3784 2809 3784 8429" svg:viewBox="0 0 3785 8430">
          <text:p/>
        </draw:connector>
        <draw:connector draw:style-name="gr5" draw:text-style-name="P5" draw:layer="layout" draw:type="curve" svg:x1="25.083cm" svg:y1="18.128cm" svg:x2="19.99cm" svg:y2="19.885cm" draw:start-shape="id53" draw:start-glue-point="2" draw:end-shape="id52" draw:end-glue-point="1" svg:d="M25083 18128c0 1172-1697 1757-5093 1757" svg:viewBox="0 0 5094 1758">
          <text:p/>
        </draw:connector>
        <draw:connector draw:style-name="gr5" draw:text-style-name="P5" draw:layer="layout" draw:type="curve" svg:x1="2.689cm" svg:y1="8.5cm" svg:x2="5.139cm" svg:y2="5.615cm" draw:start-shape="id54" draw:start-glue-point="0" draw:end-shape="id55" draw:end-glue-point="3" svg:d="M2689 8500c0-1924 816-2885 2450-2885" svg:viewBox="0 0 2451 2886">
          <text:p/>
        </draw:connector>
        <draw:connector draw:style-name="gr5" draw:text-style-name="P5" xml:id="id59" draw:id="id59" draw:layer="layout" draw:type="curve" svg:x1="12.892cm" svg:y1="12.372cm" svg:x2="12.914cm" svg:y2="13.55cm" draw:start-shape="id50" draw:start-glue-point="6" draw:end-shape="id56" draw:end-glue-point="4" svg:d="M12892 12372c0 885 22 296 22 1178" svg:viewBox="0 0 23 1179">
          <text:p/>
        </draw:connector>
        <draw:connector draw:style-name="gr6" draw:text-style-name="P5" draw:layer="layout" draw:type="curve" svg:x1="4.824cm" svg:y1="8.981cm" svg:x2="12.892cm" svg:y2="9.578cm" draw:start-shape="id54" draw:start-glue-point="1" draw:end-shape="id50" draw:end-glue-point="4" svg:d="M4824 8981c5379 0 8068 199 8068 597" svg:viewBox="0 0 8069 598">
          <text:p/>
        </draw:connector>
        <draw:connector draw:style-name="gr6" draw:text-style-name="P5" draw:layer="layout" draw:type="curve" svg:x1="6.922cm" svg:y1="6.096cm" svg:x2="12.892cm" svg:y2="9.578cm" draw:start-shape="id55" draw:start-glue-point="2" draw:end-shape="id50" draw:end-glue-point="4" svg:d="M6922 6096c0 2611 5970 871 5970 3482" svg:viewBox="0 0 5971 3483">
          <text:p/>
        </draw:connector>
        <draw:connector draw:style-name="gr6" draw:text-style-name="P5" draw:layer="layout" draw:type="curve" draw:line-skew="-0.868cm" svg:x1="4.824cm" svg:y1="8.981cm" svg:x2="10.76cm" svg:y2="14.947cm" draw:start-shape="id54" draw:start-glue-point="1" draw:end-shape="id56" draw:end-glue-point="5" svg:d="M4824 8981c3148 0 181 5966 5936 5966" svg:viewBox="0 0 5937 5967">
          <text:p/>
        </draw:connector>
        <draw:connector draw:style-name="gr6" draw:text-style-name="P5" draw:layer="layout" draw:type="curve" svg:x1="6.922cm" svg:y1="6.096cm" svg:x2="10.76cm" svg:y2="14.947cm" draw:start-shape="id55" draw:start-glue-point="2" draw:end-shape="id56" draw:end-glue-point="5" svg:d="M6922 6096c0 5901 1279 8851 3838 8851" svg:viewBox="0 0 3839 8852">
          <text:p/>
        </draw:connector>
        <draw:connector draw:style-name="gr30" draw:text-style-name="P5" draw:layer="layout" draw:type="curve" svg:x1="2.689cm" svg:y1="9.462cm" svg:x2="2.647cm" svg:y2="17.312cm" draw:start-shape="id54" draw:start-glue-point="2" draw:end-shape="id57" draw:end-glue-point="0" svg:d="M2689 9462c0 5887-42 1963-42 7850" svg:viewBox="0 0 43 7851">
          <text:p/>
        </draw:connector>
        <draw:connector draw:style-name="gr30" draw:text-style-name="P5" draw:layer="layout" draw:type="curve" svg:x1="8.706cm" svg:y1="5.615cm" svg:x2="17.278cm" svg:y2="5.615cm" draw:start-shape="id55" draw:start-glue-point="1" draw:end-shape="id58" draw:end-glue-point="3" svg:d="M8706 5615h8572" svg:viewBox="0 0 8573 1">
          <text:p/>
        </draw:connector>
        <draw:connector draw:style-name="gr14" draw:text-style-name="P5" draw:layer="layout" draw:type="curve" svg:x1="22.436cm" svg:y1="17.647cm" svg:x2="12.903cm" svg:y2="12.962cm" draw:start-shape="id53" draw:start-glue-point="3" draw:end-shape="id59" draw:end-glue-point="0" svg:d="M22436 17647c-7062 0-2296-4685-9533-4685" svg:viewBox="0 0 9534 4686">
          <text:p/>
        </draw:connector>
        <draw:connector draw:style-name="gr14" draw:text-style-name="P5" draw:layer="layout" draw:type="curve" draw:line-skew="0.75cm" svg:x1="17.426cm" svg:y1="19.885cm" svg:x2="12.903cm" svg:y2="12.962cm" draw:start-shape="id52" draw:start-glue-point="3" draw:end-shape="id59" draw:end-glue-point="0" svg:d="M17426 19885c-2179 0 82-6923-4523-6923" svg:viewBox="0 0 4524 6924">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frame draw:style-name="gr31" draw:text-style-name="P6" draw:layer="layout" svg:width="8.636cm" svg:height="7.366cm" svg:x="18.708cm" svg:y="9.652cm">
          <draw:text-box>
            <text:p>Ahogy az már várható volt, a maszkulin perszonák a <text:s/>feminimekhez hasonlóan divergálnak. A vertikális a maszkulin, a horizontális direkció a feminim transzformációkat prezentálja.</text:p>
          </draw:text-box>
        </draw:frame>
        <presentation:notes draw:style-name="dp2">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presentation:style-name="pr3" draw:layer="layout" svg:width="25.199cm" svg:height="3.506cm" svg:x="1.4cm" svg:y="0.837cm" presentation:class="title">
          <draw:text-box>
            <text:p>Szín-szimbólika</text:p>
          </draw:text-box>
        </draw:frame>
        <draw:frame presentation:style-name="pr4" draw:layer="layout" svg:width="25.199cm" svg:height="12.179cm" svg:x="1.4cm" svg:y="4.914cm" presentation:class="outline">
          <draw:text-box>
            <text:list text:style-name="L2">
              <text:list-item>
                <text:p>Fehér: Hó, hófedte téli táj, fehér márvány kastély, ősz haj, szakáll. Hidegség, higgadtság, fagyott idő. Fény, világosság, tudatosság. Tisztaság.</text:p>
              </text:list-item>
              <text:list-item>
                <text:p>Fekete: Sötét, gonosz, alattomos, rejtőzködő, rejtett. Tudatlanság, sötét látásmód, elmezavar. Kiismerhetetlen mélységek. Tiszátalanság. (Halál.)</text:p>
              </text:list-item>
              <text:list-item>
                <text:p>Vörös: Tűz: fűt, feltüzel, belső energia. Vér, vérvonal, testvér, háború. Lüktető életerő, vágy az életben maradásra.</text:p>
              </text:list-item>
              <text:list-item>
                <text:p>Vörös a fehérben: melegség, belső tűz, áldozati vér fájdalma. Hamu alatt lapuló parázs. Lángoló szerelem.</text:p>
              </text:list-item>
              <text:list-item>
                <text:p>Vörös a feketében: kioltott vér bűne, gyűlölet heve, “pír-per”. Pusztító tűz, ami fekete üszköt és romokat hagy hátra.</text:p>
              </text:list-item>
            </text:list>
          </draw:text-box>
        </draw:fram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3" draw:layer="layout" svg:width="25.199cm" svg:height="3.506cm" svg:x="1.4cm" svg:y="0.837cm" presentation:class="title">
          <draw:text-box>
            <text:p>Tamasz - radzsasz - szatva</text:p>
          </draw:text-box>
        </draw:frame>
        <draw:frame presentation:style-name="pr4" draw:layer="layout" svg:width="25.199cm" svg:height="12.179cm" svg:x="1.4cm" svg:y="4.914cm" presentation:class="outline">
          <draw:text-box>
            <text:list text:style-name="L2">
              <text:list-item>
                <text:p>Fekete – tehetetlenség, szenvedés, sötétség (börtön)</text:p>
              </text:list-item>
              <text:list-item>
                <text:p>Vörös – lángoló szerelmesek násza, ragyogás, királyi vérvonalak, vérségi viszony</text:p>
              </text:list-item>
              <text:list-item>
                <text:p>Fehér – az örök hó birodalma, a fény, a megvilágosultak világossága, az öreg király, (fehér gandalf, guru)</text:p>
              </text:list-item>
            </text:list>
          </draw:text-box>
        </draw:frame>
        <presentation:notes draw:style-name="dp2">
          <draw:page-thumbnail draw:style-name="gr1" draw:layer="layout" svg:width="13.968cm" svg:height="10.476cm" svg:x="3.81cm" svg:y="2.123cm" draw:page-number="38" presentation:class="page"/>
          <draw:frame presentation:style-name="pr2" draw:text-style-name="P10"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3" draw:layer="layout" svg:width="25.199cm" svg:height="3.506cm" svg:x="0.963cm" svg:y="0.81cm" presentation:class="title" presentation:user-transformed="true">
          <draw:text-box>
            <text:p>A hűs</text:p>
          </draw:text-box>
        </draw:frame>
        <draw:frame presentation:style-name="pr4" draw:text-style-name="P9" draw:layer="layout" svg:width="25.199cm" svg:height="16.15cm" svg:x="1.402cm" svg:y="3.916cm" presentation:class="outline" presentation:user-transformed="true">
          <draw:text-box>
            <text:list text:style-name="L2">
              <text:list-item>
                <text:p>A király - az egykori herceg - egy példamutató karakter a szeretet megvalósításában.</text:p>
              </text:list-item>
              <text:list-item>
                <text:p>Ő nem vált el, mint a vadász, nem lett hős, hanem maradt hűs, hűséges. Jegelte vágyait, fékezte érzelmeit. (A mese télen kezdődik)</text:p>
              </text:list-item>
              <text:list-item>
                <text:p>Volt mit fékeznie, végig kellett néznie, ahogyan Hófehérke átalakul, feleségül vette a szeretett nőt, és azon találja magát, hogy a gonosz mostohával él. Mit tehet egy férfi egy szívtelen nő társaként? El kell érnie, hogy újból legyen szíve… szeretnie kellett</text:p>
              </text:list-item>
            </text:list>
          </draw:text-box>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3" draw:layer="layout" svg:width="25.199cm" svg:height="3.506cm" svg:x="0.963cm" svg:y="0.81cm" presentation:class="title" presentation:user-transformed="true">
          <draw:text-box>
            <text:p>#</text:p>
          </draw:text-box>
        </draw:frame>
        <draw:frame presentation:style-name="pr4" draw:text-style-name="P9" draw:layer="layout" svg:width="25.199cm" svg:height="16.15cm" svg:x="1.402cm" svg:y="3.916cm" presentation:class="outline" presentation:user-transformed="true">
          <draw:text-box>
            <text:list text:style-name="L2">
              <text:list-item>
                <text:p>Hogy tudta szeretni azt a gonosz banyát?</text:p>
              </text:list-item>
              <text:list-item>
                <text:p>A szeretet tisztán lát, nem dől be a felszínes jellemeknek, nem a pillanatnyi szereposztás alapján ítél, hogy éppen kinek mi jutott.</text:p>
              </text:list-item>
              <text:list-item>
                <text:p>A király karakter példát mutat türelmével, hogy akkor is szerepében marad, és fenntartja a szeretetét amikor körülötte minden összeomlik.</text:p>
              </text:list-item>
              <text:list-item>
                <text:p>Bánatos a viszontagságok miatt, de nem zavarja el a gonosz mostohát, majd csak akkor, mikor Hófehérke visszatért, célt ért tehát, a nélkül, hogy maga is gonosszá válna.</text:p>
              </text:list-item>
            </text:list>
          </draw:text-box>
        </draw:fram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draw:frame presentation:style-name="pr3" draw:layer="layout" svg:width="25.199cm" svg:height="3.506cm" svg:x="1.4cm" svg:y="0.837cm" presentation:class="title">
          <draw:text-box>
            <text:p>Egyéb</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frame presentation:style-name="pr3" draw:layer="layout" svg:width="25.199cm" svg:height="3.506cm" svg:x="0.963cm" svg:y="0.81cm" presentation:class="title" presentation:user-transformed="true">
          <draw:text-box>
            <text:p>Gonosz mostoha – Öreg király pár</text:p>
          </draw:text-box>
        </draw:frame>
        <draw:frame presentation:style-name="pr4" draw:text-style-name="P9" draw:layer="layout" svg:width="25.199cm" svg:height="16.15cm" svg:x="1.402cm" svg:y="3.916cm" presentation:class="outline" presentation:user-transformed="true">
          <draw:text-box>
            <text:list text:style-name="L2">
              <text:list-item>
                <text:p>Az ábra egyik sarkába az “özvegyen maradt” király új kapcsolata került. Nehezen lehetne jó kapcsolatnak nevezni, de a történet határozott említést tesz a pár tagjainak összetartozásáról.</text:p>
              </text:list-item>
              <text:list-item>
                <text:p>Amint a mostoha megjelenik, beköszönt a konfliktusos rész, a sötét időszak semmilyen szempontból nem termékeny. A királyné halott.</text:p>
              </text:list-item>
              <text:list-item>
                <text:p>A király jelenléte irreleváns, sakkba szorul</text:p>
              </text:list-item>
              <text:list-item>
                <text:p>Hófehérke száműzve, a herceg még sehol.</text:p>
              </text:list-item>
              <text:list-item>
                <text:p>A vadász pedig... </text:p>
              </text:list-item>
            </text:list>
          </draw:text-box>
        </draw:frame>
        <presentation:notes draw:style-name="dp2">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draw:frame draw:style-name="gr13" draw:text-style-name="P3" xml:id="id63" draw:id="id63" draw:layer="layout" svg:width="2.564cm" svg:height="0.962cm" svg:x="29.84cm" svg:y="10.46cm">
          <draw:text-box>
            <text:p><text:span text:style-name="T2">Vadász</text:span></text:p>
          </draw:text-box>
        </draw:frame>
        <draw:frame draw:style-name="gr28" draw:text-style-name="P3" xml:id="id62" draw:id="id62" draw:layer="layout" svg:width="3.567cm" svg:height="0.962cm" svg:x="17.607cm" svg:y="10.514cm">
          <draw:text-box>
            <text:p><text:span text:style-name="T2">Öreg király</text:span></text:p>
          </draw:text-box>
        </draw:frame>
        <draw:frame draw:style-name="gr9" draw:text-style-name="P2" xml:id="id64" draw:id="id64" draw:layer="layout" svg:width="5.294cm" svg:height="0.962cm" svg:x="34.85cm" svg:y="8.222cm">
          <draw:text-box>
            <text:p><text:span text:style-name="T1">Gonosz mostoha</text:span></text:p>
          </draw:text-box>
        </draw:frame>
        <draw:frame draw:style-name="gr9" draw:text-style-name="P2" xml:id="id72" draw:id="id72" draw:layer="layout" svg:width="5.294cm" svg:height="0.962cm" svg:x="12.014cm" svg:y="8.368cm">
          <draw:text-box>
            <text:p><text:span text:style-name="T1">Gonosz mostoha</text:span></text:p>
          </draw:text-box>
        </draw:frame>
        <draw:frame draw:style-name="gr28" draw:text-style-name="P2" xml:id="id68" draw:id="id68" draw:layer="layout" svg:width="4.27cm" svg:height="0.962cm" svg:x="35.406cm" svg:y="-0.644cm">
          <draw:text-box>
            <text:p><text:span text:style-name="T1">Öreg királyné</text:span></text:p>
          </draw:text-box>
        </draw:frame>
        <draw:frame draw:style-name="gr2" draw:text-style-name="P2" xml:id="id65" draw:id="id65" draw:layer="layout" svg:width="4.27cm" svg:height="0.962cm" svg:x="12.568cm" svg:y="-0.344cm">
          <draw:text-box>
            <text:p><text:span text:style-name="T1">Öreg királyné</text:span></text:p>
          </draw:text-box>
        </draw:frame>
        <draw:frame draw:style-name="gr13" draw:text-style-name="P3" xml:id="id60" draw:id="id60" draw:layer="layout" svg:width="2.564cm" svg:height="0.962cm" svg:x="29.692cm" svg:y="-3.81cm">
          <draw:text-box>
            <text:p><text:span text:style-name="T2">Vadász</text:span></text:p>
          </draw:text-box>
        </draw:frame>
        <draw:frame draw:style-name="gr3" draw:text-style-name="P3" xml:id="id66" draw:id="id66" draw:layer="layout" svg:width="3.567cm" svg:height="0.962cm" svg:x="17.553cm" svg:y="-3.81cm">
          <draw:text-box>
            <text:p><text:span text:style-name="T2">Öreg király</text:span></text:p>
          </draw:text-box>
        </draw:frame>
        <draw:connector draw:style-name="gr18" draw:text-style-name="P5" draw:layer="layout" draw:type="curve" svg:x1="30.974cm" svg:y1="-2.848cm" svg:x2="25.306cm" svg:y2="0.634cm" draw:start-shape="id60" draw:start-glue-point="2" draw:end-shape="id61" svg:d="M30974-2848c0 2611-5668 871-5668 3482" svg:viewBox="0 0 5669 3483">
          <text:p/>
        </draw:connector>
        <draw:custom-shape draw:style-name="gr15" draw:text-style-name="P8" xml:id="id61" draw:id="id61" draw:layer="layout" svg:width="4.064cm" svg:height="2.794cm" svg:x="23.274cm" svg:y="0.634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67" draw:id="id67" draw:layer="layout" svg:width="4.307cm" svg:height="2.794cm" svg:x="23.174cm" svg:y="4.606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22" draw:text-style-name="P5" draw:layer="layout" draw:type="curve" svg:x1="23.274cm" svg:y1="2.031cm" svg:x2="19.39cm" svg:y2="10.514cm" draw:start-shape="id61" draw:start-glue-point="5" draw:end-shape="id62" draw:end-glue-point="0" svg:d="M23274 2031c-2590 0-3884 2827-3884 8483" svg:viewBox="0 0 3885 8484">
          <text:p/>
        </draw:connector>
        <draw:connector draw:style-name="gr18" draw:text-style-name="P5" draw:layer="layout" draw:type="curve" svg:x1="27.338cm" svg:y1="2.031cm" svg:x2="31.122cm" svg:y2="10.46cm" draw:start-shape="id61" draw:start-glue-point="7" draw:end-shape="id63" draw:end-glue-point="0" svg:d="M27338 2031c2523 0 3784 2809 3784 8429" svg:viewBox="0 0 3785 8430">
          <text:p/>
        </draw:connector>
        <draw:connector draw:style-name="gr5" draw:text-style-name="P5" draw:layer="layout" draw:type="curve" svg:x1="37.497cm" svg:y1="9.184cm" svg:x2="32.404cm" svg:y2="10.941cm" draw:start-shape="id64" draw:start-glue-point="2" draw:end-shape="id63" draw:end-glue-point="1" svg:d="M37497 9184c0 1172-1697 1757-5093 1757" svg:viewBox="0 0 5094 1758">
          <text:p/>
        </draw:connector>
        <draw:connector draw:style-name="gr5" draw:text-style-name="P5" draw:layer="layout" draw:type="curve" svg:x1="14.703cm" svg:y1="-0.344cm" svg:x2="17.553cm" svg:y2="-3.329cm" draw:start-shape="id65" draw:start-glue-point="0" draw:end-shape="id66" draw:end-glue-point="3" svg:d="M14703-344c0-1990 950-2985 2850-2985" svg:viewBox="0 0 2851 2986">
          <text:p/>
        </draw:connector>
        <draw:connector draw:style-name="gr5" draw:text-style-name="P5" xml:id="id71" draw:id="id71" draw:layer="layout" draw:type="curve" svg:x1="25.306cm" svg:y1="3.428cm" svg:x2="25.328cm" svg:y2="4.606cm" draw:start-shape="id61" draw:start-glue-point="6" draw:end-shape="id67" draw:end-glue-point="4" svg:d="M25306 3428c0 885 22 296 22 1178" svg:viewBox="0 0 23 1179">
          <text:p/>
        </draw:connector>
        <draw:connector draw:style-name="gr6" draw:text-style-name="P5" draw:layer="layout" draw:type="curve" svg:x1="16.838cm" svg:y1="0.137cm" svg:x2="25.306cm" svg:y2="0.634cm" draw:start-shape="id65" draw:start-glue-point="1" draw:end-shape="id61" draw:end-glue-point="4" svg:d="M16838 137c4827 0 4021-1 4932-65s3536-189 3536 562" svg:viewBox="0 0 8469 612">
          <text:p/>
        </draw:connector>
        <draw:connector draw:style-name="gr6" draw:text-style-name="P5" draw:layer="layout" draw:type="curve" svg:x1="19.336cm" svg:y1="-2.848cm" svg:x2="25.306cm" svg:y2="0.634cm" draw:start-shape="id66" draw:start-glue-point="2" draw:end-shape="id61" draw:end-glue-point="4" svg:d="M19336-2848c0 2611 5970 871 5970 3482" svg:viewBox="0 0 5971 3483">
          <text:p/>
        </draw:connector>
        <draw:connector draw:style-name="gr6" draw:text-style-name="P5" draw:layer="layout" draw:type="curve" draw:line-skew="-0.868cm" svg:x1="16.838cm" svg:y1="0.137cm" svg:x2="23.174cm" svg:y2="6.003cm" draw:start-shape="id65" draw:start-glue-point="1" draw:end-shape="id67" draw:end-glue-point="5" svg:d="M16838 137c3448 0 281 5866 6336 5866" svg:viewBox="0 0 6337 5867">
          <text:p/>
        </draw:connector>
        <draw:connector draw:style-name="gr6" draw:text-style-name="P5" draw:layer="layout" draw:type="curve" svg:x1="19.336cm" svg:y1="-2.848cm" svg:x2="23.174cm" svg:y2="6.003cm" draw:start-shape="id66" draw:start-glue-point="2" draw:end-shape="id67" draw:end-glue-point="5" svg:d="M19336-2848c0 5901 1279 8851 3838 8851" svg:viewBox="0 0 3839 8852">
          <text:p/>
        </draw:connector>
        <draw:connector draw:style-name="gr22" draw:text-style-name="P5" draw:layer="layout" draw:type="curve" svg:x1="27.481cm" svg:y1="6.003cm" svg:x2="37.541cm" svg:y2="0.318cm" draw:start-shape="id67" draw:start-glue-point="7" draw:end-shape="id68" draw:end-glue-point="2" svg:d="M27481 6003c6707 0 10060-1895 10060-5685" svg:viewBox="0 0 10061 5686">
          <text:p/>
        </draw:connector>
        <draw:connector draw:style-name="gr22" draw:text-style-name="P5" draw:layer="layout" draw:type="curve" svg:x1="25.328cm" svg:y1="7.4cm" svg:x2="34.85cm" svg:y2="8.703cm" draw:start-shape="id67" draw:start-glue-point="6" draw:end-shape="id64" draw:end-glue-point="3" svg:d="M25328 7400c0 869 3174 1303 9522 1303" svg:viewBox="0 0 9523 1304">
          <text:p/>
        </draw:connector>
        <draw:connector draw:style-name="gr18" draw:text-style-name="P5" draw:layer="layout" draw:type="curve" svg:x1="14.703cm" svg:y1="0.618cm" svg:x2="23.174cm" svg:y2="6.003cm" draw:start-shape="id65" draw:start-glue-point="2" draw:end-shape="id67" draw:end-glue-point="5" svg:d="M14703 618c0 3590 2823 5385 8471 5385" svg:viewBox="0 0 8472 5386">
          <text:p/>
        </draw:connector>
        <draw:connector draw:style-name="gr10" draw:text-style-name="P5" draw:layer="layout" draw:type="curve" svg:x1="14.689cm" svg:y1="14.134cm" svg:x2="14.745cm" svg:y2="9.384cm" draw:start-shape="id69" draw:start-glue-point="0" draw:end-shape="id70" draw:end-glue-point="2" svg:d="M14689 14134c0-3562 56-1188 56-4750" svg:viewBox="0 0 57 4751">
          <text:p/>
        </draw:connector>
        <draw:connector draw:style-name="gr30" draw:text-style-name="P5" draw:layer="layout" draw:type="curve" svg:x1="21.12cm" svg:y1="-3.329cm" svg:x2="29.692cm" svg:y2="-3.329cm" draw:start-shape="id66" draw:start-glue-point="1" draw:end-shape="id60" draw:end-glue-point="3" svg:d="M21120-3329h8572" svg:viewBox="0 0 8573 1">
          <text:p/>
        </draw:connector>
        <draw:connector draw:style-name="gr14" draw:text-style-name="P5" draw:layer="layout" draw:type="curve" svg:x1="34.85cm" svg:y1="8.703cm" svg:x2="25.317cm" svg:y2="4.018cm" draw:start-shape="id64" draw:start-glue-point="3" draw:end-shape="id71" draw:end-glue-point="0" svg:d="M34850 8703c-7062 0-2296-4685-9533-4685" svg:viewBox="0 0 9534 4686">
          <text:p/>
        </draw:connector>
        <draw:connector draw:style-name="gr14" draw:text-style-name="P5" draw:layer="layout" draw:type="curve" draw:line-skew="0.75cm" svg:x1="29.84cm" svg:y1="10.941cm" svg:x2="25.317cm" svg:y2="4.018cm" draw:start-shape="id63" draw:start-glue-point="3" draw:end-shape="id71" draw:end-glue-point="0" svg:d="M29840 10941c-2179 0 82-6923-4523-6923" svg:viewBox="0 0 4524 6924">
          <text:p/>
        </draw:connector>
        <draw:connector draw:style-name="gr18" draw:text-style-name="P5" draw:layer="layout" draw:type="curve" svg:x1="19.336cm" svg:y1="-2.848cm" svg:x2="25.359cm" svg:y2="0.581cm" draw:start-shape="id66" draw:start-glue-point="2" svg:d="M19336-2848c0 2947 6023 1233 6023 3429" svg:viewBox="0 0 6024 3430">
          <text:p/>
        </draw:connector>
        <draw:connector draw:style-name="gr18" draw:text-style-name="P5" draw:layer="layout" draw:type="curve" svg:x1="17.308cm" svg:y1="8.849cm" svg:x2="25.328cm" svg:y2="7.4cm" draw:start-shape="id72" draw:end-shape="id67" draw:end-glue-point="6" svg:d="M17308 8849c5347 0 8020-483 8020-1449" svg:viewBox="0 0 8021 1450">
          <text:p/>
        </draw:connector>
        <draw:frame draw:style-name="gr13" draw:text-style-name="P3" xml:id="id76" draw:id="id76" draw:layer="layout" svg:width="2.564cm" svg:height="0.962cm" svg:x="7.488cm" svg:y="10.46cm">
          <draw:text-box>
            <text:p><text:span text:style-name="T2">Vadász</text:span></text:p>
          </draw:text-box>
        </draw:frame>
        <draw:frame draw:style-name="gr28" draw:text-style-name="P3" xml:id="id75" draw:id="id75" draw:layer="layout" svg:width="3.567cm" svg:height="0.962cm" svg:x="-4.245cm" svg:y="10.514cm">
          <draw:text-box>
            <text:p><text:span text:style-name="T2">Öreg király</text:span></text:p>
          </draw:text-box>
        </draw:frame>
        <draw:frame draw:style-name="gr9" draw:text-style-name="P2" xml:id="id70" draw:id="id70" draw:layer="layout" svg:width="5.294cm" svg:height="0.962cm" svg:x="12.098cm" svg:y="8.422cm">
          <draw:text-box>
            <text:p><text:span text:style-name="T1">Gonosz mostoha</text:span></text:p>
          </draw:text-box>
        </draw:frame>
        <draw:frame draw:style-name="gr9" draw:text-style-name="P2" xml:id="id82" draw:id="id82" draw:layer="layout" svg:width="5.294cm" svg:height="0.962cm" svg:x="-9.938cm" svg:y="8.368cm">
          <draw:text-box>
            <text:p><text:span text:style-name="T1">Gonosz mostoha</text:span></text:p>
          </draw:text-box>
        </draw:frame>
        <draw:frame draw:style-name="gr28" draw:text-style-name="P2" xml:id="id81" draw:id="id81" draw:layer="layout" svg:width="4.27cm" svg:height="0.962cm" svg:x="12.654cm" svg:y="-0.344cm">
          <draw:text-box>
            <text:p><text:span text:style-name="T1">Öreg királyné</text:span></text:p>
          </draw:text-box>
        </draw:frame>
        <draw:frame draw:style-name="gr2" draw:text-style-name="P2" xml:id="id78" draw:id="id78" draw:layer="layout" svg:width="4.27cm" svg:height="0.962cm" svg:x="-9.384cm" svg:y="-0.444cm">
          <draw:text-box>
            <text:p><text:span text:style-name="T1">Öreg </text:span><text:span text:style-name="T1">királyné</text:span></text:p>
          </draw:text-box>
        </draw:frame>
        <draw:frame draw:style-name="gr13" draw:text-style-name="P3" xml:id="id73" draw:id="id73" draw:layer="layout" svg:width="2.564cm" svg:height="0.962cm" svg:x="7.34cm" svg:y="-3.81cm">
          <draw:text-box>
            <text:p><text:span text:style-name="T2">Vadász</text:span></text:p>
          </draw:text-box>
        </draw:frame>
        <draw:frame draw:style-name="gr3" draw:text-style-name="P3" xml:id="id79" draw:id="id79" draw:layer="layout" svg:width="3.567cm" svg:height="0.962cm" svg:x="-4.799cm" svg:y="-3.81cm">
          <draw:text-box>
            <text:p><text:span text:style-name="T2">Öreg király</text:span></text:p>
          </draw:text-box>
        </draw:frame>
        <draw:connector draw:style-name="gr18" draw:text-style-name="P5" draw:layer="layout" draw:type="curve" svg:x1="8.622cm" svg:y1="-2.848cm" svg:x2="2.954cm" svg:y2="0.634cm" draw:start-shape="id73" draw:start-glue-point="2" draw:end-shape="id74" svg:d="M8622-2848c0 2611-5668 871-5668 3482" svg:viewBox="0 0 5669 3483">
          <text:p/>
        </draw:connector>
        <draw:custom-shape draw:style-name="gr15" draw:text-style-name="P8" xml:id="id74" draw:id="id74" draw:layer="layout" svg:width="4.064cm" svg:height="2.794cm" svg:x="0.922cm" svg:y="0.634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80" draw:id="id80" draw:layer="layout" svg:width="4.307cm" svg:height="2.794cm" svg:x="0.822cm" svg:y="4.606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22" draw:text-style-name="P5" draw:layer="layout" draw:type="curve" svg:x1="0.922cm" svg:y1="2.031cm" svg:x2="-2.462cm" svg:y2="10.514cm" draw:start-shape="id74" draw:start-glue-point="5" draw:end-shape="id75" draw:end-glue-point="0" svg:d="M922 2031c-2256 0-3384 2827-3384 8483" svg:viewBox="0 0 3385 8484">
          <text:p/>
        </draw:connector>
        <draw:connector draw:style-name="gr18" draw:text-style-name="P5" draw:layer="layout" draw:type="curve" svg:x1="4.986cm" svg:y1="2.031cm" svg:x2="8.77cm" svg:y2="10.46cm" draw:start-shape="id74" draw:start-glue-point="7" draw:end-shape="id76" draw:end-glue-point="0" svg:d="M4986 2031c2523 0 3784 2809 3784 8429" svg:viewBox="0 0 3785 8430">
          <text:p/>
        </draw:connector>
        <draw:connector draw:style-name="gr5" draw:text-style-name="P5" draw:layer="layout" draw:type="curve" svg:x1="12.098cm" svg:y1="8.903cm" svg:x2="8.722cm" svg:y2="10.568cm" draw:start-shape="id70" draw:start-glue-point="3" draw:end-shape="id77" draw:end-glue-point="0" svg:d="M12098 8903c-2251 0-3376 555-3376 1665" svg:viewBox="0 0 3377 1666">
          <text:p/>
        </draw:connector>
        <draw:connector draw:style-name="gr5" draw:text-style-name="P5" draw:layer="layout" draw:type="curve" svg:x1="-7.249cm" svg:y1="-0.444cm" svg:x2="-4.799cm" svg:y2="-3.329cm" draw:start-shape="id78" draw:start-glue-point="0" draw:end-shape="id79" draw:end-glue-point="3" svg:d="M-7249-444c0-1924 816-2885 2450-2885" svg:viewBox="0 0 2451 2886">
          <text:p/>
        </draw:connector>
        <draw:connector draw:style-name="gr5" draw:text-style-name="P5" draw:layer="layout" draw:type="curve" svg:x1="2.954cm" svg:y1="3.428cm" svg:x2="2.976cm" svg:y2="4.606cm" draw:start-shape="id74" draw:start-glue-point="6" draw:end-shape="id80" draw:end-glue-point="4" svg:d="M2954 3428c0 885 22 296 22 1178" svg:viewBox="0 0 23 1179">
          <text:p/>
        </draw:connector>
        <draw:connector draw:style-name="gr6" draw:text-style-name="P5" draw:layer="layout" draw:type="curve" svg:x1="-5.114cm" svg:y1="0.037cm" svg:x2="2.954cm" svg:y2="0.634cm" draw:start-shape="id78" draw:start-glue-point="1" draw:end-shape="id74" draw:end-glue-point="4" svg:d="M-5114 37c5379 0 8068 199 8068 597" svg:viewBox="0 0 8069 598">
          <text:p/>
        </draw:connector>
        <draw:connector draw:style-name="gr6" draw:text-style-name="P5" draw:layer="layout" draw:type="curve" svg:x1="-3.016cm" svg:y1="-2.848cm" svg:x2="2.954cm" svg:y2="0.634cm" draw:start-shape="id79" draw:start-glue-point="2" draw:end-shape="id74" draw:end-glue-point="4" svg:d="M-3016-2848c0 2611 5970 871 5970 3482" svg:viewBox="0 0 5971 3483">
          <text:p/>
        </draw:connector>
        <draw:connector draw:style-name="gr6" draw:text-style-name="P5" draw:layer="layout" draw:type="curve" draw:line-skew="-0.868cm" svg:x1="-5.114cm" svg:y1="0.037cm" svg:x2="0.822cm" svg:y2="6.003cm" draw:start-shape="id78" draw:start-glue-point="1" draw:end-shape="id80" draw:end-glue-point="5" svg:d="M-5114 37c3150 0 182 5966 5936 5966" svg:viewBox="0 0 5937 5967">
          <text:p/>
        </draw:connector>
        <draw:connector draw:style-name="gr6" draw:text-style-name="P5" draw:layer="layout" draw:type="curve" svg:x1="-3.016cm" svg:y1="-2.848cm" svg:x2="0.822cm" svg:y2="6.003cm" draw:start-shape="id79" draw:start-glue-point="2" draw:end-shape="id80" draw:end-glue-point="5" svg:d="M-3016-2848c0 5901 1279 8851 3838 8851" svg:viewBox="0 0 3839 8852">
          <text:p/>
        </draw:connector>
        <draw:connector draw:style-name="gr22" draw:text-style-name="P5" draw:layer="layout" draw:type="curve" svg:x1="5.129cm" svg:y1="6.003cm" svg:x2="14.789cm" svg:y2="0.618cm" draw:start-shape="id80" draw:start-glue-point="7" draw:end-shape="id81" draw:end-glue-point="2" svg:d="M5129 6003c6440 0 9660-1795 9660-5385" svg:viewBox="0 0 9661 5386">
          <text:p/>
        </draw:connector>
        <draw:connector draw:style-name="gr22" draw:text-style-name="P5" draw:layer="layout" draw:type="curve" svg:x1="2.976cm" svg:y1="7.4cm" svg:x2="12.098cm" svg:y2="8.903cm" draw:start-shape="id80" draw:start-glue-point="6" draw:end-shape="id70" draw:end-glue-point="3" svg:d="M2976 7400c0 1002 3040 1503 9122 1503" svg:viewBox="0 0 9123 1504">
          <text:p/>
        </draw:connector>
        <draw:connector draw:style-name="gr18" draw:text-style-name="P5" draw:layer="layout" draw:type="curve" svg:x1="-7.249cm" svg:y1="0.518cm" svg:x2="0.822cm" svg:y2="6.003cm" draw:start-shape="id78" draw:start-glue-point="2" draw:end-shape="id80" draw:end-glue-point="5" svg:d="M-7249 518c0 3657 2690 5485 8071 5485" svg:viewBox="0 0 8072 5486">
          <text:p/>
        </draw:connector>
        <draw:connector draw:style-name="gr10" draw:text-style-name="P5" draw:layer="layout" draw:type="curve" svg:x1="-7.249cm" svg:y1="0.518cm" svg:x2="-7.291cm" svg:y2="8.368cm" draw:start-shape="id78" draw:start-glue-point="2" draw:end-shape="id82" draw:end-glue-point="0" svg:d="M-7249 518c0 5887-42 1963-42 7850" svg:viewBox="0 0 43 7851">
          <text:p/>
        </draw:connector>
        <draw:connector draw:style-name="gr30" draw:text-style-name="P5" draw:layer="layout" draw:type="curve" svg:x1="-1.232cm" svg:y1="-3.329cm" svg:x2="7.34cm" svg:y2="-3.329cm" draw:start-shape="id79" draw:start-glue-point="1" draw:end-shape="id73" draw:end-glue-point="3" svg:d="M-1232-3329h8572" svg:viewBox="0 0 8573 1">
          <text:p/>
        </draw:connector>
        <draw:connector draw:style-name="gr14" draw:text-style-name="P5" draw:layer="layout" draw:type="curve" draw:line-skew="1.138cm -0.667cm" svg:x1="14.745cm" svg:y1="9.384cm" svg:x2="19.074cm" svg:y2="12.992cm" draw:start-shape="id70" draw:start-glue-point="2" draw:end-shape="id83" draw:end-glue-point="3" svg:d="M14745 9384c0 2916 2081 2430 3101 2603s978 1005 1228 1005" svg:viewBox="0 0 4330 3609">
          <text:p/>
        </draw:connector>
        <draw:connector draw:style-name="gr14" draw:text-style-name="P5" xml:id="id83" draw:id="id83" draw:layer="layout" draw:type="curve" draw:line-skew="0.281cm" svg:x1="10.004cm" svg:y1="11.049cm" svg:x2="19.074cm" svg:y2="12.992cm" draw:start-shape="id77" draw:start-glue-point="1" svg:d="M10004 11049c7599 0 3064 1943 9070 1943" svg:viewBox="0 0 9071 1944">
          <text:p/>
        </draw:connector>
        <draw:connector draw:style-name="gr18" draw:text-style-name="P5" draw:layer="layout" draw:type="curve" svg:x1="-3.016cm" svg:y1="-2.848cm" svg:x2="3.007cm" svg:y2="0.581cm" draw:start-shape="id79" draw:start-glue-point="2" svg:d="M-3016-2848c0 2947 6023 1233 6023 3429" svg:viewBox="0 0 6024 3430">
          <text:p/>
        </draw:connector>
        <draw:connector draw:style-name="gr18" draw:text-style-name="P5" draw:layer="layout" draw:type="curve" svg:x1="-4.644cm" svg:y1="8.849cm" svg:x2="2.976cm" svg:y2="7.4cm" draw:start-shape="id82" draw:end-shape="id80" draw:end-glue-point="6" svg:d="M-4644 8849c5080 0 7620-483 7620-1449" svg:viewBox="0 0 7621 1450">
          <text:p/>
        </draw:connector>
        <draw:frame draw:style-name="gr13" draw:text-style-name="P3" xml:id="id87" draw:id="id87" draw:layer="layout" svg:width="2.564cm" svg:height="0.962cm" svg:x="29.84cm" svg:y="24.638cm">
          <draw:text-box>
            <text:p><text:span text:style-name="T2">Vadász</text:span></text:p>
          </draw:text-box>
        </draw:frame>
        <draw:frame draw:style-name="gr28" draw:text-style-name="P3" xml:id="id86" draw:id="id86" draw:layer="layout" svg:width="3.567cm" svg:height="0.962cm" svg:x="18.107cm" svg:y="24.692cm">
          <draw:text-box>
            <text:p><text:span text:style-name="T2">Öreg király</text:span></text:p>
          </draw:text-box>
        </draw:frame>
        <draw:frame draw:style-name="gr9" draw:text-style-name="P2" xml:id="id88" draw:id="id88" draw:layer="layout" svg:width="5.294cm" svg:height="0.962cm" svg:x="34.85cm" svg:y="22.4cm">
          <draw:text-box>
            <text:p><text:span text:style-name="T1">Gonos</text:span><text:span text:style-name="T1">z </text:span><text:span text:style-name="T1">mosto</text:span><text:span text:style-name="T1">ha</text:span></text:p>
          </draw:text-box>
        </draw:frame>
        <draw:frame draw:style-name="gr9" draw:text-style-name="P2" xml:id="id94" draw:id="id94" draw:layer="layout" svg:width="5.294cm" svg:height="0.962cm" svg:x="12.414cm" svg:y="22.546cm">
          <draw:text-box>
            <text:p><text:span text:style-name="T1">Gonosz </text:span><text:span text:style-name="T1">mostoha</text:span></text:p>
          </draw:text-box>
        </draw:frame>
        <draw:frame draw:style-name="gr28" draw:text-style-name="P2" xml:id="id92" draw:id="id92" draw:layer="layout" svg:width="4.27cm" svg:height="0.962cm" svg:x="35.406cm" svg:y="13.534cm">
          <draw:text-box>
            <text:p><text:span text:style-name="T1">Öreg királyné</text:span></text:p>
          </draw:text-box>
        </draw:frame>
        <draw:frame draw:style-name="gr2" draw:text-style-name="P2" xml:id="id91" draw:id="id91" draw:layer="layout" svg:width="4.27cm" svg:height="0.962cm" svg:x="12.568cm" svg:y="14.134cm">
          <draw:text-box>
            <text:p><text:span text:style-name="T1">Öreg királyné</text:span></text:p>
          </draw:text-box>
        </draw:frame>
        <draw:frame draw:style-name="gr13" draw:text-style-name="P3" xml:id="id84" draw:id="id84" draw:layer="layout" svg:width="2.564cm" svg:height="0.962cm" svg:x="29.692cm" svg:y="10.368cm">
          <draw:text-box>
            <text:p><text:span text:style-name="T2">Vadász</text:span></text:p>
          </draw:text-box>
        </draw:frame>
        <draw:frame draw:style-name="gr3" draw:text-style-name="P3" xml:id="id89" draw:id="id89" draw:layer="layout" svg:width="3.567cm" svg:height="0.962cm" svg:x="17.653cm" svg:y="10.568cm">
          <draw:text-box>
            <text:p><text:span text:style-name="T2">Öreg király</text:span></text:p>
          </draw:text-box>
        </draw:frame>
        <draw:connector draw:style-name="gr18" draw:text-style-name="P5" draw:layer="layout" draw:type="curve" svg:x1="30.974cm" svg:y1="11.33cm" svg:x2="25.306cm" svg:y2="14.812cm" draw:start-shape="id84" draw:start-glue-point="2" draw:end-shape="id85" svg:d="M30974 11330c0 2611-5668 871-5668 3482" svg:viewBox="0 0 5669 3483">
          <text:p/>
        </draw:connector>
        <draw:custom-shape draw:style-name="gr15" draw:text-style-name="P8" xml:id="id85" draw:id="id85" draw:layer="layout" svg:width="4.064cm" svg:height="2.794cm" svg:x="23.274cm" svg:y="14.812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90" draw:id="id90" draw:layer="layout" svg:width="4.307cm" svg:height="2.794cm" svg:x="23.174cm" svg:y="18.784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22" draw:text-style-name="P5" draw:layer="layout" draw:type="curve" svg:x1="23.274cm" svg:y1="16.209cm" svg:x2="19.89cm" svg:y2="24.692cm" draw:start-shape="id85" draw:start-glue-point="5" draw:end-shape="id86" draw:end-glue-point="0" svg:d="M23274 16209c-2256 0-3384 2827-3384 8483" svg:viewBox="0 0 3385 8484">
          <text:p/>
        </draw:connector>
        <draw:connector draw:style-name="gr18" draw:text-style-name="P5" draw:layer="layout" draw:type="curve" svg:x1="27.338cm" svg:y1="16.209cm" svg:x2="31.122cm" svg:y2="24.638cm" draw:start-shape="id85" draw:start-glue-point="7" draw:end-shape="id87" draw:end-glue-point="0" svg:d="M27338 16209c2523 0 3784 2809 3784 8429" svg:viewBox="0 0 3785 8430">
          <text:p/>
        </draw:connector>
        <draw:connector draw:style-name="gr5" draw:text-style-name="P5" draw:layer="layout" draw:type="curve" svg:x1="37.497cm" svg:y1="23.362cm" svg:x2="32.404cm" svg:y2="25.119cm" draw:start-shape="id88" draw:start-glue-point="2" draw:end-shape="id87" draw:end-glue-point="1" svg:d="M37497 23362c0 1172-1697 1757-5093 1757" svg:viewBox="0 0 5094 1758">
          <text:p/>
        </draw:connector>
        <draw:connector draw:style-name="gr5" draw:text-style-name="P5" draw:layer="layout" draw:type="curve" svg:x1="16.824cm" svg:y1="14.615cm" svg:x2="19.436cm" svg:y2="11.53cm" draw:start-shape="id69" draw:start-glue-point="1" draw:end-shape="id89" draw:end-glue-point="2" svg:d="M16824 14615c1742 0 2612-1028 2612-3085" svg:viewBox="0 0 2613 3086">
          <text:p/>
        </draw:connector>
        <draw:connector draw:style-name="gr5" draw:text-style-name="P5" xml:id="id93" draw:id="id93" draw:layer="layout" draw:type="curve" svg:x1="25.306cm" svg:y1="17.606cm" svg:x2="25.328cm" svg:y2="18.784cm" draw:start-shape="id85" draw:start-glue-point="6" draw:end-shape="id90" draw:end-glue-point="4" svg:d="M25306 17606c0 885 22 296 22 1178" svg:viewBox="0 0 23 1179">
          <text:p/>
        </draw:connector>
        <draw:connector draw:style-name="gr6" draw:text-style-name="P5" draw:layer="layout" draw:type="curve" svg:x1="16.838cm" svg:y1="14.615cm" svg:x2="25.306cm" svg:y2="14.812cm" draw:start-shape="id91" draw:start-glue-point="1" draw:end-shape="id85" draw:end-glue-point="4" svg:d="M16838 14615c4827 0 4021-152 4932-291s3536-263 3536 488" svg:viewBox="0 0 8469 594">
          <text:p/>
        </draw:connector>
        <draw:connector draw:style-name="gr6" draw:text-style-name="P5" draw:layer="layout" draw:type="curve" svg:x1="19.436cm" svg:y1="11.53cm" svg:x2="25.306cm" svg:y2="14.812cm" draw:start-shape="id89" draw:start-glue-point="2" draw:end-shape="id85" draw:end-glue-point="4" svg:d="M19436 11530c0 2461 5870 821 5870 3282" svg:viewBox="0 0 5871 3283">
          <text:p/>
        </draw:connector>
        <draw:connector draw:style-name="gr6" draw:text-style-name="P5" draw:layer="layout" draw:type="curve" draw:line-skew="-0.868cm" svg:x1="16.838cm" svg:y1="14.615cm" svg:x2="23.174cm" svg:y2="20.181cm" draw:start-shape="id91" draw:start-glue-point="1" draw:end-shape="id90" draw:end-glue-point="5" svg:d="M16838 14615c3448 0 281 5566 6336 5566" svg:viewBox="0 0 6337 5567">
          <text:p/>
        </draw:connector>
        <draw:connector draw:style-name="gr6" draw:text-style-name="P5" draw:layer="layout" draw:type="curve" svg:x1="19.436cm" svg:y1="11.53cm" svg:x2="23.174cm" svg:y2="20.181cm" draw:start-shape="id89" draw:start-glue-point="2" draw:end-shape="id90" draw:end-glue-point="5" svg:d="M19436 11530c0 5768 1246 8651 3738 8651" svg:viewBox="0 0 3739 8652">
          <text:p/>
        </draw:connector>
        <draw:connector draw:style-name="gr22" draw:text-style-name="P5" draw:layer="layout" draw:type="curve" svg:x1="27.481cm" svg:y1="20.181cm" svg:x2="37.541cm" svg:y2="14.496cm" draw:start-shape="id90" draw:start-glue-point="7" draw:end-shape="id92" draw:end-glue-point="2" svg:d="M27481 20181c6707 0 10060-1895 10060-5685" svg:viewBox="0 0 10061 5686">
          <text:p/>
        </draw:connector>
        <draw:connector draw:style-name="gr22" draw:text-style-name="P5" draw:layer="layout" draw:type="curve" svg:x1="25.328cm" svg:y1="21.578cm" svg:x2="34.85cm" svg:y2="22.881cm" draw:start-shape="id90" draw:start-glue-point="6" draw:end-shape="id88" draw:end-glue-point="3" svg:d="M25328 21578c0 869 3174 1303 9522 1303" svg:viewBox="0 0 9523 1304">
          <text:p/>
        </draw:connector>
        <draw:connector draw:style-name="gr18" draw:text-style-name="P5" draw:layer="layout" draw:type="curve" svg:x1="14.703cm" svg:y1="15.096cm" svg:x2="23.174cm" svg:y2="20.181cm" draw:start-shape="id91" draw:start-glue-point="2" draw:end-shape="id90" draw:end-glue-point="5" svg:d="M14703 15096c0 3390 2823 5085 8471 5085" svg:viewBox="0 0 8472 5086">
          <text:p/>
        </draw:connector>
        <draw:connector draw:style-name="gr30" draw:text-style-name="P5" draw:layer="layout" draw:type="curve" svg:x1="17.653cm" svg:y1="11.049cm" svg:x2="10.004cm" svg:y2="11.049cm" draw:start-shape="id89" draw:start-glue-point="3" draw:end-shape="id77" svg:d="M17653 11049h-7649" svg:viewBox="0 0 7650 1">
          <text:p/>
        </draw:connector>
        <draw:connector draw:style-name="gr14" draw:text-style-name="P5" draw:layer="layout" draw:type="curve" svg:x1="34.85cm" svg:y1="22.881cm" svg:x2="25.317cm" svg:y2="18.196cm" draw:start-shape="id88" draw:start-glue-point="3" draw:end-shape="id93" draw:end-glue-point="0" svg:d="M34850 22881c-7062 0-2296-4685-9533-4685" svg:viewBox="0 0 9534 4686">
          <text:p/>
        </draw:connector>
        <draw:connector draw:style-name="gr14" draw:text-style-name="P5" draw:layer="layout" draw:type="curve" draw:line-skew="0.75cm" svg:x1="29.84cm" svg:y1="25.119cm" svg:x2="25.317cm" svg:y2="18.196cm" draw:start-shape="id87" draw:start-glue-point="3" draw:end-shape="id93" draw:end-glue-point="0" svg:d="M29840 25119c-2179 0 82-6923-4523-6923" svg:viewBox="0 0 4524 6924">
          <text:p/>
        </draw:connector>
        <draw:connector draw:style-name="gr18" draw:text-style-name="P5" draw:layer="layout" draw:type="curve" svg:x1="19.436cm" svg:y1="11.53cm" svg:x2="25.359cm" svg:y2="14.759cm" draw:start-shape="id89" draw:start-glue-point="2" svg:d="M19436 11530c0 2797 5923 1183 5923 3229" svg:viewBox="0 0 5924 3230">
          <text:p/>
        </draw:connector>
        <draw:connector draw:style-name="gr18" draw:text-style-name="P5" draw:layer="layout" draw:type="curve" svg:x1="17.708cm" svg:y1="23.027cm" svg:x2="25.328cm" svg:y2="21.578cm" draw:start-shape="id94" draw:end-shape="id90" draw:end-glue-point="6" svg:d="M17708 23027c5080 0 7620-483 7620-1449" svg:viewBox="0 0 7621 1450">
          <text:p/>
        </draw:connector>
        <draw:frame draw:style-name="gr13" draw:text-style-name="P3" xml:id="id97" draw:id="id97" draw:layer="layout" svg:width="2.564cm" svg:height="0.962cm" svg:x="7.488cm" svg:y="24.638cm">
          <draw:text-box>
            <text:p><text:span text:style-name="T2">Vadás</text:span><text:span text:style-name="T2">z</text:span></text:p>
          </draw:text-box>
        </draw:frame>
        <draw:frame draw:style-name="gr28" draw:text-style-name="P3" xml:id="id96" draw:id="id96" draw:layer="layout" svg:width="3.567cm" svg:height="0.962cm" svg:x="-4.245cm" svg:y="24.692cm">
          <draw:text-box>
            <text:p><text:span text:style-name="T2">Öreg király</text:span></text:p>
          </draw:text-box>
        </draw:frame>
        <draw:frame draw:style-name="gr9" draw:text-style-name="P2" xml:id="id98" draw:id="id98" draw:layer="layout" svg:width="5.294cm" svg:height="0.962cm" svg:x="12.498cm" svg:y="22.4cm">
          <draw:text-box>
            <text:p><text:span text:style-name="T1">Gonosz mostoha</text:span></text:p>
          </draw:text-box>
        </draw:frame>
        <draw:frame draw:style-name="gr9" draw:text-style-name="P2" xml:id="id102" draw:id="id102" draw:layer="layout" svg:width="5.294cm" svg:height="0.962cm" svg:x="-9.938cm" svg:y="22.546cm">
          <draw:text-box>
            <text:p><text:span text:style-name="T1">Gonosz mostoha</text:span></text:p>
          </draw:text-box>
        </draw:frame>
        <draw:frame draw:style-name="gr28" draw:text-style-name="P2" xml:id="id69" draw:id="id69" draw:layer="layout" svg:width="4.27cm" svg:height="0.962cm" svg:x="12.554cm" svg:y="14.134cm">
          <draw:text-box>
            <text:p><text:span text:style-name="T1">Öreg királyné</text:span></text:p>
          </draw:text-box>
        </draw:frame>
        <draw:frame draw:style-name="gr2" draw:text-style-name="P2" xml:id="id99" draw:id="id99" draw:layer="layout" svg:width="4.27cm" svg:height="0.962cm" svg:x="-9.384cm" svg:y="13.734cm">
          <draw:text-box>
            <text:p><text:span text:style-name="T1">Öreg királyné</text:span></text:p>
          </draw:text-box>
        </draw:frame>
        <draw:frame draw:style-name="gr13" draw:text-style-name="P3" xml:id="id77" draw:id="id77" draw:layer="layout" svg:width="2.564cm" svg:height="0.962cm" svg:x="7.44cm" svg:y="10.568cm">
          <draw:text-box>
            <text:p><text:span text:style-name="T2">Vadász</text:span></text:p>
          </draw:text-box>
        </draw:frame>
        <draw:frame draw:style-name="gr3" draw:text-style-name="P3" xml:id="id100" draw:id="id100" draw:layer="layout" svg:width="3.567cm" svg:height="0.962cm" svg:x="-4.799cm" svg:y="10.368cm">
          <draw:text-box>
            <text:p><text:span text:style-name="T2">Öreg király</text:span></text:p>
          </draw:text-box>
        </draw:frame>
        <draw:connector draw:style-name="gr18" draw:text-style-name="P5" draw:layer="layout" draw:type="curve" svg:x1="8.722cm" svg:y1="11.53cm" svg:x2="2.954cm" svg:y2="14.812cm" draw:start-shape="id77" draw:start-glue-point="2" draw:end-shape="id95" svg:d="M8722 11530c0 2461-5768 821-5768 3282" svg:viewBox="0 0 5769 3283">
          <text:p/>
        </draw:connector>
        <draw:custom-shape draw:style-name="gr15" draw:text-style-name="P8" xml:id="id95" draw:id="id95" draw:layer="layout" svg:width="4.064cm" svg:height="2.794cm" svg:x="0.922cm" svg:y="14.812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101" draw:id="id101" draw:layer="layout" svg:width="4.307cm" svg:height="2.794cm" svg:x="0.822cm" svg:y="18.784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22" draw:text-style-name="P5" draw:layer="layout" draw:type="curve" svg:x1="0.922cm" svg:y1="16.209cm" svg:x2="-2.462cm" svg:y2="24.692cm" draw:start-shape="id95" draw:start-glue-point="5" draw:end-shape="id96" draw:end-glue-point="0" svg:d="M922 16209c-2256 0-3384 2827-3384 8483" svg:viewBox="0 0 3385 8484">
          <text:p/>
        </draw:connector>
        <draw:connector draw:style-name="gr18" draw:text-style-name="P5" draw:layer="layout" draw:type="curve" svg:x1="4.986cm" svg:y1="16.209cm" svg:x2="8.77cm" svg:y2="24.638cm" draw:start-shape="id95" draw:start-glue-point="7" draw:end-shape="id97" draw:end-glue-point="0" svg:d="M4986 16209c2523 0 3784 2809 3784 8429" svg:viewBox="0 0 3785 8430">
          <text:p/>
        </draw:connector>
        <draw:connector draw:style-name="gr5" draw:text-style-name="P5" draw:layer="layout" draw:type="curve" svg:x1="15.145cm" svg:y1="23.362cm" svg:x2="10.052cm" svg:y2="25.119cm" draw:start-shape="id98" draw:start-glue-point="2" draw:end-shape="id97" draw:end-glue-point="1" svg:d="M15145 23362c0 1172-1697 1757-5093 1757" svg:viewBox="0 0 5094 1758">
          <text:p/>
        </draw:connector>
        <draw:connector draw:style-name="gr5" draw:text-style-name="P5" draw:layer="layout" draw:type="curve" svg:x1="-7.249cm" svg:y1="13.734cm" svg:x2="-4.799cm" svg:y2="10.849cm" draw:start-shape="id99" draw:start-glue-point="0" draw:end-shape="id100" draw:end-glue-point="3" svg:d="M-7249 13734c0-1924 816-2885 2450-2885" svg:viewBox="0 0 2451 2886">
          <text:p/>
        </draw:connector>
        <draw:connector draw:style-name="gr5" draw:text-style-name="P5" xml:id="id103" draw:id="id103" draw:layer="layout" draw:type="curve" svg:x1="2.954cm" svg:y1="17.606cm" svg:x2="2.976cm" svg:y2="18.784cm" draw:start-shape="id95" draw:start-glue-point="6" draw:end-shape="id101" draw:end-glue-point="4" svg:d="M2954 17606c0 885 22 296 22 1178" svg:viewBox="0 0 23 1179">
          <text:p/>
        </draw:connector>
        <draw:connector draw:style-name="gr6" draw:text-style-name="P5" draw:layer="layout" draw:type="curve" svg:x1="-5.114cm" svg:y1="14.215cm" svg:x2="2.954cm" svg:y2="14.812cm" draw:start-shape="id99" draw:start-glue-point="1" draw:end-shape="id95" draw:end-glue-point="4" svg:d="M-5114 14215c5379 0 8068 199 8068 597" svg:viewBox="0 0 8069 598">
          <text:p/>
        </draw:connector>
        <draw:connector draw:style-name="gr6" draw:text-style-name="P5" draw:layer="layout" draw:type="curve" svg:x1="-3.016cm" svg:y1="11.33cm" svg:x2="2.954cm" svg:y2="14.812cm" draw:start-shape="id100" draw:start-glue-point="2" draw:end-shape="id95" draw:end-glue-point="4" svg:d="M-3016 11330c0 2611 5970 871 5970 3482" svg:viewBox="0 0 5971 3483">
          <text:p/>
        </draw:connector>
        <draw:connector draw:style-name="gr6" draw:text-style-name="P5" draw:layer="layout" draw:type="curve" draw:line-skew="-0.868cm" svg:x1="-5.114cm" svg:y1="14.215cm" svg:x2="0.822cm" svg:y2="20.181cm" draw:start-shape="id99" draw:start-glue-point="1" draw:end-shape="id101" draw:end-glue-point="5" svg:d="M-5114 14215c3150 0 182 5966 5936 5966" svg:viewBox="0 0 5937 5967">
          <text:p/>
        </draw:connector>
        <draw:connector draw:style-name="gr6" draw:text-style-name="P5" draw:layer="layout" draw:type="curve" svg:x1="-3.016cm" svg:y1="11.33cm" svg:x2="0.822cm" svg:y2="20.181cm" draw:start-shape="id100" draw:start-glue-point="2" draw:end-shape="id101" draw:end-glue-point="5" svg:d="M-3016 11330c0 5901 1279 8851 3838 8851" svg:viewBox="0 0 3839 8852">
          <text:p/>
        </draw:connector>
        <draw:connector draw:style-name="gr22" draw:text-style-name="P5" draw:layer="layout" draw:type="curve" svg:x1="5.129cm" svg:y1="20.181cm" svg:x2="14.689cm" svg:y2="15.096cm" draw:start-shape="id101" draw:start-glue-point="7" draw:end-shape="id69" draw:end-glue-point="2" svg:d="M5129 20181c6374 0 9560-1695 9560-5085" svg:viewBox="0 0 9561 5086">
          <text:p/>
        </draw:connector>
        <draw:connector draw:style-name="gr22" draw:text-style-name="P5" draw:layer="layout" draw:type="curve" svg:x1="2.976cm" svg:y1="21.578cm" svg:x2="12.498cm" svg:y2="22.881cm" draw:start-shape="id101" draw:start-glue-point="6" draw:end-shape="id98" draw:end-glue-point="3" svg:d="M2976 21578c0 869 3174 1303 9522 1303" svg:viewBox="0 0 9523 1304">
          <text:p/>
        </draw:connector>
        <draw:connector draw:style-name="gr18" draw:text-style-name="P5" draw:layer="layout" draw:type="curve" svg:x1="-7.249cm" svg:y1="14.696cm" svg:x2="0.822cm" svg:y2="20.181cm" draw:start-shape="id99" draw:start-glue-point="2" draw:end-shape="id101" draw:end-glue-point="5" svg:d="M-7249 14696c0 3657 2690 5485 8071 5485" svg:viewBox="0 0 8072 5486">
          <text:p/>
        </draw:connector>
        <draw:connector draw:style-name="gr10" draw:text-style-name="P5" draw:layer="layout" draw:type="curve" svg:x1="-7.249cm" svg:y1="14.696cm" svg:x2="-7.291cm" svg:y2="22.546cm" draw:start-shape="id99" draw:start-glue-point="2" draw:end-shape="id102" draw:end-glue-point="0" svg:d="M-7249 14696c0 5887-42 1963-42 7850" svg:viewBox="0 0 43 7851">
          <text:p/>
        </draw:connector>
        <draw:connector draw:style-name="gr14" draw:text-style-name="P5" draw:layer="layout" draw:type="curve" svg:x1="12.498cm" svg:y1="22.881cm" svg:x2="2.965cm" svg:y2="18.196cm" draw:start-shape="id98" draw:start-glue-point="3" draw:end-shape="id103" draw:end-glue-point="0" svg:d="M12498 22881c-7062 0-2296-4685-9533-4685" svg:viewBox="0 0 9534 4686">
          <text:p/>
        </draw:connector>
        <draw:connector draw:style-name="gr14" draw:text-style-name="P5" draw:layer="layout" draw:type="curve" draw:line-skew="0.75cm" svg:x1="7.488cm" svg:y1="25.119cm" svg:x2="2.965cm" svg:y2="18.196cm" draw:start-shape="id97" draw:start-glue-point="3" draw:end-shape="id103" draw:end-glue-point="0" svg:d="M7488 25119c-2179 0 82-6923-4523-6923" svg:viewBox="0 0 4524 6924">
          <text:p/>
        </draw:connector>
        <draw:connector draw:style-name="gr18" draw:text-style-name="P5" draw:layer="layout" draw:type="curve" svg:x1="-3.016cm" svg:y1="11.33cm" svg:x2="3.007cm" svg:y2="14.759cm" draw:start-shape="id100" draw:start-glue-point="2" svg:d="M-3016 11330c0 2947 6023 1233 6023 3429" svg:viewBox="0 0 6024 3430">
          <text:p/>
        </draw:connector>
        <draw:connector draw:style-name="gr18" draw:text-style-name="P5" draw:layer="layout" draw:type="curve" svg:x1="-4.644cm" svg:y1="23.027cm" svg:x2="2.976cm" svg:y2="21.578cm" draw:start-shape="id102" draw:end-shape="id101" draw:end-glue-point="6" svg:d="M-4644 23027c5080 0 7620-483 7620-1449" svg:viewBox="0 0 7621 1450">
          <text:p/>
        </draw:connector>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draw:frame draw:style-name="gr13" draw:text-style-name="P3" xml:id="id107" draw:id="id107" draw:layer="layout" svg:width="2.564cm" svg:height="0.962cm" svg:x="17.426cm" svg:y="19.404cm">
          <draw:text-box>
            <text:p><text:span text:style-name="T2">Vadász</text:span></text:p>
          </draw:text-box>
        </draw:frame>
        <draw:frame draw:style-name="gr28" draw:text-style-name="P3" xml:id="id106" draw:id="id106" draw:layer="layout" svg:width="3.567cm" svg:height="0.962cm" svg:x="5.693cm" svg:y="19.458cm">
          <draw:text-box>
            <text:p><text:span text:style-name="T2">Öreg </text:span><text:span text:style-name="T2">király</text:span></text:p>
          </draw:text-box>
        </draw:frame>
        <draw:frame draw:style-name="gr9" draw:text-style-name="P2" xml:id="id108" draw:id="id108" draw:layer="layout" svg:width="5.294cm" svg:height="0.962cm" svg:x="22.436cm" svg:y="17.166cm">
          <draw:text-box>
            <text:p><text:span text:style-name="T1">Gonosz mostoha</text:span></text:p>
          </draw:text-box>
        </draw:frame>
        <draw:frame draw:style-name="gr9" draw:text-style-name="P2" xml:id="id113" draw:id="id113" draw:layer="layout" svg:width="5.294cm" svg:height="0.962cm" svg:x="0cm" svg:y="17.312cm">
          <draw:text-box>
            <text:p><text:span text:style-name="T1">Gonosz mostoha</text:span></text:p>
          </draw:text-box>
        </draw:frame>
        <draw:frame draw:style-name="gr28" draw:text-style-name="P2" xml:id="id112" draw:id="id112" draw:layer="layout" svg:width="4.27cm" svg:height="0.962cm" svg:x="22.992cm" svg:y="8.3cm">
          <draw:text-box>
            <text:p><text:span text:style-name="T1">Öreg királyné</text:span></text:p>
          </draw:text-box>
        </draw:frame>
        <draw:frame draw:style-name="gr2" draw:text-style-name="P2" xml:id="id109" draw:id="id109" draw:layer="layout" svg:width="4.27cm" svg:height="0.962cm" svg:x="0.554cm" svg:y="8.5cm">
          <draw:text-box>
            <text:p><text:span text:style-name="T1">Öreg királyné</text:span></text:p>
          </draw:text-box>
        </draw:frame>
        <draw:frame draw:style-name="gr13" draw:text-style-name="P3" xml:id="id104" draw:id="id104" draw:layer="layout" svg:width="2.564cm" svg:height="0.962cm" svg:x="17.278cm" svg:y="5.134cm">
          <draw:text-box>
            <text:p><text:span text:style-name="T2">Vadász</text:span></text:p>
          </draw:text-box>
        </draw:frame>
        <draw:frame draw:style-name="gr3" draw:text-style-name="P3" xml:id="id110" draw:id="id110" draw:layer="layout" svg:width="3.567cm" svg:height="0.962cm" svg:x="5.139cm" svg:y="5.134cm">
          <draw:text-box>
            <text:p><text:span text:style-name="T2">Öreg király</text:span></text:p>
          </draw:text-box>
        </draw:frame>
        <draw:connector draw:style-name="gr18" draw:text-style-name="P5" draw:layer="layout" draw:type="curve" svg:x1="18.56cm" svg:y1="6.096cm" svg:x2="12.892cm" svg:y2="9.578cm" draw:start-shape="id104" draw:start-glue-point="2" draw:end-shape="id105" svg:d="M18560 6096c0 2611-5668 871-5668 3482" svg:viewBox="0 0 5669 3483">
          <text:p/>
        </draw:connector>
        <draw:custom-shape draw:style-name="gr15" draw:text-style-name="P8" xml:id="id105" draw:id="id105" draw:layer="layout" svg:width="4.064cm" svg:height="2.794cm" svg:x="10.86cm" svg:y="9.578cm">
          <text:p text:style-name="P7">Herceg</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111" draw:id="id111" draw:layer="layout" svg:width="4.307cm" svg:height="2.794cm" svg:x="10.76cm" svg:y="13.55cm">
          <text:p>Hófehérke</text:p>
          <draw:enhanced-geometry svg:viewBox="0 0 21600 21600" draw:glue-points="10800 0 0 10800 10800 21600 21600 10800" draw:text-areas="5400 5400 16200 16200" draw:type="diamond" draw:enhanced-path="M 10800 0 L 21600 10800 10800 21600 0 10800 10800 0 Z N"/>
        </draw:custom-shape>
        <draw:connector draw:style-name="gr22" draw:text-style-name="P5" draw:layer="layout" draw:type="curve" svg:x1="10.86cm" svg:y1="10.975cm" svg:x2="7.476cm" svg:y2="19.458cm" draw:start-shape="id105" draw:start-glue-point="5" draw:end-shape="id106" draw:end-glue-point="0" svg:d="M10860 10975c-2256 0-3384 2827-3384 8483" svg:viewBox="0 0 3385 8484">
          <text:p/>
        </draw:connector>
        <draw:connector draw:style-name="gr18" draw:text-style-name="P5" draw:layer="layout" draw:type="curve" svg:x1="14.924cm" svg:y1="10.975cm" svg:x2="18.708cm" svg:y2="19.404cm" draw:start-shape="id105" draw:start-glue-point="7" draw:end-shape="id107" draw:end-glue-point="0" svg:d="M14924 10975c2523 0 3784 2809 3784 8429" svg:viewBox="0 0 3785 8430">
          <text:p/>
        </draw:connector>
        <draw:connector draw:style-name="gr5" draw:text-style-name="P5" draw:layer="layout" draw:type="curve" svg:x1="25.083cm" svg:y1="18.128cm" svg:x2="19.99cm" svg:y2="19.885cm" draw:start-shape="id108" draw:start-glue-point="2" draw:end-shape="id107" draw:end-glue-point="1" svg:d="M25083 18128c0 1172-1697 1757-5093 1757" svg:viewBox="0 0 5094 1758">
          <text:p/>
        </draw:connector>
        <draw:connector draw:style-name="gr5" draw:text-style-name="P5" draw:layer="layout" draw:type="curve" svg:x1="2.689cm" svg:y1="8.5cm" svg:x2="5.139cm" svg:y2="5.615cm" draw:start-shape="id109" draw:start-glue-point="0" draw:end-shape="id110" draw:end-glue-point="3" svg:d="M2689 8500c0-1924 816-2885 2450-2885" svg:viewBox="0 0 2451 2886">
          <text:p/>
        </draw:connector>
        <draw:connector draw:style-name="gr5" draw:text-style-name="P5" xml:id="id114" draw:id="id114" draw:layer="layout" draw:type="curve" svg:x1="12.892cm" svg:y1="12.372cm" svg:x2="12.914cm" svg:y2="13.55cm" draw:start-shape="id105" draw:start-glue-point="6" draw:end-shape="id111" draw:end-glue-point="4" svg:d="M12892 12372c0 885 22 296 22 1178" svg:viewBox="0 0 23 1179">
          <text:p/>
        </draw:connector>
        <draw:connector draw:style-name="gr6" draw:text-style-name="P5" draw:layer="layout" draw:type="curve" svg:x1="4.824cm" svg:y1="8.981cm" svg:x2="12.892cm" svg:y2="9.578cm" draw:start-shape="id109" draw:start-glue-point="1" draw:end-shape="id105" draw:end-glue-point="4" svg:d="M4824 8981c5379 0 8068 199 8068 597" svg:viewBox="0 0 8069 598">
          <text:p/>
        </draw:connector>
        <draw:connector draw:style-name="gr6" draw:text-style-name="P5" draw:layer="layout" draw:type="curve" svg:x1="6.922cm" svg:y1="6.096cm" svg:x2="12.892cm" svg:y2="9.578cm" draw:start-shape="id110" draw:start-glue-point="2" draw:end-shape="id105" draw:end-glue-point="4" svg:d="M6922 6096c0 2611 5970 871 5970 3482" svg:viewBox="0 0 5971 3483">
          <text:p/>
        </draw:connector>
        <draw:connector draw:style-name="gr6" draw:text-style-name="P5" draw:layer="layout" draw:type="curve" draw:line-skew="-0.868cm" svg:x1="4.824cm" svg:y1="8.981cm" svg:x2="10.76cm" svg:y2="14.947cm" draw:start-shape="id109" draw:start-glue-point="1" draw:end-shape="id111" draw:end-glue-point="5" svg:d="M4824 8981c3148 0 181 5966 5936 5966" svg:viewBox="0 0 5937 5967">
          <text:p/>
        </draw:connector>
        <draw:connector draw:style-name="gr6" draw:text-style-name="P5" draw:layer="layout" draw:type="curve" svg:x1="6.922cm" svg:y1="6.096cm" svg:x2="10.76cm" svg:y2="14.947cm" draw:start-shape="id110" draw:start-glue-point="2" draw:end-shape="id111" draw:end-glue-point="5" svg:d="M6922 6096c0 5901 1279 8851 3838 8851" svg:viewBox="0 0 3839 8852">
          <text:p/>
        </draw:connector>
        <draw:connector draw:style-name="gr22" draw:text-style-name="P5" draw:layer="layout" draw:type="curve" svg:x1="15.067cm" svg:y1="14.947cm" svg:x2="25.127cm" svg:y2="9.262cm" draw:start-shape="id111" draw:start-glue-point="7" draw:end-shape="id112" draw:end-glue-point="2" svg:d="M15067 14947c6707 0 10060-1895 10060-5685" svg:viewBox="0 0 10061 5686">
          <text:p/>
        </draw:connector>
        <draw:connector draw:style-name="gr22" draw:text-style-name="P5" draw:layer="layout" draw:type="curve" svg:x1="12.914cm" svg:y1="16.344cm" svg:x2="22.436cm" svg:y2="17.647cm" draw:start-shape="id111" draw:start-glue-point="6" draw:end-shape="id108" draw:end-glue-point="3" svg:d="M12914 16344c0 869 3174 1303 9522 1303" svg:viewBox="0 0 9523 1304">
          <text:p/>
        </draw:connector>
        <draw:connector draw:style-name="gr18" draw:text-style-name="P5" draw:layer="layout" draw:type="curve" svg:x1="2.689cm" svg:y1="9.462cm" svg:x2="10.76cm" svg:y2="14.947cm" draw:start-shape="id109" draw:start-glue-point="2" draw:end-shape="id111" draw:end-glue-point="5" svg:d="M2689 9462c0 3657 2690 5485 8071 5485" svg:viewBox="0 0 8072 5486">
          <text:p/>
        </draw:connector>
        <draw:connector draw:style-name="gr10" draw:text-style-name="P5" draw:layer="layout" draw:type="curve" svg:x1="2.689cm" svg:y1="9.462cm" svg:x2="2.647cm" svg:y2="17.312cm" draw:start-shape="id109" draw:start-glue-point="2" draw:end-shape="id113" draw:end-glue-point="0" svg:d="M2689 9462c0 5887-42 1963-42 7850" svg:viewBox="0 0 43 7851">
          <text:p/>
        </draw:connector>
        <draw:connector draw:style-name="gr30" draw:text-style-name="P5" draw:layer="layout" draw:type="curve" svg:x1="8.706cm" svg:y1="5.615cm" svg:x2="17.278cm" svg:y2="5.615cm" draw:start-shape="id110" draw:start-glue-point="1" draw:end-shape="id104" draw:end-glue-point="3" svg:d="M8706 5615h8572" svg:viewBox="0 0 8573 1">
          <text:p/>
        </draw:connector>
        <draw:connector draw:style-name="gr14" draw:text-style-name="P5" draw:layer="layout" draw:type="curve" svg:x1="22.436cm" svg:y1="17.647cm" svg:x2="12.903cm" svg:y2="12.962cm" draw:start-shape="id108" draw:start-glue-point="3" draw:end-shape="id114" draw:end-glue-point="0" svg:d="M22436 17647c-7062 0-2296-4685-9533-4685" svg:viewBox="0 0 9534 4686">
          <text:p/>
        </draw:connector>
        <draw:connector draw:style-name="gr14" draw:text-style-name="P5" draw:layer="layout" draw:type="curve" draw:line-skew="0.75cm" svg:x1="17.426cm" svg:y1="19.885cm" svg:x2="12.903cm" svg:y2="12.962cm" draw:start-shape="id107" draw:start-glue-point="3" draw:end-shape="id114" draw:end-glue-point="0" svg:d="M17426 19885c-2179 0 82-6923-4523-6923" svg:viewBox="0 0 4524 6924">
          <text:p/>
        </draw:connector>
        <draw:frame draw:style-name="gr16" draw:text-style-name="P6" draw:layer="layout" svg:width="4.24cm" svg:height="2.384cm" svg:x="0.8cm" svg:y="0.8cm">
          <draw:text-box>
            <text:p><text:span text:style-name="T2">Férfi karakter</text:span></text:p>
            <text:p><text:span text:style-name="T2"/></text:p>
            <text:p><text:span text:style-name="T1">Női karakter</text:span></text:p>
          </draw:text-box>
        </draw:frame>
        <draw:connector draw:style-name="gr17" draw:text-style-name="P5" draw:layer="layout" draw:type="curve" svg:x1="13.254cm" svg:y1="1.724cm" svg:x2="15.861cm" svg:y2="1.724cm" svg:d="M13254 1724h2607" svg:viewBox="0 0 2608 1">
          <text:p/>
        </draw:connector>
        <draw:connector draw:style-name="gr6" draw:text-style-name="P5" draw:layer="layout" draw:type="curve" svg:x1="23.193cm" svg:y1="1.178cm" svg:x2="25.8cm" svg:y2="1.178cm" svg:d="M23193 1178h2607" svg:viewBox="0 0 2608 1">
          <text:p/>
        </draw:connector>
        <draw:connector draw:style-name="gr14" draw:text-style-name="P5" draw:layer="layout" draw:type="curve" svg:x1="23.193cm" svg:y1="1.878cm" svg:x2="25.8cm" svg:y2="1.878cm" svg:d="M23193 1878h2607" svg:viewBox="0 0 2608 1">
          <text:p/>
        </draw:connector>
        <draw:connector draw:style-name="gr18" draw:text-style-name="P5" draw:layer="layout" draw:type="curve" svg:x1="13.254cm" svg:y1="1.024cm" svg:x2="15.861cm" svg:y2="1.024cm" svg:d="M13254 1024h2607" svg:viewBox="0 0 2608 1">
          <text:p/>
        </draw:connector>
        <draw:frame draw:style-name="gr19" draw:text-style-name="P6" draw:layer="layout" svg:width="3.533cm" svg:height="2.384cm" svg:x="9.176cm" svg:y="0.562cm">
          <draw:text-box>
            <text:p><text:span text:style-name="T4">Átalakulás</text:span></text:p>
            <text:p><text:span text:style-name="T4">Alternatíva</text:span></text:p>
            <text:p><text:span text:style-name="T4">Kapcsolat</text:span></text:p>
          </draw:text-box>
        </draw:frame>
        <draw:frame draw:style-name="gr20" draw:text-style-name="P6" draw:layer="layout" svg:width="2.966cm" svg:height="1.673cm" svg:x="19.64cm" svg:y="0.621cm">
          <draw:text-box>
            <text:p><text:span text:style-name="T4">Létrehoz</text:span></text:p>
            <text:p><text:span text:style-name="T4">Elpusztít</text:span></text:p>
          </draw:text-box>
        </draw:frame>
        <draw:connector draw:style-name="gr21" draw:text-style-name="P5" draw:layer="layout" draw:type="curve" svg:x1="13.255cm" svg:y1="2.524cm" svg:x2="15.862cm" svg:y2="2.524cm" svg:d="M13255 2524h2607" svg:viewBox="0 0 2608 1">
          <text:p/>
        </draw:connector>
        <draw:connector draw:style-name="gr18" draw:text-style-name="P5" draw:layer="layout" draw:type="curve" svg:x1="6.922cm" svg:y1="6.096cm" svg:x2="12.945cm" svg:y2="9.525cm" draw:start-shape="id110" draw:start-glue-point="2" svg:d="M6922 6096c0 2947 6023 1233 6023 3429" svg:viewBox="0 0 6024 3430">
          <text:p/>
        </draw:connector>
        <draw:connector draw:style-name="gr18" draw:text-style-name="P5" draw:layer="layout" draw:type="curve" svg:x1="5.294cm" svg:y1="17.793cm" svg:x2="12.914cm" svg:y2="16.344cm" draw:start-shape="id113" draw:end-shape="id111" draw:end-glue-point="6" svg:d="M5294 17793c5080 0 7620-483 7620-1449" svg:viewBox="0 0 7621 1450">
          <text:p/>
        </draw:connector>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1">
        <draw:frame presentation:style-name="pr3" draw:layer="layout" svg:width="25.199cm" svg:height="3.506cm" svg:x="1.4cm" svg:y="0.837cm" presentation:class="title">
          <draw:text-box>
            <text:p>A textilipar fejlődése</text:p>
          </draw:text-box>
        </draw:frame>
        <draw:frame presentation:style-name="pr4" draw:layer="layout" svg:width="25.199cm" svg:height="12.179cm" svg:x="1.4cm" svg:y="4.914cm" presentation:class="outline" presentation:user-transformed="true">
          <draw:text-box>
            <text:list text:style-name="L2">
              <text:list-item>
                <text:p>Szögezzük le, nem biztos, hogy mit is csinál a királynő az ablakban, varr, fon, (köt), de nyilván textilipari kézműves tevékenységet végez, miközben megszúrja az ujját.</text:p>
              </text:list-item>
              <text:list-item>
                <text:p>Ma azt is hihetnénk, varrógéppel dolgozott. Jelenleg műanyag ipari termékekben járunk, és nem ismerjük az eredetét az eleve rongyosra szaggatottan kapható göncöknek. Így nagy hátránnyal indulunk a megértéshez.</text:p>
              </text:list-item>
              <text:list-item>
                <text:p>Nem volt ez mindig így, az elmúlt 80 évben sorsdöntő fordulat zajlott le. A legidősebbek még emlékeznek a len, kender feldolgozására, fonásra, szövésre, hímzésre.</text:p>
              </text:list-item>
            </text:list>
          </draw:text-box>
        </draw:frame>
        <presentation:notes draw:style-name="dp2">
          <draw:page-thumbnail draw:style-name="gr1" draw:layer="layout" svg:width="13.968cm" svg:height="10.476cm" svg:x="3.81cm" svg:y="2.123cm" draw:page-number="45" presentation:class="page"/>
          <draw:frame presentation:style-name="pr2" draw:text-style-name="P10"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1">
        <draw:frame presentation:style-name="pr3" draw:layer="layout" svg:width="25.199cm" svg:height="3.506cm" svg:x="1.4cm" svg:y="0.837cm" presentation:class="title">
          <draw:text-box>
            <text:p>Ruházkodás</text:p>
          </draw:text-box>
        </draw:frame>
        <draw:frame presentation:style-name="pr4" draw:layer="layout" svg:width="25.199cm" svg:height="12.179cm" svg:x="1.4cm" svg:y="4.914cm" presentation:class="outline">
          <draw:text-box>
            <text:list text:style-name="L2">
              <text:list-item>
                <text:p>A királynő nem luxust űz, hanem egy olyan tevékenységet, amely pár száz éve még hétköznapi női elfoglaltság volt.</text:p>
              </text:list-item>
              <text:list-item>
                <text:p>A nyáron megtermelt anyagokat ősszel betakarították és télen nekiláttak a feldolgozásnak. Hideg téli napokon a természeti munkák megfogyatkoznak, a királynő ekkor – véleményem szerint – fon.</text:p>
              </text:list-item>
              <text:list-item>
                <text:p>Feltételezésem okai: a következő szimbólumok: fonal, orsó.</text:p>
              </text:list-item>
            </text:list>
          </draw:text-box>
        </draw:frame>
        <presentation:notes draw:style-name="dp2">
          <draw:page-thumbnail draw:style-name="gr1" draw:layer="layout" svg:width="13.968cm" svg:height="10.476cm" svg:x="3.81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1">
        <draw:frame presentation:style-name="pr3" draw:layer="layout" svg:width="25.199cm" svg:height="3.506cm" svg:x="1.4cm" svg:y="0.837cm" presentation:class="title">
          <draw:text-box>
            <text:p>Párkák</text:p>
          </draw:text-box>
        </draw:frame>
        <draw:frame presentation:style-name="pr4" draw:layer="layout" svg:width="25.199cm" svg:height="12.179cm" svg:x="1.4cm" svg:y="4.914cm" presentation:class="outline">
          <draw:text-box>
            <text:list text:style-name="L2">
              <text:list-item>
                <text:p>A három ősi boszorka az élet fonalát sodorja.</text:p>
              </text:list-item>
              <text:list-item>
                <text:p>Az egyik a szöszt adja, a másik sodorja, a harmadik a fonalat elvgja</text:p>
              </text:list-item>
              <text:list-item>
                <text:p>Gubanc, tekervény, sodrat, fonal, szövet, textil...</text:p>
              </text:list-item>
              <text:list-item>
                <text:p>Az ablaknál fonó királynő előrevetíti a jövő történéseit: hófehérke “gubancba” keveredik, az élet messzire “sodorja”. Ebben a kon”textus”ban a királynő egy párka, ábrándokat “sző”. A mostoha “fon”dorlatos, a történet “fonala” “tekervényes”.</text:p>
              </text:list-item>
            </text:list>
          </draw:text-box>
        </draw:frame>
        <presentation:notes draw:style-name="dp2">
          <draw:page-thumbnail draw:style-name="gr1" draw:layer="layout" svg:width="13.968cm" svg:height="10.476cm" svg:x="3.81cm" svg:y="2.123cm" draw:page-number="47" presentation:class="page"/>
          <draw:frame presentation:style-name="pr2" draw:text-style-name="P10"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1">
        <draw:frame presentation:style-name="pr3" draw:layer="layout" svg:width="25.199cm" svg:height="3.506cm" svg:x="1.4cm" svg:y="0.837cm" presentation:class="title">
          <draw:text-box>
            <text:p>DNS</text:p>
          </draw:text-box>
        </draw:frame>
        <draw:frame presentation:style-name="pr4" draw:layer="layout" svg:width="25.199cm" svg:height="12.179cm" svg:x="1.4cm" svg:y="4.914cm" presentation:class="outline" presentation:user-transformed="true">
          <draw:text-box>
            <text:list text:style-name="L2">
              <text:list-item>
                <text:p>Kettős spirál ami az élet kialakításához szükséges információt hordozza. Egyetlen sejtben (megtermékenyült pete) a sejtmagon belül a teljes kifejlett szervezet felépítéséher szükséges teljes információmennyiség benne van. + képes a változó környezetre reagálni.</text:p>
              </text:list-item>
              <text:list-item>
                <text:p>Egy fonat, mely időről időre összehúzódik és kitárul. Összegubancolódik vagy “kiegyenesedik”. Olykor tárolási üzemmódban van, megmerevedik, védekezik, olykor olvasásiban, ilyenkor ellágyul, működésbe lép, kibontja szerkezetét.</text:p>
              </text:list-item>
            </text:list>
          </draw:text-box>
        </draw:frame>
        <presentation:notes draw:style-name="dp2">
          <draw:page-thumbnail draw:style-name="gr1" draw:layer="layout" svg:width="13.968cm" svg:height="10.476cm" svg:x="3.81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1">
        <draw:frame presentation:style-name="pr3" draw:layer="layout" svg:width="25.199cm" svg:height="3.506cm" svg:x="1.4cm" svg:y="0.837cm" presentation:class="title">
          <draw:text-box>
            <text:p>Köldökzsinór</text:p>
          </draw:text-box>
        </draw:frame>
        <draw:frame presentation:style-name="pr4" draw:layer="layout" svg:width="25.199cm" svg:height="12.179cm" svg:x="1.4cm" svg:y="4.914cm" presentation:class="outline" presentation:user-transformed="true">
          <draw:text-box>
            <text:list text:style-name="L2">
              <text:list-item>
                <text:p>A látható biológiai szál, mely fizikailag összeköti anyát gyermekével.</text:p>
              </text:list-item>
              <text:list-item>
                <text:p>Az anyának is van köldöke, a lánygyermeknek méhe, mutatva a végtelen láncolatot – Matrjoska baba hasonlat</text:p>
              </text:list-item>
              <text:list-item>
                <text:p/>
              </text:list-item>
              <text:list-item>
                <text:p>Ha szaporosásbiológiailag vizsgáljuk meg a mese mondanivalóját, ismét érdekes dolgot találunk: A királynő, aki egy nőstény, épp az ablaknál “hímez”. (A hímpor, hímzés díszítő jellege a hím állatok díszességére utal, igy jogos a feltételezés)</text:p>
              </text:list-item>
            </text:list>
          </draw:text-box>
        </draw:frame>
        <presentation:notes draw:style-name="dp2">
          <draw:page-thumbnail draw:style-name="gr1" draw:layer="layout" svg:width="13.968cm" svg:height="10.476cm" svg:x="3.81cm" svg:y="2.123cm" draw:page-number="49" presentation:class="page"/>
          <draw:frame presentation:style-name="pr2"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1">
        <draw:frame presentation:style-name="pr3" draw:layer="layout" svg:width="25.199cm" svg:height="3.506cm" svg:x="0.963cm" svg:y="0.81cm" presentation:class="title" presentation:user-transformed="true">
          <draw:text-box>
            <text:p>A vércsepp, a vérvonal</text:p>
          </draw:text-box>
        </draw:frame>
        <draw:frame presentation:style-name="pr4" draw:text-style-name="P9" draw:layer="layout" svg:width="25.199cm" svg:height="16.15cm" svg:x="1.402cm" svg:y="3.916cm" presentation:class="outline" presentation:user-transformed="true">
          <draw:text-box>
            <text:list text:style-name="L2">
              <text:list-item>
                <text:p>Az orsó csak a mesekönyvekben néz ki úgy ahogy. Az ősi orsók, amely időből a történet is származik, nem rokkán voltak, hanem önmagukban használhatóak voltak. Ez egy hosszúkás szerszám, egy 15-20 cm-es “rudacska” egyik végén egy “bumszlival”, ami elhegyesedik. Megszúrni valakit viszont csak a másik végéről lehet… Phallikus szimbólumnak is nevezhetnénk.</text:p>
              </text:list-item>
              <text:list-item>
                <text:p>1 csepp vér hull az orsó nyomán, és ez az alábbiakra enged következtetni: 1., Nem ért vénát, 2., röviddel az orsó behatolása után elmaradt a vérzése, 3., esetlegesen először szúrta meg orsó, és ez kevés vér elfolyásával járt.</text:p>
              </text:list-item>
            </text:list>
          </draw:text-box>
        </draw:frame>
        <presentation:notes draw:style-name="dp2">
          <draw:page-thumbnail draw:style-name="gr1" draw:layer="layout" svg:width="13.968cm" svg:height="10.476cm" svg:x="3.81cm" svg:y="2.123cm" draw:page-number="50" presentation:class="page"/>
          <draw:frame presentation:style-name="pr2"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1">
        <draw:frame presentation:style-name="pr3" draw:layer="layout" svg:width="25.199cm" svg:height="3.506cm" svg:x="1.4cm" svg:y="0.837cm" presentation:class="title">
          <draw:text-box>
            <text:p>Utak</text:p>
          </draw:text-box>
        </draw:frame>
        <draw:frame presentation:style-name="pr4" draw:layer="layout" svg:width="25.199cm" svg:height="12.179cm" svg:x="1.4cm" svg:y="4.914cm" presentation:class="outline">
          <draw:text-box>
            <text:list text:style-name="L2">
              <text:list-item>
                <text:p>Lárvaállapot: hófehérke, herceg</text:p>
              </text:list-item>
              <text:list-item>
                <text:p>Női út, férfi út – egyedi út, de megfeleltethető</text:p>
              </text:list-item>
              <text:list-item>
                <text:p>Felisút-leisút – minden állapotból el lehet mozdulni, mindegyiknek vannak jellemzői. A mese kisarkítja a karakterek megítélését, de egyben rávilágít, nincs abszolút jó és rossz, ez nézőpont, “viszony” kérdése. A viszonylatok határozzák meg a lehetleges elmozdulási irányokat.</text:p>
              </text:list-item>
              <text:list-item>
                <text:p>Horizontális, vertikális utak, személyiségfejlődés</text:p>
              </text:list-item>
            </text:list>
          </draw:text-box>
        </draw:frame>
        <presentation:notes draw:style-name="dp2">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1">
        <draw:frame presentation:style-name="pr3" draw:layer="layout" svg:width="25.199cm" svg:height="3.506cm" svg:x="1.4cm" svg:y="0.837cm" presentation:class="title">
          <draw:text-box>
            <text:p>Helyszín – Erdő</text:p>
          </draw:text-box>
        </draw:frame>
        <draw:frame presentation:style-name="pr4" draw:layer="layout" svg:width="25.199cm" svg:height="12.179cm" svg:x="1.4cm" svg:y="4.914cm" presentation:class="outline">
          <draw:text-box>
            <text:list text:style-name="L2">
              <text:list-item>
                <text:p>Elképzelés?</text:p>
              </text:list-item>
            </text:list>
          </draw:text-box>
        </draw:frame>
        <presentation:notes draw:style-name="dp2">
          <draw:page-thumbnail draw:style-name="gr1" draw:layer="layout" svg:width="13.968cm" svg:height="10.476cm" svg:x="3.81cm" svg:y="2.123cm" draw:page-number="52" presentation:class="page"/>
          <draw:frame presentation:style-name="pr2" draw:text-style-name="P10"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1">
        <draw:frame presentation:style-name="pr3" draw:layer="layout" svg:width="25.199cm" svg:height="3.506cm" svg:x="1.4cm" svg:y="0.837cm" presentation:class="title">
          <draw:text-box>
            <text:p>Helyszín - otthon</text:p>
          </draw:text-box>
        </draw:frame>
        <draw:frame presentation:style-name="pr4" draw:layer="layout" svg:width="25.199cm" svg:height="12.179cm" svg:x="1.4cm" svg:y="4.914cm" presentation:class="outline">
          <draw:text-box>
            <text:list text:style-name="L2">
              <text:list-item>
                <text:p>Elképzelés?</text:p>
              </text:list-item>
              <text:list-item>
                <text:p>Fehérvár – Feketevár</text:p>
              </text:list-item>
            </text:list>
          </draw:text-box>
        </draw:frame>
        <presentation:notes draw:style-name="dp2">
          <draw:page-thumbnail draw:style-name="gr1" draw:layer="layout" svg:width="13.968cm" svg:height="10.476cm" svg:x="3.81cm" svg:y="2.123cm" draw:page-number="53" presentation:class="page"/>
          <draw:frame presentation:style-name="pr2"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1">
        <draw:frame presentation:style-name="pr3" draw:layer="layout" svg:width="25.199cm" svg:height="3.506cm" svg:x="1.4cm" svg:y="0.837cm" presentation:class="title">
          <draw:text-box>
            <text:list text:style-name="L1">
              <text:list-header>
                <text:p>Hófehérke</text:p>
              </text:list-header>
            </text:list>
          </draw:text-box>
        </draw:frame>
        <draw:frame presentation:style-name="pr4" draw:layer="layout" svg:width="25.199cm" svg:height="12.179cm" svg:x="1.4cm" svg:y="4.914cm" presentation:class="outline">
          <draw:text-box>
            <text:list text:style-name="L2">
              <text:list-item>
                <text:p>Elképzelés?</text:p>
              </text:list-item>
              <text:list-item>
                <text:p>Naív de tiszta</text:p>
              </text:list-item>
              <text:list-item>
                <text:p>Oktondi: újonc a világban, mit sem sejt a mostoha és a vadász ármánykodásáról. Világnézetileg felkészületlen, sok tanulás vár még rá.</text:p>
              </text:list-item>
              <text:list-item>
                <text:p>Gyönge: Az útjáról nem ő, hanem nagyobb erők és érdekek döntenek. Ő maga csak csapong.</text:p>
              </text:list-item>
              <text:list-item>
                <text:p>Létének beteljesedése a Királynő karakter, ennek eléréséhez meg kell találnia a herceget.</text:p>
              </text:list-item>
              <text:list-item>
                <text:p>De oda a sötét erdőn keresztül vezet az út. Ha elbukik, maga is mostohává válik.</text:p>
              </text:list-item>
            </text:list>
          </draw:text-box>
        </draw:frame>
        <presentation:notes draw:style-name="dp2">
          <draw:page-thumbnail draw:style-name="gr1" draw:layer="layout" svg:width="13.968cm" svg:height="10.476cm" svg:x="3.81cm" svg:y="2.123cm" draw:page-number="54" presentation:class="page"/>
          <draw:frame presentation:style-name="pr2"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1">
        <draw:frame presentation:style-name="pr3" draw:layer="layout" svg:width="25.199cm" svg:height="3.506cm" svg:x="1.4cm" svg:y="0.837cm" presentation:class="title">
          <draw:text-box>
            <text:p>Herceg</text:p>
          </draw:text-box>
        </draw:frame>
        <draw:frame presentation:style-name="pr4" draw:layer="layout" svg:width="25.199cm" svg:height="12.179cm" svg:x="1.4cm" svg:y="4.914cm" presentation:class="outline">
          <draw:text-box>
            <text:list text:style-name="L2">
              <text:list-item>
                <text:p>Elképzelés?</text:p>
              </text:list-item>
              <text:list-item>
                <text:p>Férfi út lárvaállapota: A mese említést sem tesz róla, mintha nem is létezne.</text:p>
              </text:list-item>
              <text:list-item>
                <text:p>Az erdőben bukkan fel, abban az erdőben ahol a vadász hófehérkét helyben hagyta. Felmerülhet a gyanú, hogy mit keresett a herceg az erdőben. Nyilván egy hófehérkét, de akkor mi különbözteti meg a vadásztól?</text:p>
              </text:list-item>
            </text:list>
          </draw:text-box>
        </draw:frame>
        <presentation:notes draw:style-name="dp2">
          <draw:page-thumbnail draw:style-name="gr1" draw:layer="layout" svg:width="13.968cm" svg:height="10.476cm" svg:x="3.81cm" svg:y="2.123cm" draw:page-number="55" presentation:class="page"/>
          <draw:frame presentation:style-name="pr2"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1">
        <draw:frame presentation:style-name="pr3" draw:layer="layout" svg:width="25.199cm" svg:height="3.506cm" svg:x="1.4cm" svg:y="0.837cm" presentation:class="title">
          <draw:text-box>
            <text:p>Mostoha</text:p>
          </draw:text-box>
        </draw:frame>
        <draw:frame presentation:style-name="pr4" draw:layer="layout" svg:width="25.199cm" svg:height="12.179cm" svg:x="1.4cm" svg:y="4.914cm" presentation:class="outline">
          <draw:text-box>
            <text:list text:style-name="L2">
              <text:list-item>
                <text:p>Elképzelés?</text:p>
              </text:list-item>
              <text:list-item>
                <text:p>Női sötét oldal. Fő probléma, hogy gonosz, önző, magával törődő, minden mással “mostoha”.</text:p>
              </text:list-item>
              <text:list-item>
                <text:p>Szép, a legszebb. Ezt idővel elveszíti.</text:p>
              </text:list-item>
              <text:list-item>
                <text:p>Okos, tudományokban jártas (“boszorkányságban”). Ezt a tudását gonosz célokra használja.</text:p>
              </text:list-item>
              <text:list-item>
                <text:p>Tisztán látó, már nem naív, tisztában van az igazsággal (igazmondó tükre van). De ezzel nem néz szembe, (összetöri azt), illúziókba ringatja magát (a vadász átveri) vagy szembemegy a valósággal (hófehérkét mérgezi)</text:p>
              </text:list-item>
              <text:list-item>
                <text:p>Hatalmi pozícióban van (királynő)</text:p>
              </text:list-item>
              <text:list-item>
                <text:p>Vannak boldog pillanatai, de összességében nem lehet boldognak nevezni.</text:p>
              </text:list-item>
            </text:list>
          </draw:text-box>
        </draw:frame>
        <presentation:notes draw:style-name="dp2">
          <draw:page-thumbnail draw:style-name="gr1" draw:layer="layout" svg:width="13.968cm" svg:height="10.476cm" svg:x="3.81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1">
        <draw:frame presentation:style-name="pr3" draw:layer="layout" svg:width="25.199cm" svg:height="3.506cm" svg:x="1.4cm" svg:y="0.837cm" presentation:class="title">
          <draw:text-box>
            <text:p>Vadász</text:p>
          </draw:text-box>
        </draw:frame>
        <draw:frame presentation:style-name="pr4" draw:layer="layout" svg:width="25.199cm" svg:height="12.179cm" svg:x="1.4cm" svg:y="4.914cm" presentation:class="outline">
          <draw:text-box>
            <text:list text:style-name="L2">
              <text:list-item>
                <text:p>Elképzelés?</text:p>
              </text:list-item>
              <text:list-item>
                <text:p>A férfi sötét oldala. Szintén “mostoha”</text:p>
              </text:list-item>
              <text:list-item>
                <text:p>Tapasztalt, úttalan utakon jár, eligazodik a sötét erdőben, az alvilágban. Mégis, egy nő zárja végül börtönbe. Ott is marad, a sötétség rabja lesz.</text:p>
              </text:list-item>
              <text:list-item>
                <text:p>Férfias: vadakkal kűzd meg, fegyvere van (phallikus szimbólumként) Sajnos ezúttal nem méltó ellenfelet választ, védtelen gyermeket is majdnem megsebesít, mert nem áll azonnal ellen a gonosz felkérésnek.</text:p>
              </text:list-item>
              <text:list-item>
                <text:p>Amor nyila: szerelemben járatos, mégis úgy tűnik, egyedül van senkinek sem hiányzik se felbukkanása előtt, se utána.</text:p>
              </text:list-item>
              <text:list-item>
                <text:p>Csak egy “disznó” szívét tudja megszerezni</text:p>
              </text:list-item>
              <text:list-item>
                <text:p>Boldogtalan fantom, kósza kísértet</text:p>
              </text:list-item>
            </text:list>
          </draw:text-box>
        </draw:frame>
        <presentation:notes draw:style-name="dp2">
          <draw:page-thumbnail draw:style-name="gr1" draw:layer="layout" svg:width="13.968cm" svg:height="10.476cm" svg:x="3.81cm" svg:y="2.123cm" draw:page-number="57" presentation:class="page"/>
          <draw:frame presentation:style-name="pr2"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1">
        <draw:frame presentation:style-name="pr3" draw:layer="layout" svg:width="25.199cm" svg:height="3.506cm" svg:x="1.4cm" svg:y="0.837cm" presentation:class="title">
          <draw:text-box>
            <text:p>Királynő</text:p>
          </draw:text-box>
        </draw:frame>
        <draw:frame presentation:style-name="pr4" draw:layer="layout" svg:width="25.199cm" svg:height="12.179cm" svg:x="1.4cm" svg:y="4.914cm" presentation:class="outline">
          <draw:text-box>
            <text:list text:style-name="L2">
              <text:list-item>
                <text:p>Elképzelés?</text:p>
              </text:list-item>
              <text:list-item>
                <text:p>A nő ragyogó oldala</text:p>
              </text:list-item>
              <text:list-item>
                <text:p>Az ablak szimbólum mutatja, hogy befogadó. Belső világa nyitott a külvilág felé. A fény beáramlása. Fényből sző.</text:p>
              </text:list-item>
              <text:list-item>
                <text:p>Illuzórikus. Az ábrándjai vezérlik, nem figyel oda mit tesz így megsebesíti magát.</text:p>
              </text:list-item>
              <text:list-item>
                <text:p>Önfeláldozó. Túlságosan is, belepusztul, helyét a sötét oldal veszi át.</text:p>
              </text:list-item>
            </text:list>
          </draw:text-box>
        </draw:frame>
        <presentation:notes draw:style-name="dp2">
          <draw:page-thumbnail draw:style-name="gr1" draw:layer="layout" svg:width="13.968cm" svg:height="10.476cm" svg:x="3.81cm" svg:y="2.123cm" draw:page-number="58" presentation:class="page"/>
          <draw:frame presentation:style-name="pr2"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1">
        <draw:frame presentation:style-name="pr3" draw:layer="layout" svg:width="25.199cm" svg:height="3.506cm" svg:x="1.4cm" svg:y="0.837cm" presentation:class="title">
          <draw:text-box>
            <text:p>Király</text:p>
          </draw:text-box>
        </draw:frame>
        <draw:frame presentation:style-name="pr4" draw:layer="layout" svg:width="25.199cm" svg:height="12.179cm" svg:x="1.4cm" svg:y="4.914cm" presentation:class="outline">
          <draw:text-box>
            <text:list text:style-name="L2">
              <text:list-item>
                <text:p>Elképzelés?</text:p>
              </text:list-item>
              <text:list-item>
                <text:p>Szeretetteljes</text:p>
              </text:list-item>
              <text:list-item>
                <text:p>Az örök hó, a fény birodalmának királya. Megvilágosodottként tudhatja, mi történik hófehérkével (a világosság szimbólumával) Tudhatja, hogy a fényt épp készül elnyelni a sötétség, mégsem tesz semmit. Nem harcol, mégis győz.</text:p>
              </text:list-item>
            </text:list>
          </draw:text-box>
        </draw:frame>
        <presentation:notes draw:style-name="dp2">
          <draw:page-thumbnail draw:style-name="gr1" draw:layer="layout" svg:width="13.968cm" svg:height="10.476cm" svg:x="3.81cm" svg:y="2.123cm" draw:page-number="59" presentation:class="page"/>
          <draw:frame presentation:style-name="pr2"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1">
        <draw:frame presentation:style-name="pr3" draw:layer="layout" svg:width="25.199cm" svg:height="3.506cm" svg:x="0.963cm" svg:y="0.81cm" presentation:class="title" presentation:user-transformed="true">
          <draw:text-box>
            <text:p>A börtön</text:p>
          </draw:text-box>
        </draw:frame>
        <draw:frame presentation:style-name="pr4" draw:text-style-name="P9" draw:layer="layout" svg:width="25.199cm" svg:height="16.15cm" svg:x="1.402cm" svg:y="3.916cm" presentation:class="outline" presentation:user-transformed="true">
          <draw:text-box>
            <text:list text:style-name="L2">
              <text:list-item>
                <text:p>Elképzelés?</text:p>
              </text:list-item>
              <text:list-item>
                <text:p>A mostoha börtönbe veti a szolgálatot megtagadó vadászt.</text:p>
              </text:list-item>
              <text:list-item>
                <text:p>Mind a vadász, mind a királyné mellékvágányra van állítva…</text:p>
              </text:list-item>
              <text:list-item>
                <text:p>Véleményem szerint a vadász-királyné kapcsolat azonos a király-mostoha kapcsolattal, csak a nemek és reakciók különböznek. Nem a vadász van börtönben, pusztán a vadász-börtön szimbólum számít. Avagy, ha a “vadász” van a királynő szívébe börtönözve, abba belehal, vagy valami hasonló…</text:p>
              </text:list-item>
            </text:list>
          </draw:text-box>
        </draw:frame>
        <presentation:notes draw:style-name="dp2">
          <draw:page-thumbnail draw:style-name="gr1" draw:layer="layout" svg:width="13.968cm" svg:height="10.476cm" svg:x="3.81cm" svg:y="2.123cm" draw:page-number="60" presentation:class="page"/>
          <draw:frame presentation:style-name="pr2"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1">
        <draw:frame presentation:style-name="pr3" draw:layer="layout" svg:width="25.199cm" svg:height="3.506cm" svg:x="1.4cm" svg:y="0.837cm" presentation:class="title">
          <draw:text-box>
            <text:p>Tükör</text:p>
          </draw:text-box>
        </draw:frame>
        <draw:frame presentation:style-name="pr4" draw:layer="layout" svg:width="25.199cm" svg:height="12.179cm" svg:x="1.4cm" svg:y="4.914cm" presentation:class="outline">
          <draw:text-box>
            <text:list text:style-name="L2">
              <text:list-item>
                <text:p>Elképzelés?</text:p>
              </text:list-item>
            </text:list>
          </draw:text-box>
        </draw:frame>
        <presentation:notes draw:style-name="dp2">
          <draw:page-thumbnail draw:style-name="gr1" draw:layer="layout" svg:width="13.968cm" svg:height="10.476cm" svg:x="3.81cm" svg:y="2.123cm" draw:page-number="61" presentation:class="page"/>
          <draw:frame presentation:style-name="pr2"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1">
        <draw:frame presentation:style-name="pr3" draw:layer="layout" svg:width="25.199cm" svg:height="3.506cm" svg:x="1.4cm" svg:y="0.837cm" presentation:class="title">
          <draw:text-box>
            <text:p>Bánya</text:p>
          </draw:text-box>
        </draw:frame>
        <draw:frame presentation:style-name="pr4" draw:layer="layout" svg:width="25.199cm" svg:height="12.179cm" svg:x="1.4cm" svg:y="4.914cm" presentation:class="outline">
          <draw:text-box>
            <text:list text:style-name="L2">
              <text:list-item>
                <text:p>Elképzelés?</text:p>
              </text:list-item>
              <text:list-item>
                <text:p>A sötét erdő mélyén egy sötét föld alatti üreg</text:p>
              </text:list-item>
              <text:list-item>
                <text:p>Nem kerül bemutatásra</text:p>
              </text:list-item>
              <text:list-item>
                <text:p>Feltehetően kincset rejt</text:p>
              </text:list-item>
              <text:list-item>
                <text:p>Megéri kockáztatni, megéri mélyre ásni...</text:p>
              </text:list-item>
            </text:list>
          </draw:text-box>
        </draw:frame>
        <presentation:notes draw:style-name="dp2">
          <draw:page-thumbnail draw:style-name="gr1" draw:layer="layout" svg:width="13.968cm" svg:height="10.476cm" svg:x="3.81cm" svg:y="2.123cm" draw:page-number="62"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2T18:18:23.809744553</meta:creation-date>
    <meta:generator>LibreOffice/5.2.7.2$Linux_X86_64 LibreOffice_project/20m0$Build-2</meta:generator>
    <dc:date>2018-07-04T19:40:25.354121319</dc:date>
    <meta:editing-duration>P1DT1H11M18S</meta:editing-duration>
    <meta:editing-cycles>140</meta:editing-cycles>
    <meta:document-statistic meta:object-count="651"/>
  </office:meta>
</office:document-meta>
</file>